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Text_20_body">
      <style:text-properties officeooo:paragraph-rsid="005e6eb9"/>
    </style:style>
    <style:style style:name="P12" style:family="paragraph" style:parent-style-name="Text_20_body">
      <style:text-properties officeooo:paragraph-rsid="005fc8a6"/>
    </style:style>
    <style:style style:name="P13" style:family="paragraph" style:parent-style-name="Text_20_body">
      <style:text-properties officeooo:paragraph-rsid="0060822e"/>
    </style:style>
    <style:style style:name="P14" style:family="paragraph" style:parent-style-name="Text_20_body">
      <style:text-properties officeooo:paragraph-rsid="006236be"/>
    </style:style>
    <style:style style:name="P15" style:family="paragraph" style:parent-style-name="Text_20_body">
      <style:text-properties officeooo:paragraph-rsid="006b82cb"/>
    </style:style>
    <style:style style:name="P16" style:family="paragraph" style:parent-style-name="Text_20_body">
      <style:text-properties officeooo:paragraph-rsid="006c2c40"/>
    </style:style>
    <style:style style:name="P17" style:family="paragraph" style:parent-style-name="Text_20_body">
      <style:paragraph-properties fo:text-align="center" style:justify-single-word="false"/>
      <style:text-properties officeooo:paragraph-rsid="006c2c40"/>
    </style:style>
    <style:style style:name="P18" style:family="paragraph" style:parent-style-name="Text_20_body">
      <style:text-properties officeooo:paragraph-rsid="006c8658"/>
    </style:style>
    <style:style style:name="P19" style:family="paragraph" style:parent-style-name="Text_20_body">
      <style:text-properties officeooo:paragraph-rsid="006de052"/>
    </style:style>
    <style:style style:name="P20" style:family="paragraph" style:parent-style-name="Text_20_body">
      <style:text-properties officeooo:paragraph-rsid="006e2449"/>
    </style:style>
    <style:style style:name="P21" style:family="paragraph" style:parent-style-name="Text_20_body">
      <style:text-properties officeooo:paragraph-rsid="00766915"/>
    </style:style>
    <style:style style:name="P22" style:family="paragraph" style:parent-style-name="Text_20_body">
      <style:text-properties officeooo:paragraph-rsid="007d5639"/>
    </style:style>
    <style:style style:name="P23" style:family="paragraph" style:parent-style-name="Text_20_body">
      <style:text-properties officeooo:paragraph-rsid="008bc171"/>
    </style:style>
    <style:style style:name="P24" style:family="paragraph" style:parent-style-name="Text_20_body">
      <style:text-properties officeooo:paragraph-rsid="009494b1"/>
    </style:style>
    <style:style style:name="P25" style:family="paragraph" style:parent-style-name="Text_20_body">
      <style:text-properties officeooo:paragraph-rsid="0094d8d9"/>
    </style:style>
    <style:style style:name="P26" style:family="paragraph" style:parent-style-name="Text_20_body">
      <style:text-properties officeooo:paragraph-rsid="009a5a2a"/>
    </style:style>
    <style:style style:name="P27" style:family="paragraph" style:parent-style-name="Text_20_body">
      <style:text-properties officeooo:paragraph-rsid="009c4c4d"/>
    </style:style>
    <style:style style:name="P28" style:family="paragraph" style:parent-style-name="Text_20_body">
      <style:text-properties officeooo:paragraph-rsid="00a1ace6"/>
    </style:style>
    <style:style style:name="P29" style:family="paragraph" style:parent-style-name="Text_20_body">
      <style:text-properties officeooo:paragraph-rsid="00aaac02"/>
    </style:style>
    <style:style style:name="P30" style:family="paragraph" style:parent-style-name="Text_20_body">
      <style:text-properties officeooo:paragraph-rsid="00b09de6"/>
    </style:style>
    <style:style style:name="P31" style:family="paragraph" style:parent-style-name="Text_20_body">
      <style:text-properties officeooo:paragraph-rsid="00b39899"/>
    </style:style>
    <style:style style:name="P32" style:family="paragraph" style:parent-style-name="Text_20_body">
      <style:text-properties officeooo:paragraph-rsid="00c38124"/>
    </style:style>
    <style:style style:name="P33" style:family="paragraph" style:parent-style-name="Text_20_body">
      <style:text-properties officeooo:paragraph-rsid="00c4ad28"/>
    </style:style>
    <style:style style:name="P34" style:family="paragraph" style:parent-style-name="Text_20_body">
      <style:text-properties officeooo:paragraph-rsid="00c595a4"/>
    </style:style>
    <style:style style:name="P35" style:family="paragraph" style:parent-style-name="Text_20_body">
      <style:text-properties officeooo:paragraph-rsid="00c5a1c7"/>
    </style:style>
    <style:style style:name="P36" style:family="paragraph" style:parent-style-name="Text_20_body">
      <style:text-properties officeooo:paragraph-rsid="00c96220"/>
    </style:style>
    <style:style style:name="P37" style:family="paragraph" style:parent-style-name="Text_20_body">
      <style:text-properties officeooo:paragraph-rsid="00ca7c42"/>
    </style:style>
    <style:style style:name="P38" style:family="paragraph" style:parent-style-name="Text_20_body">
      <style:text-properties officeooo:paragraph-rsid="00cab2b0"/>
    </style:style>
    <style:style style:name="P39" style:family="paragraph" style:parent-style-name="Text_20_body">
      <style:text-properties officeooo:paragraph-rsid="00cca6b6"/>
    </style:style>
    <style:style style:name="P40" style:family="paragraph" style:parent-style-name="Text_20_body">
      <style:text-properties officeooo:paragraph-rsid="00d25253"/>
    </style:style>
    <style:style style:name="P41" style:family="paragraph" style:parent-style-name="Heading_20_3">
      <style:text-properties officeooo:paragraph-rsid="000f50f9"/>
    </style:style>
    <style:style style:name="P42" style:family="paragraph" style:parent-style-name="Heading_20_3">
      <style:paragraph-properties fo:text-align="center" style:justify-single-word="false"/>
      <style:text-properties officeooo:paragraph-rsid="000f50f9"/>
    </style:style>
    <style:style style:name="P4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4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4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46" style:family="paragraph" style:parent-style-name="Text_20_body">
      <style:paragraph-properties fo:margin-left="0in" fo:margin-right="0in" fo:text-indent="0in" style:auto-text-indent="false"/>
      <style:text-properties fo:language="none" fo:country="none" officeooo:rsid="0054a5ca" officeooo:paragraph-rsid="00697906" style:language-asian="none" style:country-asian="none"/>
    </style:style>
    <style:style style:name="P47"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70ba87" style:language-asian="none" style:country-asian="none" style:font-style-asian="normal" style:font-style-complex="normal"/>
    </style:style>
    <style:style style:name="P48"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6ee34e" style:language-asian="none" style:country-asian="none" style:font-style-asian="normal" style:font-style-complex="normal"/>
    </style:style>
    <style:style style:name="P49"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844015" style:language-asian="none" style:country-asian="none" style:font-style-asian="normal" style:font-style-complex="normal"/>
    </style:style>
    <style:style style:name="P50"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6dc91" style:language-asian="none" style:country-asian="none" style:font-style-asian="normal" style:font-style-complex="normal"/>
    </style:style>
    <style:style style:name="P51" style:family="paragraph" style:parent-style-name="Text_20_body">
      <style:paragraph-properties fo:margin-left="0in" fo:margin-right="0in" fo:text-align="start" style:justify-single-word="false" fo:text-indent="0in" style:auto-text-indent="false"/>
      <style:text-properties fo:language="none" fo:country="none" fo:font-style="normal" officeooo:rsid="0054a5ca" officeooo:paragraph-rsid="009e5d60" style:language-asian="none" style:country-asian="none" style:font-style-asian="normal" style:font-style-complex="normal"/>
    </style:style>
    <style:style style:name="P52"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53" style:family="paragraph" style:parent-style-name="Text_20_body">
      <style:paragraph-properties fo:margin-left="0in" fo:margin-right="0in" fo:text-align="start" style:justify-single-word="false" fo:text-indent="0in" style:auto-text-indent="false"/>
      <style:text-properties fo:language="ru" fo:country="RU" fo:font-style="normal" officeooo:rsid="0054a5ca" officeooo:paragraph-rsid="00c7b5a4" style:language-asian="none" style:country-asian="none" style:font-style-asian="normal" style:language-complex="hi" style:country-complex="IN" style:font-style-complex="normal"/>
    </style:style>
    <style:style style:name="P54" style:family="paragraph" style:parent-style-name="Text_20_body">
      <style:paragraph-properties fo:margin-left="0.9846in" fo:margin-right="0in" fo:text-indent="0in" style:auto-text-indent="false"/>
    </style:style>
    <style:style style:name="P55" style:family="paragraph" style:parent-style-name="Text_20_body">
      <style:paragraph-properties fo:margin-left="0.9846in" fo:margin-right="0in" fo:text-indent="0in" style:auto-text-indent="false"/>
      <style:text-properties officeooo:paragraph-rsid="0029820e"/>
    </style:style>
    <style:style style:name="P56" style:family="paragraph" style:parent-style-name="Text_20_body">
      <style:paragraph-properties fo:margin-left="0.9846in" fo:margin-right="0in" fo:text-indent="0in" style:auto-text-indent="false"/>
      <style:text-properties officeooo:paragraph-rsid="002eadc6"/>
    </style:style>
    <style:style style:name="P57" style:family="paragraph" style:parent-style-name="Text_20_body">
      <style:paragraph-properties fo:margin-left="0.9846in" fo:margin-right="0in" fo:text-indent="0in" style:auto-text-indent="false"/>
      <style:text-properties officeooo:paragraph-rsid="00388490"/>
    </style:style>
    <style:style style:name="P58" style:family="paragraph" style:parent-style-name="Text_20_body">
      <style:paragraph-properties fo:margin-left="0.9846in" fo:margin-right="0in" fo:text-indent="0in" style:auto-text-indent="false"/>
      <style:text-properties officeooo:paragraph-rsid="003b455e"/>
    </style:style>
    <style:style style:name="P59" style:family="paragraph" style:parent-style-name="Text_20_body">
      <style:paragraph-properties fo:margin-left="0.9846in" fo:margin-right="0in" fo:text-indent="0in" style:auto-text-indent="false"/>
      <style:text-properties officeooo:paragraph-rsid="0052143e"/>
    </style:style>
    <style:style style:name="P60" style:family="paragraph" style:parent-style-name="Text_20_body">
      <style:paragraph-properties fo:margin-left="0.9846in" fo:margin-right="0in" fo:text-indent="0in" style:auto-text-indent="false"/>
      <style:text-properties officeooo:paragraph-rsid="006de052"/>
    </style:style>
    <style:style style:name="P61" style:family="paragraph" style:parent-style-name="Text_20_body">
      <style:paragraph-properties fo:margin-left="0.9846in" fo:margin-right="0in" fo:text-indent="0in" style:auto-text-indent="false"/>
      <style:text-properties officeooo:paragraph-rsid="00c595a4"/>
    </style:style>
    <style:style style:name="P62" style:family="paragraph" style:parent-style-name="Text_20_body">
      <style:paragraph-properties fo:margin-left="0.9846in" fo:margin-right="0in" fo:text-indent="0in" style:auto-text-indent="false"/>
      <style:text-properties officeooo:paragraph-rsid="00c5a1c7"/>
    </style:style>
    <style:style style:name="P63" style:family="paragraph" style:parent-style-name="Text_20_body">
      <style:paragraph-properties fo:margin-left="0.9846in" fo:margin-right="0in" fo:text-indent="0in" style:auto-text-indent="false"/>
      <style:text-properties officeooo:paragraph-rsid="00c96220"/>
    </style:style>
    <style:style style:name="P64" style:family="paragraph" style:parent-style-name="Text_20_body">
      <style:paragraph-properties fo:margin-left="0.9846in" fo:margin-right="0in" fo:text-indent="0in" style:auto-text-indent="false"/>
      <style:text-properties officeooo:paragraph-rsid="00ca7c42"/>
    </style:style>
    <style:style style:name="P65" style:family="paragraph" style:parent-style-name="Text_20_body">
      <style:paragraph-properties fo:margin-left="0.9846in" fo:margin-right="0in" fo:text-indent="0in" style:auto-text-indent="false"/>
      <style:text-properties officeooo:paragraph-rsid="00cab2b0"/>
    </style:style>
    <style:style style:name="P66" style:family="paragraph" style:parent-style-name="Text_20_body">
      <style:paragraph-properties fo:margin-left="0.9846in" fo:margin-right="0in" fo:text-indent="0in" style:auto-text-indent="false"/>
      <style:text-properties officeooo:rsid="00cab2b0" officeooo:paragraph-rsid="00cab2b0"/>
    </style:style>
    <style:style style:name="P67" style:family="paragraph" style:parent-style-name="Text_20_body">
      <style:paragraph-properties fo:margin-left="0.9846in" fo:margin-right="0in" fo:text-indent="0in" style:auto-text-indent="false"/>
      <style:text-properties officeooo:paragraph-rsid="00ce3615"/>
    </style:style>
    <style:style style:name="P68" style:family="paragraph" style:parent-style-name="indent-big">
      <style:paragraph-properties fo:text-align="start" style:justify-single-word="false"/>
      <style:text-properties fo:language="none" fo:country="none" style:language-asian="none" style:country-asian="none"/>
    </style:style>
    <style:style style:name="P69"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70" style:family="paragraph" style:parent-style-name="indent-big">
      <style:paragraph-properties fo:margin-left="0in" fo:margin-right="0in" fo:text-align="start" style:justify-single-word="false" fo:text-indent="2.2402in" style:auto-text-indent="false"/>
      <style:text-properties fo:language="none" fo:country="none" officeooo:rsid="0054a5ca" officeooo:paragraph-rsid="0054a5ca" style:language-asian="none" style:country-asian="none"/>
    </style:style>
    <style:style style:name="P71"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6ee34e" style:language-asian="none" style:country-asian="none" style:font-style-asian="normal" style:font-style-complex="normal"/>
    </style:style>
    <style:style style:name="P72"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844015" style:language-asian="none" style:country-asian="none" style:font-style-asian="normal" style:font-style-complex="normal"/>
    </style:style>
    <style:style style:name="P73"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6dc91" style:language-asian="none" style:country-asian="none" style:font-style-asian="normal" style:font-style-complex="normal"/>
    </style:style>
    <style:style style:name="P74" style:family="paragraph" style:parent-style-name="indent-big">
      <style:paragraph-properties fo:margin-left="0in" fo:margin-right="0in" fo:text-align="start" style:justify-single-word="false" fo:text-indent="2.2402in" style:auto-text-indent="false"/>
      <style:text-properties fo:language="none" fo:country="none" fo:font-style="normal" officeooo:rsid="0054a5ca" officeooo:paragraph-rsid="009e5d60" style:language-asian="none" style:country-asian="none" style:font-style-asian="normal" style:font-style-complex="normal"/>
    </style:style>
    <style:style style:name="P75"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ac8c2d" style:language-asian="none" style:country-asian="none" style:font-style-asian="normal" style:language-complex="hi" style:country-complex="IN" style:font-style-complex="normal"/>
    </style:style>
    <style:style style:name="P76"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bbee07" style:language-asian="none" style:country-asian="none" style:font-style-asian="normal" style:language-complex="hi" style:country-complex="IN" style:font-style-complex="normal"/>
    </style:style>
    <style:style style:name="P77"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78" style:family="paragraph" style:parent-style-name="indent-big">
      <style:paragraph-properties fo:margin-left="0in" fo:margin-right="0in" fo:text-align="start" style:justify-single-word="false" fo:text-indent="2.2402in" style:auto-text-indent="false"/>
      <style:text-properties fo:language="ru" fo:country="RU" fo:font-style="normal" officeooo:rsid="0054a5ca" officeooo:paragraph-rsid="00d4f64c" style:language-asian="none" style:country-asian="none" style:font-style-asian="normal" style:language-complex="hi" style:country-complex="IN" style:font-style-complex="normal"/>
    </style:style>
    <style:style style:name="P79" style:family="paragraph" style:parent-style-name="Text_20_body">
      <style:paragraph-properties fo:margin-left="0.4925in" fo:margin-right="0in" fo:text-indent="0in" style:auto-text-indent="false"/>
      <style:text-properties officeooo:paragraph-rsid="00388490"/>
    </style:style>
    <style:style style:name="P80" style:family="paragraph" style:parent-style-name="Text_20_body">
      <style:paragraph-properties fo:margin-left="0.4925in" fo:margin-right="0in" fo:text-indent="0in" style:auto-text-indent="false"/>
      <style:text-properties officeooo:paragraph-rsid="00c4ad28"/>
    </style:style>
    <style:style style:name="P81" style:family="paragraph" style:parent-style-name="Text_20_body">
      <style:paragraph-properties fo:margin-left="0.4925in" fo:margin-right="0in" fo:text-align="start" style:justify-single-word="false" fo:text-indent="0in" style:auto-text-indent="false"/>
      <style:text-properties fo:language="ru" fo:country="RU" fo:font-style="normal" officeooo:rsid="0054a5ca" officeooo:paragraph-rsid="00d006d1" style:language-asian="none" style:country-asian="none" style:font-style-asian="normal" style:language-complex="hi" style:country-complex="IN" style:font-style-complex="normal"/>
    </style:style>
    <style:style style:name="P82" style:family="paragraph" style:parent-style-name="Text_20_body" style:master-page-name="">
      <style:paragraph-properties style:page-number="auto" fo:break-before="auto" fo:break-after="auto"/>
      <style:text-properties fo:language="none" fo:country="none" officeooo:rsid="0054a5ca" officeooo:paragraph-rsid="0054a5ca" style:language-asian="none" style:country-asian="none"/>
    </style:style>
    <style:style style:name="P83" style:family="paragraph" style:parent-style-name="Text_20_body">
      <style:paragraph-properties fo:margin-left="1.4772in" fo:margin-right="0in" fo:text-indent="0in" style:auto-text-indent="false"/>
    </style:style>
    <style:style style:name="P84" style:family="paragraph" style:parent-style-name="Text_20_body">
      <style:paragraph-properties fo:margin-left="1.4772in" fo:margin-right="0in" fo:text-indent="0in" style:auto-text-indent="false"/>
      <style:text-properties officeooo:paragraph-rsid="006c8658"/>
    </style:style>
    <style:style style:name="P85" style:family="paragraph" style:parent-style-name="Text_20_body">
      <style:paragraph-properties fo:margin-left="2.4618in" fo:margin-right="0in" fo:text-indent="0in" style:auto-text-indent="false"/>
    </style:style>
    <style:style style:name="P86" style:family="paragraph" style:parent-style-name="Text_20_body">
      <style:paragraph-properties fo:margin-left="2.4618in" fo:margin-right="0in" fo:text-indent="0in" style:auto-text-indent="false"/>
      <style:text-properties officeooo:paragraph-rsid="006c2c40"/>
    </style:style>
    <style:style style:name="P87" style:family="paragraph" style:parent-style-name="Text_20_body_20__28_user_29_">
      <style:paragraph-properties fo:text-align="start" style:justify-single-word="false"/>
      <style:text-properties fo:language="none" fo:country="none" style:language-asian="none" style:country-asian="none"/>
    </style:style>
    <style:style style:name="P88" style:family="paragraph" style:parent-style-name="Text_20_body">
      <style:paragraph-properties fo:margin-left="1.9693in" fo:margin-right="0in" fo:text-indent="0in" style:auto-text-indent="false"/>
    </style:style>
    <style:style style:name="P89" style:family="paragraph" style:parent-style-name="Text_20_body">
      <style:paragraph-properties fo:margin-left="3.4465in" fo:margin-right="0in" fo:text-indent="0in" style:auto-text-indent="false"/>
      <style:text-properties officeooo:paragraph-rsid="00c4ad28"/>
    </style:style>
    <style:style style:name="P90" style:family="paragraph" style:parent-style-name="Text_20_body">
      <style:text-properties fo:font-weight="normal" style:font-weight-asian="normal" style:font-weight-complex="normal"/>
    </style:style>
    <style:style style:name="P91" style:family="paragraph" style:parent-style-name="Text_20_body">
      <style:paragraph-properties fo:margin-left="0in" fo:margin-right="0in" fo:text-align="start" style:justify-single-word="false" fo:text-indent="0in" style:auto-text-indent="false"/>
      <style:text-properties fo:language="ru" fo:country="RU" fo:font-style="normal" fo:font-weight="normal" officeooo:rsid="0054a5ca" officeooo:paragraph-rsid="00d4f64c" style:language-asian="none" style:country-asian="none" style:font-style-asian="normal" style:font-weight-asian="normal" style:language-complex="hi" style:country-complex="IN" style:font-style-complex="normal" style:font-weight-complex="normal"/>
    </style:style>
    <style:style style:name="P92" style:family="paragraph" style:parent-style-name="Heading_20_1">
      <style:text-properties fo:language="none" fo:country="none" style:language-asian="none" style:country-asian="none"/>
    </style:style>
    <style:style style:name="P93" style:family="paragraph" style:parent-style-name="indent-big">
      <style:paragraph-properties fo:margin-left="0in" fo:margin-right="0in" fo:text-align="start" style:justify-single-word="false" fo:text-indent="0in" style:auto-text-indent="false"/>
      <style:text-properties fo:language="ru" fo:country="RU" fo:font-style="normal" fo:font-weight="normal" officeooo:rsid="0054a5ca" officeooo:paragraph-rsid="00d4f64c" style:language-asian="none" style:country-asian="none" style:font-style-asian="normal" style:font-weight-asian="normal" style:language-complex="hi" style:country-complex="IN" style:font-style-complex="normal" style:font-weight-complex="normal"/>
    </style:style>
    <style:style style:name="P94" style:family="paragraph" style:parent-style-name="Heading_20_6" style:master-page-name="Standard">
      <style:paragraph-properties fo:text-align="start" style:justify-single-word="false"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fo:font-style="italic" officeooo:rsid="005fc8a6" style:font-style-asian="italic" style:font-style-complex="italic"/>
    </style:style>
    <style:style style:name="T3" style:family="text">
      <style:text-properties fo:font-style="italic" officeooo:rsid="006e2449" style:font-style-asian="italic" style:font-style-complex="italic"/>
    </style:style>
    <style:style style:name="T4" style:family="text">
      <style:text-properties fo:font-style="italic" officeooo:rsid="006edeb4" style:font-style-asian="italic" style:font-style-complex="italic"/>
    </style:style>
    <style:style style:name="T5" style:family="text">
      <style:text-properties fo:font-style="italic" officeooo:rsid="00766915" style:font-style-asian="italic" style:font-style-complex="italic"/>
    </style:style>
    <style:style style:name="T6" style:family="text">
      <style:text-properties fo:font-style="italic" officeooo:rsid="007b7f8f" style:font-style-asian="italic" style:font-style-complex="italic"/>
    </style:style>
    <style:style style:name="T7" style:family="text">
      <style:text-properties fo:font-style="italic" officeooo:rsid="007d5639" style:font-style-asian="italic" style:font-style-complex="italic"/>
    </style:style>
    <style:style style:name="T8" style:family="text">
      <style:text-properties fo:font-style="italic" officeooo:rsid="0089d02b" style:font-style-asian="italic" style:font-style-complex="italic"/>
    </style:style>
    <style:style style:name="T9" style:family="text">
      <style:text-properties fo:font-style="italic" officeooo:rsid="00937454" style:font-style-asian="italic" style:font-style-complex="italic"/>
    </style:style>
    <style:style style:name="T10" style:family="text">
      <style:text-properties fo:font-style="italic" officeooo:rsid="009494b1" style:font-style-asian="italic" style:font-style-complex="italic"/>
    </style:style>
    <style:style style:name="T11" style:family="text">
      <style:text-properties fo:font-style="italic" officeooo:rsid="00a1ace6"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05bb5"/>
    </style:style>
    <style:style style:name="T14" style:family="text">
      <style:text-properties officeooo:rsid="0010c590"/>
    </style:style>
    <style:style style:name="T15" style:family="text">
      <style:text-properties officeooo:rsid="001160b9"/>
    </style:style>
    <style:style style:name="T16" style:family="text">
      <style:text-properties officeooo:rsid="00131786"/>
    </style:style>
    <style:style style:name="T17" style:family="text">
      <style:text-properties officeooo:rsid="00132abb"/>
    </style:style>
    <style:style style:name="T18" style:family="text">
      <style:text-properties officeooo:rsid="0015451c"/>
    </style:style>
    <style:style style:name="T19" style:family="text">
      <style:text-properties officeooo:rsid="0015fe1b"/>
    </style:style>
    <style:style style:name="T20" style:family="text">
      <style:text-properties officeooo:rsid="0016ac27"/>
    </style:style>
    <style:style style:name="T21" style:family="text">
      <style:text-properties officeooo:rsid="0016d9c1"/>
    </style:style>
    <style:style style:name="T22" style:family="text">
      <style:text-properties officeooo:rsid="00177ea2"/>
    </style:style>
    <style:style style:name="T23" style:family="text">
      <style:text-properties officeooo:rsid="001a0ff3"/>
    </style:style>
    <style:style style:name="T24" style:family="text">
      <style:text-properties officeooo:rsid="001b1cea"/>
    </style:style>
    <style:style style:name="T25" style:family="text">
      <style:text-properties officeooo:rsid="001d3f43"/>
    </style:style>
    <style:style style:name="T26" style:family="text">
      <style:text-properties officeooo:rsid="001ee9d7"/>
    </style:style>
    <style:style style:name="T27" style:family="text">
      <style:text-properties officeooo:rsid="001f2dae"/>
    </style:style>
    <style:style style:name="T28" style:family="text">
      <style:text-properties officeooo:rsid="002029b4"/>
    </style:style>
    <style:style style:name="T29" style:family="text">
      <style:text-properties officeooo:rsid="0021d915"/>
    </style:style>
    <style:style style:name="T30" style:family="text">
      <style:text-properties officeooo:rsid="00235e0f"/>
    </style:style>
    <style:style style:name="T31"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32" style:family="text">
      <style:text-properties fo:font-variant="normal" fo:text-transform="none" fo:color="#000000" style:font-name="FreeSerif" fo:font-size="12pt" fo:font-style="normal" fo:font-weight="normal" officeooo:rsid="00c38124" fo:background-color="#ffffff" loext:char-shading-value="0" style:font-size-asian="12pt" style:font-size-complex="12pt"/>
    </style:style>
    <style:style style:name="T33" style:family="text">
      <style:text-properties officeooo:rsid="002455f2"/>
    </style:style>
    <style:style style:name="T34" style:family="text">
      <style:text-properties officeooo:rsid="00262c81"/>
    </style:style>
    <style:style style:name="T35" style:family="text">
      <style:text-properties officeooo:rsid="0027090f"/>
    </style:style>
    <style:style style:name="T36" style:family="text">
      <style:text-properties officeooo:rsid="0027336b"/>
    </style:style>
    <style:style style:name="T37" style:family="text">
      <style:text-properties officeooo:rsid="002763ad"/>
    </style:style>
    <style:style style:name="T38" style:family="text">
      <style:text-properties officeooo:rsid="0028656c"/>
    </style:style>
    <style:style style:name="T39" style:family="text">
      <style:text-properties officeooo:rsid="0029820e"/>
    </style:style>
    <style:style style:name="T40" style:family="text">
      <style:text-properties officeooo:rsid="002a234a"/>
    </style:style>
    <style:style style:name="T41" style:family="text">
      <style:text-properties officeooo:rsid="002b575d"/>
    </style:style>
    <style:style style:name="T42" style:family="text">
      <style:text-properties officeooo:rsid="002cb16c"/>
    </style:style>
    <style:style style:name="T43" style:family="text">
      <style:text-properties officeooo:rsid="0031db1b"/>
    </style:style>
    <style:style style:name="T44" style:family="text">
      <style:text-properties officeooo:rsid="00327653"/>
    </style:style>
    <style:style style:name="T45" style:family="text">
      <style:text-properties officeooo:rsid="0033af24"/>
    </style:style>
    <style:style style:name="T46" style:family="text">
      <style:text-properties officeooo:rsid="0034424c"/>
    </style:style>
    <style:style style:name="T47" style:family="text">
      <style:text-properties officeooo:rsid="00363834"/>
    </style:style>
    <style:style style:name="T48" style:family="text">
      <style:text-properties officeooo:rsid="00375486"/>
    </style:style>
    <style:style style:name="T49" style:family="text">
      <style:text-properties officeooo:rsid="00388490"/>
    </style:style>
    <style:style style:name="T50" style:family="text">
      <style:text-properties officeooo:rsid="0039575f"/>
    </style:style>
    <style:style style:name="T51" style:family="text">
      <style:text-properties officeooo:rsid="003b455e"/>
    </style:style>
    <style:style style:name="T52" style:family="text">
      <style:text-properties officeooo:rsid="003d14fa"/>
    </style:style>
    <style:style style:name="T53" style:family="text">
      <style:text-properties officeooo:rsid="003d24c7"/>
    </style:style>
    <style:style style:name="T54" style:family="text">
      <style:text-properties officeooo:rsid="003d51bc"/>
    </style:style>
    <style:style style:name="T55" style:family="text">
      <style:text-properties officeooo:rsid="003e0318"/>
    </style:style>
    <style:style style:name="T56" style:family="text">
      <style:text-properties officeooo:rsid="00422cde"/>
    </style:style>
    <style:style style:name="T57" style:family="text">
      <style:text-properties officeooo:rsid="00461c1f"/>
    </style:style>
    <style:style style:name="T58" style:family="text">
      <style:text-properties officeooo:rsid="004b4e28"/>
    </style:style>
    <style:style style:name="T59" style:family="text">
      <style:text-properties officeooo:rsid="004b75cf"/>
    </style:style>
    <style:style style:name="T60" style:family="text">
      <style:text-properties officeooo:rsid="004cee7b"/>
    </style:style>
    <style:style style:name="T61" style:family="text">
      <style:text-properties officeooo:rsid="004eae8b"/>
    </style:style>
    <style:style style:name="T62" style:family="text">
      <style:text-properties officeooo:rsid="004f539d"/>
    </style:style>
    <style:style style:name="T63" style:family="text">
      <style:text-properties officeooo:rsid="005017ba"/>
    </style:style>
    <style:style style:name="T64" style:family="text">
      <style:text-properties officeooo:rsid="0050933c"/>
    </style:style>
    <style:style style:name="T65" style:family="text">
      <style:text-properties officeooo:rsid="0051b2c8"/>
    </style:style>
    <style:style style:name="T66" style:family="text">
      <style:text-properties officeooo:rsid="0052143e"/>
    </style:style>
    <style:style style:name="T67" style:family="text">
      <style:text-properties officeooo:rsid="00562877"/>
    </style:style>
    <style:style style:name="T68" style:family="text">
      <style:text-properties officeooo:rsid="0058dead"/>
    </style:style>
    <style:style style:name="T69" style:family="text">
      <style:text-properties officeooo:rsid="005aae29"/>
    </style:style>
    <style:style style:name="T70" style:family="text">
      <style:text-properties officeooo:rsid="005bc1cc"/>
    </style:style>
    <style:style style:name="T71" style:family="text">
      <style:text-properties officeooo:rsid="005c8e1b"/>
    </style:style>
    <style:style style:name="T72" style:family="text">
      <style:text-properties officeooo:rsid="005e6eb9"/>
    </style:style>
    <style:style style:name="T73" style:family="text">
      <style:text-properties officeooo:rsid="005fc8a6"/>
    </style:style>
    <style:style style:name="T74" style:family="text">
      <style:text-properties officeooo:rsid="0060822e"/>
    </style:style>
    <style:style style:name="T75" style:family="text">
      <style:text-properties officeooo:rsid="006236be"/>
    </style:style>
    <style:style style:name="T76" style:family="text">
      <style:text-properties officeooo:rsid="00633e55"/>
    </style:style>
    <style:style style:name="T77" style:family="text">
      <style:text-properties officeooo:rsid="0064a75b"/>
    </style:style>
    <style:style style:name="T78" style:family="text">
      <style:text-properties fo:font-variant="small-caps"/>
    </style:style>
    <style:style style:name="T79" style:family="text">
      <style:text-properties fo:font-style="normal" style:font-style-asian="normal" style:font-style-complex="normal"/>
    </style:style>
    <style:style style:name="T80" style:family="text">
      <style:text-properties fo:font-style="normal" officeooo:rsid="006b82cb" style:font-style-asian="normal" style:font-style-complex="normal"/>
    </style:style>
    <style:style style:name="T81" style:family="text">
      <style:text-properties officeooo:rsid="006b82cb"/>
    </style:style>
    <style:style style:name="T82" style:family="text">
      <style:text-properties officeooo:rsid="006c2c40"/>
    </style:style>
    <style:style style:name="T83" style:family="text">
      <style:text-properties officeooo:rsid="006c8658"/>
    </style:style>
    <style:style style:name="T84" style:family="text">
      <style:text-properties officeooo:rsid="006de052"/>
    </style:style>
    <style:style style:name="T85" style:family="text">
      <style:text-properties officeooo:rsid="006e2449"/>
    </style:style>
    <style:style style:name="T86" style:family="text">
      <style:text-properties officeooo:rsid="006edeb4"/>
    </style:style>
    <style:style style:name="T87" style:family="text">
      <style:text-properties officeooo:rsid="0070ba87"/>
    </style:style>
    <style:style style:name="T88" style:family="text">
      <style:text-properties officeooo:rsid="0072333c"/>
    </style:style>
    <style:style style:name="T89" style:family="text">
      <style:text-properties officeooo:rsid="00733e8f"/>
    </style:style>
    <style:style style:name="T90" style:family="text">
      <style:text-properties officeooo:rsid="0074d84e"/>
    </style:style>
    <style:style style:name="T91" style:family="text">
      <style:text-properties officeooo:rsid="00761e8f"/>
    </style:style>
    <style:style style:name="T92" style:family="text">
      <style:text-properties officeooo:rsid="0076508e"/>
    </style:style>
    <style:style style:name="T93" style:family="text">
      <style:text-properties officeooo:rsid="00766915"/>
    </style:style>
    <style:style style:name="T94" style:family="text">
      <style:text-properties officeooo:rsid="007864d2"/>
    </style:style>
    <style:style style:name="T95" style:family="text">
      <style:text-properties officeooo:rsid="0079dab0"/>
    </style:style>
    <style:style style:name="T96" style:family="text">
      <style:text-properties officeooo:rsid="007b7f8f"/>
    </style:style>
    <style:style style:name="T97" style:family="text">
      <style:text-properties officeooo:rsid="007d5639"/>
    </style:style>
    <style:style style:name="T98" style:family="text">
      <style:text-properties officeooo:rsid="007e01df"/>
    </style:style>
    <style:style style:name="T99" style:family="text">
      <style:text-properties officeooo:rsid="007fbcf0"/>
    </style:style>
    <style:style style:name="T100" style:family="text">
      <style:text-properties officeooo:rsid="00804d34"/>
    </style:style>
    <style:style style:name="T101" style:family="text">
      <style:text-properties officeooo:rsid="00823165"/>
    </style:style>
    <style:style style:name="T102" style:family="text">
      <style:text-properties officeooo:rsid="00835f10"/>
    </style:style>
    <style:style style:name="T103" style:family="text">
      <style:text-properties officeooo:rsid="00854601"/>
    </style:style>
    <style:style style:name="T104" style:family="text">
      <style:text-properties fo:language="ru" fo:country="RU" style:language-complex="hi" style:country-complex="IN"/>
    </style:style>
    <style:style style:name="T105" style:family="text">
      <style:text-properties fo:language="ru" fo:country="RU" officeooo:rsid="00854601" style:language-complex="hi" style:country-complex="IN"/>
    </style:style>
    <style:style style:name="T106" style:family="text">
      <style:text-properties fo:language="ru" fo:country="RU" officeooo:rsid="00866f75" style:language-complex="hi" style:country-complex="IN"/>
    </style:style>
    <style:style style:name="T107" style:family="text">
      <style:text-properties fo:language="ru" fo:country="RU" officeooo:rsid="00aef8dd" style:language-complex="hi" style:country-complex="IN"/>
    </style:style>
    <style:style style:name="T108" style:family="text">
      <style:text-properties officeooo:rsid="00866f75"/>
    </style:style>
    <style:style style:name="T109" style:family="text">
      <style:text-properties officeooo:rsid="00878ebd"/>
    </style:style>
    <style:style style:name="T110" style:family="text">
      <style:text-properties officeooo:rsid="00885efa"/>
    </style:style>
    <style:style style:name="T111" style:family="text">
      <style:text-properties officeooo:rsid="0089d02b"/>
    </style:style>
    <style:style style:name="T112" style:family="text">
      <style:text-properties officeooo:rsid="008bc171"/>
    </style:style>
    <style:style style:name="T113" style:family="text">
      <style:text-properties officeooo:rsid="008d4797"/>
    </style:style>
    <style:style style:name="T114" style:family="text">
      <style:text-properties officeooo:rsid="008e3cf3"/>
    </style:style>
    <style:style style:name="T115" style:family="text">
      <style:text-properties officeooo:rsid="00937454"/>
    </style:style>
    <style:style style:name="T116" style:family="text">
      <style:text-properties officeooo:rsid="009494b1"/>
    </style:style>
    <style:style style:name="T117" style:family="text">
      <style:text-properties officeooo:rsid="0094d8d9"/>
    </style:style>
    <style:style style:name="T118" style:family="text">
      <style:text-properties officeooo:rsid="009604e0"/>
    </style:style>
    <style:style style:name="T119" style:family="text">
      <style:text-properties officeooo:rsid="0099b814"/>
    </style:style>
    <style:style style:name="T120" style:family="text">
      <style:text-properties officeooo:rsid="009a5a2a"/>
    </style:style>
    <style:style style:name="T121" style:family="text">
      <style:text-properties officeooo:rsid="009baae0"/>
    </style:style>
    <style:style style:name="T122" style:family="text">
      <style:text-properties officeooo:rsid="009c4c4d"/>
    </style:style>
    <style:style style:name="T123" style:family="text">
      <style:text-properties officeooo:rsid="009d4d29"/>
    </style:style>
    <style:style style:name="T124" style:family="text">
      <style:text-properties officeooo:rsid="009e1fea"/>
    </style:style>
    <style:style style:name="T125" style:family="text">
      <style:text-properties officeooo:rsid="009e3ce2"/>
    </style:style>
    <style:style style:name="T126" style:family="text">
      <style:text-properties officeooo:rsid="009e873f"/>
    </style:style>
    <style:style style:name="T127" style:family="text">
      <style:text-properties officeooo:rsid="00a07f85"/>
    </style:style>
    <style:style style:name="T128" style:family="text">
      <style:text-properties officeooo:rsid="00a0ca12"/>
    </style:style>
    <style:style style:name="T129" style:family="text">
      <style:text-properties officeooo:rsid="00a1ace6"/>
    </style:style>
    <style:style style:name="T130" style:family="text">
      <style:text-properties officeooo:rsid="00a37572"/>
    </style:style>
    <style:style style:name="T131" style:family="text">
      <style:text-properties officeooo:rsid="00a49d98"/>
    </style:style>
    <style:style style:name="T132" style:family="text">
      <style:text-properties officeooo:rsid="00a8b305"/>
    </style:style>
    <style:style style:name="T133" style:family="text">
      <style:text-properties officeooo:rsid="00aa4ee9"/>
    </style:style>
    <style:style style:name="T134" style:family="text">
      <style:text-properties officeooo:rsid="00aaf337"/>
    </style:style>
    <style:style style:name="T135" style:family="text">
      <style:text-properties officeooo:rsid="00aef8dd"/>
    </style:style>
    <style:style style:name="T136" style:family="text">
      <style:text-properties officeooo:rsid="00b09de6"/>
    </style:style>
    <style:style style:name="T137" style:family="text">
      <style:text-properties officeooo:rsid="00b2e0fa"/>
    </style:style>
    <style:style style:name="T138" style:family="text">
      <style:text-properties officeooo:rsid="00b39899"/>
    </style:style>
    <style:style style:name="T139" style:family="text">
      <style:text-properties officeooo:rsid="00b472ed"/>
    </style:style>
    <style:style style:name="T140" style:family="text">
      <style:text-properties officeooo:rsid="00b56284"/>
    </style:style>
    <style:style style:name="T141" style:family="text">
      <style:text-properties officeooo:rsid="00b5f240"/>
    </style:style>
    <style:style style:name="T142" style:family="text">
      <style:text-properties officeooo:rsid="00bfcf9e"/>
    </style:style>
    <style:style style:name="T143" style:family="text">
      <style:text-properties officeooo:rsid="00c0a824"/>
    </style:style>
    <style:style style:name="T144" style:family="text">
      <style:text-properties officeooo:rsid="00c12e4b"/>
    </style:style>
    <style:style style:name="T145" style:family="text">
      <style:text-properties officeooo:rsid="00c2d48f"/>
    </style:style>
    <style:style style:name="T146" style:family="text">
      <style:text-properties officeooo:rsid="00c38124"/>
    </style:style>
    <style:style style:name="T147" style:family="text">
      <style:text-properties officeooo:rsid="00c4ad28"/>
    </style:style>
    <style:style style:name="T148" style:family="text">
      <style:text-properties officeooo:rsid="00c595a4"/>
    </style:style>
    <style:style style:name="T149" style:family="text">
      <style:text-properties officeooo:rsid="00c5a1c7"/>
    </style:style>
    <style:style style:name="T150" style:family="text">
      <style:text-properties officeooo:rsid="00c6a6fc"/>
    </style:style>
    <style:style style:name="T151" style:family="text">
      <style:text-properties officeooo:rsid="00c96220"/>
    </style:style>
    <style:style style:name="T152" style:family="text">
      <style:text-properties officeooo:rsid="00ca7c42"/>
    </style:style>
    <style:style style:name="T153" style:family="text">
      <style:text-properties officeooo:rsid="00cab2b0"/>
    </style:style>
    <style:style style:name="T154" style:family="text">
      <style:text-properties fo:font-weight="normal" style:font-weight-asian="normal" style:font-weight-complex="normal"/>
    </style:style>
    <style:style style:name="T155" style:family="text">
      <style:text-properties fo:font-weight="normal" officeooo:rsid="00d7d536" style:font-weight-asian="normal" style:font-weight-complex="normal"/>
    </style:style>
    <style:style style:name="T156" style:family="text">
      <style:text-properties fo:font-weight="normal" officeooo:rsid="00d9b0d8" style:font-weight-asian="normal" style:font-weight-complex="normal"/>
    </style:style>
    <style:style style:name="T157" style:family="text">
      <style:text-properties officeooo:rsid="00cca6b6"/>
    </style:style>
    <style:style style:name="T158" style:family="text">
      <style:text-properties officeooo:rsid="00ce3615"/>
    </style:style>
    <style:style style:name="T159" style:family="text">
      <style:text-properties officeooo:rsid="00d03fc5"/>
    </style:style>
    <style:style style:name="T160" style:family="text">
      <style:text-properties officeooo:rsid="00d23023"/>
    </style:style>
    <style:style style:name="T161" style:family="text">
      <style:text-properties officeooo:rsid="00d25253"/>
    </style:style>
    <style:style style:name="T162" style:family="text">
      <style:text-properties officeooo:rsid="00d30f16"/>
    </style:style>
    <style:style style:name="T163" style:family="text">
      <style:text-properties officeooo:rsid="00d31bf1"/>
    </style:style>
    <style:style style:name="T164" style:family="text">
      <style:text-properties officeooo:rsid="00d4f64c"/>
    </style:style>
    <style:style style:name="T165" style:family="text">
      <style:text-properties fo:font-weight="bold" style:font-weight-asian="bold" style:font-weight-complex="bold"/>
    </style:style>
    <style:style style:name="T166" style:family="text">
      <style:text-properties officeooo:rsid="00d70aab"/>
    </style:style>
    <style:style style:name="T167" style:family="text">
      <style:text-properties officeooo:rsid="00d7aa22"/>
    </style:style>
    <style:style style:name="T168" style:family="text">
      <style:text-properties officeooo:rsid="00d7d536"/>
    </style:style>
    <style:style style:name="T169" style:family="text">
      <style:text-properties officeooo:rsid="00d9b0d8"/>
    </style:style>
    <style:style style:name="T170" style:family="text">
      <style:text-properties officeooo:rsid="00dde28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4" text:outline-level="6">предисловие переводчика</text:h>
      <text:p text:style-name="Text_20_body">Так хочется же, даже при всей неизбежной невозможности, заранее зная, что не постичь до самого конца, а только лишь в меру одухотворённости собственной испорченности, да, знать об этом (и терзаться—сдюжит ли?)... но хочется всё равно, хочется так, как ничего из возможного никогда не смогло хотеться... хочется приобщиться к чему-то действительно стоящему.... </text:p>
      <text:p text:style-name="Text_20_body">B 1975 «Круглая <text:span text:style-name="T126">Р</text:span>адуга» Томаса Пинчена не удостоилась высшей литературной награды США, Пулицеровской премии. Премиальный комитет вынес решение, что книгу читать невозможно... И я их очень понимаю: после некоторых страниц, мне приходилось откладывать её на пару дней, а то и на неделю, пока уляжется тошнота отвращения и позывы блюнуть. А иногда чувство самосохранения буквально заставляло отложить, чтобы не задохнуться от хохота.... То вдруг, среди мультяшных потасовок, врезаешься в колонну невыразимо глубокой горечи, что плющит тебя напрочь, сердце идёт вразнос и давишься ужасом от неизбежности быть частью всего этого, частью людей, и замираешь, стиснутым, лишённым слов, лишённым слёз растраченных давным-давно, а зря, они бы помогли сейчас... может быть.... </text:p>
      <text:p text:style-name="Text_20_body">Немалое число среди читающих американцев и поныне не перестают задаваться вопросом: "что она вообще такое <text:span text:style-name="Emphasis">Круглая Радуга </text:span>Томаса Пинчона, и о чём?" И я их очень даже уважаю за откровенную любознательность. А от себя лично никак не могу отойти от изумления: возможно ли, чтоб столь необъятная прорва всего могла уместиться в отдельном индивидууме—авторе <text:span text:style-name="Emphasis">Радуги</text:span>? </text:p>
      <text:p text:style-name="Text_20_body">Конечно же, литературоведы не бросили читателей опупевших от измывательской тусовки метастазирующих метатез, но услужливо пришли на помощь и нацепили на произведение пояснительные бирки: "экстраваганца", "пик пост-модернизма"... И многим, кстати, полегчало... Ну, не в смысле будто понятней стало, а просто с отклассифицированными спокойней как-то... незнакомый зверь, когда он с биркой, то малось уже не так страшен... или, всё-таки, как? </text:p>
      <text:p text:style-name="Text_20_body">На всякий, изложу своё, посюбугорное, понятие, в первую очередь и скорей всего хотя бы лишь для себя же. </text:p>
      <text:p text:style-name="Text_20_body">По форме своей <text:span text:style-name="Emphasis">Круглая Радуга </text:span>является атомом в молекуле полимера возникающего в процессе его необратимого синтеза (сам не понял что это за херню я тут сморозил, но, типа, впечатляет). И если ядро упомянутого атома охватывает ХХ-й век всемирной истории, то электроны, со своей непоседливостью, носятся по более широким орбитам, прихватывая впечатления из "до" и "после". Пассажи из прошлого потрясают ёмкой передачей неведомых доселе граней, а те, что из будущего... ну, во всяком случае, вас предупреждали.... </text:p>
      <text:p text:style-name="Text_20_body">С содержанием всё намного проще – это 7,6 сотен страниц поэмы в прозе (и не только) о сути дела излагаемой неуловимыми формами <text:span text:style-name="Emphasis">Круглой Радуги</text:span> абсолютно ей соответствующими, перемежаясь отголосками эха из иных, сопряжённых молекул цепочки потому что вертлявые электроны переходят от ядра к ядру соседствующих атомов в непредсказуемых рокировках... Говоря короче, данное произведение содержит потрошилово всех людских изнанок, на основании чего выносится справедливый приговор человечеству в целом, а заодно объявляется мера наказания: условно амнистировать, поскольку в своих недрах оно способно вынашивать Творцов подобных Томасу Пинчону. </text:p>
      <text:p text:style-name="Text_20_body"><text:soft-page-break/>Мои личные впечатления от <text:span text:style-name="Emphasis">Круглой Радуги </text:span>и отношение к ней же?.. Ну, это как если тебя заглотала галактика похожая на белого кашалота, а потом бы испустила: "ты свободен!" и теперь вот побалтываешься тут, средь зыби волн эфира, как амбра выкаканная уплывшим Моби Диком... Нет! Хочу обратно! Туда где тошно, смешно, плачно, восторженно, противно, изумительно.... </text:p>
      <text:p text:style-name="Text_20_body">Возможно ли сие? Хотя бы по знакомству? А то возьму и обойдусь без позволения, графоману закон не писан, он может тупо переписывать текст под видом, типа, перевода... Перевести? Ха! Исключено. Это ты бабульку можешь перевести через трамвайные пути, а для галактик переход не предусмотрен. Галактика не вмещается в шляпу. </text:p>
      <text:p text:style-name="Text_20_body">Ну, разве что, какие-то клочки поддавшиеся постижению... для заполнения оставшегося досуга... с учётом разности культурных (гм!) корней, образовательного уровня и неполной совместимости моих отчасти шизоидных круговоззрений с его пирамидально параноидной картиной мира... как дань уважения к Маэстрищу. </text:p>
      <text:p text:style-name="Text_20_body">2020.10.02 </text:p>
      <text:p text:style-name="P87"/>
      <text:h text:style-name="P92" text:outline-level="1"/>
      <text:h text:style-name="P92" text:outline-level="1">Круглая Радуга</text:h>
      <text:p text:style-name="P1">Посвящается Ричарду Фаринья</text:p>
      <text:h text:style-name="P42" text:outline-level="3">1</text:h>
      <text:h text:style-name="P42" text:outline-level="3">За пределами Нуля</text:h>
      <text:h text:style-name="P41"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text:soft-page-break/>спектакль, <text:span text:style-name="T13">закачаешься</text:span>: хрустальный дворец вдр<text:span text:style-name="T13">ызг</text:span>. Однако, в полной темноте, без проблеска света, <text:span text:style-name="T14">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13">н</text:span>ых среди прочей всячины, которую <text:span text:style-name="T15">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15">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16">трухлый</text:span> бетон, <text:span text:style-name="T16">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17">давно</text:span> минувших дней, запахи керосинных зим, воскресных дней без уличного движения, кораллоподобно <text:span text:style-name="T18">необъяснимого</text:span> живого роста, начали вписыват<text:span text:style-name="T18">ь</text:span>ся в крутизны поворотов и миновать одиночные разъезды с кислым запахом 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18">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19">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20">опорах</text:span> в тёмно-зелёной краске, свисают <text:span text:style-name="T21">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22">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23">до единой </text:span>и только <text:span text:style-name="T24">лишь </text:span>призраки их, <text:span text:style-name="T24">недвижимые подобно</text:span> рисунк<text:span text:style-name="T24">ам</text:span> в пещере, застыли <text:span text:style-name="T24">по</text:span> стена<text:span text:style-name="T24">м</text:span> упрямым свечением… беженцев забирают партиями, на лифте—дощатая п<text:span text:style-name="T24">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25">из </text:span>этаже<text:span text:style-name="T25">й</text:span> беженцы продвигаются и <text:span text:style-name="T25">пере</text:span>ходят на коричневый пол… тут тысячи этих тихих комнат без света…. </text:p>
      <text:p text:style-name="P3"><text:soft-page-break/>Некоторые отстранённо ждут, кто-то уже делит своё невидимое помещение с другими. Не видно не зги, да, хотя <text:span text:style-name="T25">чего уж</text:span> перебирать <text:span text:style-name="T25">меблировкой</text:span>, раз <text:span text:style-name="T25">докатились</text:span> до такого? Под ногами хрустит древнейшая грязь города, последние напластования всего, что город <text:span text:style-name="T25">отжал</text:span>, чем <text:span text:style-name="T25">пуг</text:span>ал, лгал своим детям. Кому не сл<text:span text:style-name="T26">ышался этот</text:span> голос, <text:span text:style-name="T26">задушевный такой</text:span>, типа, <text:span text:style-name="T26">только между нами</text:span>: «<text:span text:style-name="T26">Да</text:span> ты <text:span text:style-name="T26">ж </text:span>и <text:span text:style-name="T26">сам </text:span>не вери<text:span text:style-name="T27">л</text:span>, <text:span text:style-name="T26">что</text:span> спасёшься. <text:span text:style-name="T28">Чего там</text:span>, теперь-<text:span text:style-name="T27">то все</text:span> мы уж<text:span text:style-name="T27">е</text:span> знаем <text:span text:style-name="T27">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28">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31">а́</text:span>м: начинает различаться сб<text:span text:style-name="T29">род</text:span> <text:span text:style-name="T29">перепившихся</text:span> <text:span text:style-name="T30">гуляк</text:span>, и в форме, и без, в обнимку с пустыми или полупустыми бутылками, <text:span text:style-name="T30">тут</text:span> развесился на стуле, <text:span text:style-name="T30">там</text:span> свернулся калачиком в нетопленном камине, вон те раскинулись на диванах, <text:span text:style-name="T30">поверх затоптанных</text:span> ковр<text:span text:style-name="T30">ов</text:span>, в шезлонгах на разных уровнях громадного зала, храпя<text:span text:style-name="T30">т</text:span> и сопя<text:span text:style-name="T30">т</text:span> на все лады <text:span text:style-name="T30">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30">тянувшиеся</text:span> вокруг горизонталы, товарищи по оружию, поразрумянились, <text:span text:style-name="T30">будто</text:span> компашка голландских мужиков, которым снится их воскрешение в следующие пару минут. </text:p>
      <text:p text:style-name="Text_20_body">По званию он Капитан, имя <text:span text:style-name="T33">Джеффри</text:span> («Пират») Прентис. Поверх него тёплое одеяло шотландской расцветки из оранжевого, ржавого, алого. У его черепа такое ощущение, словно <text:span text:style-name="T33">его</text:span> отли<text:span text:style-name="T33">ли</text:span> из металла. </text:p>
      <text:p text:style-name="Text_20_body">Прямиком над ним, на высоте четырёх метров, Тэди Блот вот-вот свалится с балкончика музыкантов, <text:span text:style-name="T33">из</text:span>брав для падения дыру, которую кто-то в грандиозном бзике прошиб несколько недель назад в эбонитовых до<text:span text:style-name="T33">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33">аккомпанемент</text:span> зазвякавших пружин сетки. Одна из ножек отлетает прочь. «Доброе утро»,– <text:span text:style-name="T33">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33">помимо этого</text:span> шло <text:span text:style-name="T34">также</text:span> удобрение от троицы призовых Вессекских свиноматок <text:soft-page-break/>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35">с</text:span> к тому добавки из недопереваренной пищи <text:span text:style-name="T35">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35">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35">желают </text:span>хоть одним глазком <text:span text:style-name="T35">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35">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text:soft-page-break/>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Пират взглядывает на свои часы. Не с чего отсчитать. Поры лица начинает пощипывать. Стирая все мысли—как учат <text:span text:style-name="T36">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68"><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43"/>
      <text:p text:style-name="P4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text:soft-page-break/>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37">e</text:span>. Господь выдернул её ради него из 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37">Вы</text:span>жидая секунд<text:span text:style-name="T38">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55">А ну, оторви-ка свою жопу от пола,</text:p>
      <text:p text:style-name="P55">(пожуй банан-чик) </text:p>
      <text:p text:style-name="P55">Зубы почисть и вперёд, на войну! </text:p>
      <text:p text:style-name="P55">Махни на прощанье <text:span text:style-name="T39">своей </text:span>спящей стране, </text:p>
      <text:p text:style-name="P55"><text:soft-page-break/>И мечтам пошли поцелуй, </text:p>
      <text:p text:style-name="P55">Скажи Мисс Гребл, </text:p>
      <text:p text:style-name="P55">У тебя не стои́т, </text:p>
      <text:p text:style-name="P55">И не встанет до самой Победы, о, </text:p>
      <text:p text:style-name="P55">Но в мирное время всё будет торчком, </text:p>
      <text:p text:style-name="P55">(пожуй банан-чик) </text:p>
      <text:p text:style-name="P55">Вино шипучее, девульки жгучие— </text:p>
      <text:p text:style-name="P55">Осталось лишь пару немчур победить,</text:p>
      <text:p text:style-name="P55">Так улыбнись пошире, улыбкой лучшей в мире, </text:p>
      <text:p text:style-name="P55">Не заставляй нас повторять— </text:p>
      <text:p text:style-name="P55">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39">а</text:span>бичем, поперёк которо<text:span text:style-name="T39">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text:soft-page-break/>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39">по</text:span> все<text:span text:style-name="T39">м</text:span> комнат<text:span text:style-name="T39">ам</text:span> ширится, <text:s/>сменяя застойный дым ночи, <text:span text:style-name="T40">вперемешку с </text:span>алкогол<text:span text:style-name="T40">ем</text:span> и п<text:span text:style-name="T31">о́</text:span>т<text:span text:style-name="T40">ом</text:span>, хрупкий, райск<text:span text:style-name="T41">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41">но вот </text:span>так, без экивоков, Смерть посылают на хуй—живая генетическая цепочка оказывается достаточно лабиринтной, чтоб сохран<text:span text:style-name="T43">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41">посреди</text:span> войн<text:span text:style-name="T41">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41">окружает</text:span> побереж<text:span text:style-name="T41">ья</text:span> громадного трапезного стола, остров южных морей за пару тропиков от промозглых средневековых фантазий Коридона Роспа, <text:span text:style-name="T41">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41">один </text:span>француз наблюдая 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41">с</text:span>аны, банановые пельмени, банановый джем, банановый хлеб и бананы обожжённые на пламени коньяка многолетней выдержки, который Пират при<text:span text:style-name="T41">хватил</text:span> с собой в прошлом году из винного погреба в <text:span text:style-name="T41">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44">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text:soft-page-break/>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45">возвращаясь</text:span> в трапезную к остальным, что наслаждаются своим банановым изобилием, густое насыщенье их изголодалых нёб <text:span text:style-name="T42">потерялось </text:span>где-то по ходу утра протяну<text:span text:style-name="T42">того</text:span> между ним и ими. <text:span text:style-name="T42">Разобщены н</text:span>а сотню миль, и <text:span text:style-name="T42"><text:s/></text:span>так <text:span text:style-name="T42">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42">и впрямь</text:span> начали собираться. Команда американских сапёров высыпали на дорогу, <text:span text:style-name="T42">топают</text:span> расчищать какие-то руины неподалёку, <text:s/>и поют: </text:p>
      <text:p text:style-name="P56">Ух…</text:p>
      <text:p text:style-name="P56">Холодней, чем титьки ведьмы! </text:p>
      <text:p text:style-name="P56">Холодней ведра</text:p>
      <text:p text:style-name="P56">пингвиньего дерьма! </text:p>
      <text:p text:style-name="P56">Холодней, чем шерсть</text:p>
      <text:p text:style-name="P56">на заднице полярного медведя! </text:p>
      <text:p text:style-name="P56">И даже, чем иней на </text:p>
      <text:p text:style-name="P56">фужере шампанского вина! </text:p>
      <text:p text:style-name="P69"/>
      <text:p text:style-name="P45">Нет, они <text:span text:style-name="T46">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47">хотели</text:span>… Трансильванские мадьяры, умеют порчу насылать… шепчут <text:span text:style-name="T48">среди</text:span> ноч<text:span text:style-name="T48">и</text:span>… Ну, <text:span text:style-name="T48">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48">новение</text:span> в фантазии посторонних: способность даже, брать на себя бремя управления ими, в данном случае <text:span text:style-name="T48">это всё</text:span> нафантазил румынский эмигрант-роялист, который может пригодиться в недалёком будущем. Этот его дар Фирма <text:span text:style-name="T48">считает</text:span> крайне полезным: в наше время не тронутые умственно лидеры и прочие исторические фигуры <text:span text:style-name="T48">нужны как воздух</text:span>. <text:span text:style-name="T48">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48">схронов</text:span>, под ветерком овевающ<text:span text:style-name="T48">и</text:span>м их бунгало, пить за них что им вредно, <text:span text:style-name="T49">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49">возбуждаться</text:span> вместо них до эрекции <text:span text:style-name="T49">от </text:span>непрошенны<text:span text:style-name="T49">х</text:span> мысл<text:span text:style-name="T49">ей</text:span>, которые по мнению докторов не совсем того… страшится всего, что не должно <text:span text:style-name="T49">в</text:span>ызывать в них страха… тут будет уместным <text:soft-page-break/>вспомнить слова П.М.С. Блакета: «Н<text:span text:style-name="T49">а войне н</text:span>ельзя руковод<text:span text:style-name="T49">ствоваться</text:span> порывами эмоций». <text:span text:style-name="T49">Вот и</text:span> мурлы<text:span text:style-name="T49">чь</text:span> себе тот тупой мотивчик, которому тебя обучали, <text:span text:style-name="T55">да</text:span> постарайся хуйни не напороть: </text:p>
      <text:p text:style-name="P57">Да—я—тот </text:p>
      <text:p text:style-name="P57">Самый, кто бредёт </text:p>
      <text:p text:style-name="P57">сквозь их фан-тази-и! </text:p>
      <text:p text:style-name="P57">Переживаю вместо них— </text:p>
      <text:p text:style-name="P57">Даже когда на девушку я вла-зи-ю— </text:p>
      <text:p text:style-name="P57">Приходится мне думать за других, </text:p>
      <text:p text:style-name="P57">Я знаю наперёд кому придёт черёд… </text:p>
      <text:p text:style-name="P57"/>
      <text:p text:style-name="P79">[И тут вступают тубы, баритоны и тромбоны в единой октаве] </text:p>
      <text:p text:style-name="P57"/>
      <text:p text:style-name="P57">И мне по барабану, что опааааасно это, </text:p>
      <text:p text:style-name="P57">Опасность – крыша, с которой я упал давным-давно— </text:p>
      <text:p text:style-name="P59">А когда придёт мне каюк, ты не <text:span text:style-name="T66">слишком </text:span>печалься, друг, </text:p>
      <text:p text:style-name="P57"><text:span text:style-name="T66">Вы</text:span>ссы на мой надгробный камень, </text:p>
      <text:p text:style-name="P57">Пив<text:span text:style-name="T66">о</text:span>, что задолжал <text:span text:style-name="T66">ты </text:span>мне, </text:p>
      <text:p text:style-name="P57">И—вперёд! </text:p>
      <text:p text:style-name="P7"/>
      <text:p text:style-name="Text_20_body"><text:span text:style-name="T49">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50">в настолько</text:span> непредсказуемые масштаб<text:span text:style-name="T50">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50">из</text:span>лишнюю хромосому Симптома Дауна, точно по темечку. С какого-то момента он <text:span text:style-name="T50">понимал </text:span>уже, что некоторые эпизоды в его снах принадлежат не ему. Не потому что об этом, уже наяву, свидетельствовал дотошный анализ <text:span text:style-name="T50">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text:soft-page-break/>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50">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50">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56">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50">состоялся</text:span> первый эпизод вне условий какого-либо сна—это случилось в <text:span text:style-name="T50">ходе </text:span>его Киплинговск<text:span text:style-name="T50">ого</text:span> период<text:span text:style-name="T50">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50">лучше</text:span>, <text:span text:style-name="T50">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59">потащится</text:span> к столам <text:span text:style-name="T59">взвода суданских арабов</text:span> с широкой улыбкой и обратится к их сержанту на ты и по имени, <text:span text:style-name="T53">по братски</text:span>. Так что, конечно, Пират сделал ошибку, когда признал <text:span text:style-name="T50">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53">способных устраивать дела</text:span>, вызывает его в район <text:span text:style-name="T60">У</text:span>айтхолла понаблюдать его трансы поверх столешниц под синей бязью и жутких бумажных игрищ, как его <text:soft-page-break/>глаза закатываются задом наперёд в его голове <text:span text:style-name="T51">для прочтения</text:span> <text:span text:style-name="T51">давних</text:span>, глипто-древни<text:span text:style-name="T51">х </text:span>письм<text:span text:style-name="T51">ён</text:span> в <text:span text:style-name="T51">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53">направился</text:span> к этой <text:span text:style-name="T53">непонятности</text:span>. <text:span text:style-name="T53">Та</text:span> <text:span text:style-name="T53">за</text:span>скользи<text:span text:style-name="T53">ла</text:span> ему навстречу по камням мостовой медленно, как слизняк, оставляя в улице позади себя след с непонятно слизистым отблеском, исходивши<text:span text:style-name="T53">м</text:span> никак не от тумана. В разделя<text:span text:style-name="T53">ющ</text:span>ем их пространстве <text:span text:style-name="T53">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51">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51">а</text:span>лись судьбы всей Европы: </text:p>
      <text:p text:style-name="Text_20_body"/>
      <text:p text:style-name="P58">Никто не-знает-где на-карте,</text:p>
      <text:p text:style-name="P58">Кто-б-мог подумать всё пойдёт-с-того? </text:p>
      <text:p text:style-name="P58">Но всякий серб иль монте-негро-ец </text:p>
      <text:p text:style-name="P58">Только и ждут, что грянет наконец— </text:p>
      <text:p text:style-name="P58">О, милая, пакуй мой саквояж, </text:p>
      <text:p text:style-name="P58">И прикури сигару мне потолще, </text:p>
      <text:p text:style-name="P58">Пиши мне до востр-ебо-вания: </text:p>
      <text:p text:style-name="P58">Вос-точный Экс-пресс, </text:p>
      <text:p text:style-name="P58">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57">й</text:span>ся своих владелиц, висит у трактирных фонарей Ист-Енда, покуда Аденоид не прекращает бесчинств, но не заглатывает в жертву кого п<text:span text:style-name="T31">о́</text:span>падя, нет, у злобного Аденоида имеется общий план, в соответствии <text:soft-page-break/>с которым ведётся отбор определённых особ—<text:span text:style-name="T53">с учётом</text:span> предстоящи<text:span text:style-name="T53">х</text:span> выбор<text:span text:style-name="T53">ов</text:span>, ширящ<text:span text:style-name="T53">его</text:span>ся невысказанн<text:span text:style-name="T53">ого</text:span> недовольств<text:span text:style-name="T53">а</text:span> в Англии, вверга<text:span text:style-name="T53">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51">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54">ов</text:span> на их маршруте перехватывают твёрдо-пупырчаты<text:span text:style-name="T54">е</text:span> щупальца <text:s/>Аденоида бежево-светящегося цвета, телеграфная связь отключается по малейшей прихоти Твари. Каждое утро лорду Блатрарду Осмо 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52">н</text:span>улся. Хотя ему и удалось разработать ломаный диалект, на котором они с Аденоидом могли общаться, его <text:span text:style-name="T52">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text:soft-page-break/>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52">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54">ужасаясь</text:span> его грандиозностью—но только не <text:s/>второй мировой, разумеется. Впрочем, Пирату <text:span text:style-name="T52">в тот период</text:span> Фирма позволяла лишь крошечно гомеопатические дозы мира, чтобы он не пошёл вразнос, но, <text:span text:style-name="T54">вместе с тем,</text:span> <text:span text:style-name="T54">чтобы</text:span> <text:span text:style-name="T58">и </text:span>не отравился <text:s/>ими. </text:p>
      <text:p text:style-name="P6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65">х</text:span> очк<text:span text:style-name="T65">ов</text:span> по рецепту, в золотой оправе <text:span text:style-name="T65">и</text:span> стиле генерала МакАртура, пар<text:span text:style-name="T65">ы</text:span> серебряных щёточек-расчёсок в форме пылающего меча ГКСЭС, подарок Мамы, который он находит весьма изысканным. </text:p>
      <text:p text:style-name="Text_20_body">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65">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65">излишне</text:span> любопытных), Блоту не до этого всего: он слишком поглощён подготовкой возможных оправданий, если его застукают, хот<text:span text:style-name="T61">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61">тут</text:span>, вроде, <text:span text:style-name="T61">с</text:span> Ок<text:span text:style-name="T61">с</text:span>форд<text:span text:style-name="T61">ской</text:span>, лейтенант что работает в конце коридора в ТОТСССГ…. </text:p>
      <text:p text:style-name="Text_20_body"><text:soft-page-break/>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61">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61">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61">взглянуть</text:span> в глаза друг другу, пока не скрипнешь стулом на 90°. Стол Тантиви аккуратен, у Слотропа же жуткая свалка, <text:span text:style-name="T61">в которой</text:span> и чёрт ногу сломит. Он не расчищался до столешницы с 1942. Навал слежался слоями <text:span text:style-name="T62">скреплёнными</text:span> вкраплени<text:span text:style-name="T62">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62">ой</text:span>, лепёшками высохших пятен чая или кофе, следами сахара и Домашнего Молока, <text:span text:style-name="T62">сюда же примешаны </text:span>пригоршн<text:span text:style-name="T62">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62">растолчённые </text:span>в пыль. Затем <text:span text:style-name="T62">идёт</text:span> россыпь скрепок, кремней <text:span text:style-name="T62">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62">жутко-</text:span>трудно-<text:span text:style-name="T62">где-</text:span>на<text:span text:style-name="T62">йти</text:span> гелиотропный и горчичный, Скользкий Вяз Таблетки Т<text:span text:style-name="T67">э</text:span>я от Горла, присланные мамой Слотропа, Налиной, аж из <text:span text:style-name="T65">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63">ю</text:span>б<text:span text:style-name="T63">э</text:span> нашёл розу в Ирландии» («У него <text:span text:style-name="T63">попадаются</text:span> неплохие аранжировки»,– уверяет Тантиви,–«<text:span text:style-name="T63">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63">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63">в </text:span>обшивк<text:span text:style-name="T63">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63">м</text:span> цвето<text:span text:style-name="T63">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text:soft-page-break/>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63">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63">ая</text:span>, и Катариной, золот<text:span text:style-name="T63">ая</text:span>, <text:span text:style-name="T63">а</text:span> взгляд переходит на Алису, Делорес, Ширли, парочка Сэлли—тут в основном красн<text:span text:style-name="T63">ые</text:span> и сини<text:span text:style-name="T63">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64">м</text:span> смерти <text:span text:style-name="T64">ему</text:span> явно <text:span text:style-name="T64">хватает</text:span> врем<text:span text:style-name="T64">ени</text:span>, чтоб и за девушками успе<text:span text:style-name="T64">ва</text:span>ть. Если <text:span text:style-name="T64">имеется</text:span> какая-то причина клеить эти бумажные звезды кажд<text:span text:style-name="T64">ые</text:span> пару дней, то он о ней не распространяется—она, похоже, не для посторонних. Карту видит один только Тантиви и тот относится к ней со снисходительностью дружелюбного антрополога: «<text:span text:style-name="T64">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69"><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70"/>
      <text:p text:style-name="P82"><text:soft-page-break/>Ветер изменился, дует с юго-запада, и барометр падает. Немногим за полдень, а уже стемнело <text:span text:style-name="T68">как</text:span> будто уже вечер под этой массой дождевых туч. Сегодня была долгая идиотская гонка к нулевой отметке и, как обычно, не на что смотреть. Говорили, что это случай взрыва в воздухе с недолётом, горящие куски ракеты рассыпались на многие мили вокруг, главным образом в реку, всего один кусок, неизвестно какой формы и тот плотно оцеплен <text:span text:style-name="T69">ещё </text:span>до приезда Слотропа, самая усиленная охрана из всех, что он вообще <text:span text:style-name="T69">когда-то </text:span>видел, и самая недружелюбная. Мягкие, линялые береты на фоне шиферных туч, «стэны» с глушителями,поставлены на стрельбу очередями, усищи поверх рта покрыли верхние губы, угрюм<text:span text:style-name="T69">ы</text:span>—американскому лейтенанту и <text:span text:style-name="T69">посмотреть</text:span> нельзя, нет, не сегодня. ТОТСССГ, конечно, бедный родственник для разведки Союзных Сил. Но хоть на этот раз Слотроп не один <text:span text:style-name="T69">такой</text:span>, он с холодным удовлетворением пронаблюдал как его ровню из ТехИнформа, а вскоре и шефа <text:span text:style-name="T69">того же</text:span> отдела, который прирулил на своём Волсли Воспе качать права, спровадили ни с чем. Ха! Ни один из них не ответил на дружеский кивок Слотропа. Не повезло, парням. Однако, приставала Тайрон торчит тут по прежнему, раздавая сигареты Лаки Страйк, чтоб хотя бы прикинуть что к чему. </text:p>
      <text:p text:style-name="Text_20_body">Что это за графитовый цилиндр сантиметров пятнадцат<text:span text:style-name="T69">и</text:span> в длину и пять в диаметре, на нём лишь малость закоптилась зелёная армейская краска. Единственная часть уцелевшая при взрыве. Как и планировалось, конечно. Внутри наверняка бумаги. Старшина обжёг руку, когда попробовал поднять и вскрикнул «ёб твою!», вызвав смех среди рядового состава. Все ждали прибытия капитана Прентиса из УСО (эти грёбанные ублюдки никогда не торопятся), который вскоре и прибыл. Слотроп полюбовался со стороны—обветренное лицо, здоровенный жлоб. Прентис забирает цилиндр и уезжает, сеанс окончен. </text:p>
      <text:p text:style-name="Text_20_body">В таком случае, прикидывает Слотроп, ТОТСССГ может, хотя хули толку, подать пятьдесят-пять-миллионный служебный запрос в ОСО, с просьбой сообщить о содержимом цилиндра, и, как обычно, не получить ответа. Нет, всё окей, он не в обиде. УСО всех игнорирует, и все игнорируют ТОТСССГ. А и что с того, вообще? Это его последняя ракета на какое-то время. Хотелось бы насовсем. </text:p>
      <text:p text:style-name="Text_20_body">Сегодня утром в его корзинке «входящее» был приказ о временном откомандировании его в какой-то госпиталь в Ист-Енде. Никаких пояснений кроме копии предписания ТОТСССГу о его переназначении «в рамках тестовой программы ОПБ». Что ещё за тесты? ОПБ это Отдел Политической Борьбы, он посмотрел <text:span text:style-name="T69">по справочнику</text:span>. <text:span text:style-name="T69">За этим</text:span> что-то больше<text:span text:style-name="T69">е,</text:span> чем стандартное дерьмо психометрического теста, наверняка. Но хоть какая-то перемена от этой рутины охоты за ракетами, которая уже приелась. </text:p>
      <text:p text:style-name="Text_20_body">Когда-то Слотроп старался. Нет, серьёзно. Во всяком случае, ему так кажется. Многое из того, что было до 1944 уже малость в тумане. Первая волна Блица вспоминается как полоса сплошной удачи. Всё что Люфтваффе сбрасывали и близко не падало рядом с ним. Но с прошлого лета они перешли на эти бомбы-роботы. Идёшь себе по улице, в постели только-только заснул и тут нежданно этот пердёжный звук над крышами—если он продолжается, доходит до пика и <text:span text:style-name="T70">звучит</text:span> дальше, ну, так это класс, это уже проблема кого-то ещё… но если двигатель смолк, Джексон, берегись—начала падать, подача горючего прекращена, и у тебя 10 секунд, чтобы решить чего тебе напоследок хочется. Ну, в общем, тоже ничего. Понемногу втягиваешься, начинаешь делать <text:soft-page-break/>маленькие ставки, на шиллинг-два, с Тантиви Махер-Маффиком, <text:span text:style-name="T70">из-</text:span>за соседн<text:span text:style-name="T70">его</text:span> столом, куда ахнет следующий падла…. </text:p>
      <text:p text:style-name="Text_20_body">Но с сентября пошли ракеты. Эти ёбаные ракеты. К этим сукам невозможно приспособиться. Никак. Впервые он с удивлением обнаружил, что он по настоящему боится. Начал больше пить, спать меньше, курить одну за одной, чувствовать, что его, типа, <text:span text:style-name="T70">подставили</text:span>. Боже, нельзя же, чтоб <text:span text:style-name="T70">это</text:span> продолжалось.... </text:p>
      <text:p text:style-name="Text_20_body">– Кстати, Слотроп, у тебя уже одна во рту. </text:p>
      <text:p text:style-name="Text_20_body">– Это от нервов,– Слотроп всё равно прикуривает. </text:p>
      <text:p text:style-name="Text_20_body">– Ну, <text:span text:style-name="T76">хотя бы</text:span> <text:span text:style-name="T1">не мои</text:span>,– упрашивает Тантиви. </text:p>
      <text:p text:style-name="Text_20_body">– Две за раз, видал?– переставляет их, чтобы смотрели вниз, как клыки в комиксах. Лейтенанты уставились друг на друга сквозь пивные тени, день углуб<text:span text:style-name="T70">ляется</text:span> за высокими холодными окнами М<text:span text:style-name="T70">Е</text:span>ХАНИКА И КОЛЕНВАЛА, и Тантиви готов рассмеяться или фыркнуть, О, Боже, по ту сторону деревянной Атлантики их стола. Атлантики тут было под завязку за последние три года, и зачастую в ней штормило круче, чем в той, которую некий Вильям, первый трансатлантический Слотроп, пересёк много поколений предков тому назад. Варварство в одежде и речи, буйство в поведении—в один ужасный вечер пьяный в стельку Слотроп, гость Танвити в великосветском клубе Юниор Атенем, до<text:span text:style-name="T70">прыгал</text:span>ся, что их обоих выставили оттуда, за фланговую атаку на ДеКаверли Покса с клювом чучела совы нацеленным на сонную артерию Покса пока тот, загнанный на биллиардный стол, пытался загнать турняк кия Слотропу в глотку. Увы, происшествия подобного толка были довольно часты: однако, доброта – надёжный корабль <text:span text:style-name="T70">в подобных</text:span> океан<text:span text:style-name="T70">ах</text:span>, Тантиви всегда рядом, красне<text:span text:style-name="T70">ет </text:span>и улыба<text:span text:style-name="T70">ется</text:span>, а Слотроп изумл<text:span text:style-name="T70">ён, что</text:span> в самых крутых передрягах Тантиви ни разу его не подвёл. </text:p>
      <text:p text:style-name="P11">Он знает, что с ним можно говорить обо всём. Это касается не только текущего докладах об амурах с Нормой (ямочки на плотных ножках как у девч<text:span text:style-name="T70">о</text:span>нки из Седар Рапидз, штат Айова), Марджори (рослая, элегантная, танцует в строю хористок в Ветряной Мельнице), или про странные события субботней ночи в клубе Фрик-Фрак, Сохо, логово низкопробной репутации расцвеченной плывущими лучами различных пастельных оттенков, с <text:span text:style-name="T70">плакатиками</text:span> <text:span text:style-name="T78">запрещается</text:span> или <text:span text:style-name="T78">джитербаг не танцевать</text:span>, для отвода глаз всякого рода полиции, военной или гражданской, хотя что такое «гражданская» в наши дни, которые нет-нет да и заглянут, и где <text:span text:style-name="T71">недавно</text:span>, ну, это вообще <text:span text:style-name="T72">ни в какие ворота</text:span>, жуткий заговор какой-то, когда Слотроп зашёл, как и условились, встретиться с одной, но увидел двух, рядышком, и ракурс <text:span text:style-name="T72">точно под</text:span> него, над синим шерстяным плечом машиниста 3-й статьи, под голой миленькой подмышкой девушки, что замерла, откинувшись в танце линди-хоп, кожа с оттенком лаванды, которая как раз проплывал<text:span text:style-name="T72">а</text:span> в луче, тут-то и накатила паранойя, лица их <text:span text:style-name="T1">обеих</text:span> двух начали к нему <text:span text:style-name="T72">раз</text:span>ворачиваться…. </text:p>
      <text:p text:style-name="P11">Эти две юные леди <text:s/>помечены серебряными звёздами на карте Слотропа. Должно быть, в те оба раз у него был серебристый настрой—сияющий, звенящий. Цвет звёзд, которые он наклеивает, это просто для передачи его настроения, от фиолетового до золотого. Не для распределения их по рангам—<text:span text:style-name="T72">ничего подобного</text:span>! Никто <text:span text:style-name="T72">и </text:span>не видит эту карту, кроме Тантиви, к тому же, Исусе, они <text:span text:style-name="T1">все</text:span> прекрасны… цветение или листва, в этом его зимнем городе, в чайных, в очередях, <text:soft-page-break/>повязав<text:span text:style-name="T72">шись</text:span> платк<text:span text:style-name="T72">ам</text:span>и, вздыхают, шмыгают, хлопчатобумажные ножки на мостовой, голосуют машине, печатают на машинках, помечают файлы, в помпадурах, жёлтыми ростками карандашей, он их находит—дамочек, девулек, красотулек с грудями в обтяжечку—да, это <text:span text:style-name="T72">малость перебор</text:span>, возможно, но… «Мне ведомо, есть в миру любовь <text:span text:style-name="T72">необузданная </text:span><text:s/>и дикие увеселения»,– проповедовал Томас Хукер, –«как есть дикий чабрец и иные травы; но у нас будет сад любви, сад радостей, насаждаемых Господом нашим». В точности как и произрастает сад Слотропа. Утопает в незабудках, лозинках, в душистой руте—и повсюду эти, лилово-жёлтые как засосы, анютины глазки, целуй-меня-скорей…. </text:p>
      <text:p text:style-name="P11">Он любит рассказывать им про светлячков. Английские девушки ничего вообще не знают про светлячков, и это пожалуй всё, что Слотроп в точности знает про английских девушек. </text:p>
      <text:p text:style-name="P12">Карта ставит Тантиви в тупик. Её не спишешь на обычную охоту американского горлопана <text:span text:style-name="T73">з</text:span>а охо<text:span text:style-name="T73">чими</text:span> двуствол<text:span text:style-name="T73">ками</text:span>, <text:span text:style-name="T73">это скорее</text:span> рефлекс на пустоту в своём-пацане, рефлекс, который Слотроп не может подавить и продолжает лаять в пустую тишь лабораторию, в извилистые ходы гулких коридоров, когда это уже давным-давно не нужно и вся братва отправлены на вторую мировую искать свою смерть. Слотроп и вправду не любит говорить о своих девушках: Тантиви приходится <text:span text:style-name="T73">под</text:span>водить его <text:span text:style-name="T73">к</text:span> тем<text:span text:style-name="T73">е</text:span> дипломатическим<text:span text:style-name="T73">и уловками</text:span>, даже теперь. На первых порах Слотроп, с чудаковатым <text:span text:style-name="T73">джентльменством</text:span>, вообще <text:span text:style-name="T73">её не касался</text:span>, пок<text:span text:style-name="T73">уд</text:span>а не понял насколько Тантиви застенчив. Ему дошло это, когда тот попросил найти ему подружку. И примерно в то же время, Тантиви <text:span text:style-name="T73">разглядел</text:span> насколько Слотроп одинок. Во всём Лондоне ему, похоже, не с кем было поговорить, кроме бесчисленного множества девушек, которых он почти никогда не встречал больше, поговорить <text:span text:style-name="T1">хот</text:span><text:span text:style-name="T2">я бы</text:span><text:span text:style-name="T1"> о чём-нибудь</text:span>. </text:p>
      <text:p text:style-name="Text_20_body">И всё же Слотроп продолжает свою карту ежедневно, с тупой упёртостью. В лучшем случае, она дань течению изменчивых перемен, из которых—посреди нежданных разрушений с неба, загадочных приказов, что прибывают из тёмных бдений ночи, да им просто делать там нечего—он запечатлевает миг, оттуда, отсюда, дни опять холодают, иней по утрам, ощущение груди Дженифер <text:span text:style-name="T73">под</text:span> холодной шерст<text:span text:style-name="T73">ью</text:span> свитера, когда прижал, чтоб чуть согреться в пропахшей <text:span text:style-name="T73">угольным</text:span> дымом <text:s/>прихожей, дневную унылость которой ему никогда не узнать… чашка закипевшего бульона, капля <text:span text:style-name="T73">падает</text:span> на колено и об<text:span text:style-name="T73">жигает</text:span>, пока Айрин, голая как и он, в потоке солнечного света сквозь стекло, проверяет бесценные нейлоны, один за другим, найти пару без затяжек, каждый чулок вспыхивает в свете сквозь зимние шпалеры за окном… голоса модных американских певичек звучащие в нос из бороздок на диске через обшарпанную иглу маминой радиолы у Алисон… обнявшись для тепла, шторы затемнения на окнах, никакого света кроме огонька их последней сигареты, английский светлячок, колышется в капризном курсиве слов что ей захотелось написать, но прочитать их он не может…. </text:p>
      <text:p text:style-name="Text_20_body">– И что дальше?– От Слотропа ни звука. – Эти две твои морячки… когда увидели тебя...– И тут он замечает, что Слотроп, вместо того, чтоб продолжить рассказ, дёргается. Да, он дрожал и перед этим, тут холодно, но не настолько же.– Слотроп! </text:p>
      <text:p text:style-name="P13">– Я не пойму. Исусе.– Даже интересно. Такое дико странное ощущение. Он не может остановиться. Подымает воротник своей курточки, втягивает ладони внутрь рукавов и сидит так какое-то время. </text:p>
      <text:p text:style-name="Text_20_body"><text:soft-page-break/>Вскоре, после паузы, с трясущейся сигаретой: – Их не <text:span text:style-name="T74">услышать</text:span>, когда на подходе. </text:p>
      <text:p text:style-name="Text_20_body">Тантиви знает кто эти «они». Он отводит глаза. Недолгое молчание. </text:p>
      <text:p text:style-name="Text_20_body">– Конечно, не слышно, у них скорость больше скорости звука. </text:p>
      <text:p text:style-name="Text_20_body">– Да, но—я не про то,– слова вырываются между волнами дрожи.– Те другие, Фау-1, их ведь слышно. Так? Может у тебя есть шанс увернуться. Но эти сперва взрываются, а и уж потом слышишь, что летят. Если не убит, тогда уже не слышишь. </text:p>
      <text:p text:style-name="Text_20_body">– То же самое и в пехоте. Сам знаешь. Никогда не слышишь ту, которая в тебя. </text:p>
      <text:p text:style-name="Text_20_body">– У, но— </text:p>
      <text:p text:style-name="Text_20_body">– Считай, что это такая большая пуля, Слотроп. С плавниками. </text:p>
      <text:p text:style-name="Text_20_body">– Исусе,– зубы клацают,– ты умеешь утешить. </text:p>
      <text:p text:style-name="Text_20_body">Тантиви, встревоженно наклоня<text:span text:style-name="T77">етя</text:span> сквозь запах конопли и коричневый сумрак, теперь больше обеспокоен <text:span text:style-name="T74">содроганьями</text:span> Слотропа, чем личными страхами, ему ничего не оста<text:span text:style-name="T74">ётся</text:span> кроме известных ему каналов в попытке развеять и снять <text:span text:style-name="T77">их</text:span>.– Может тебе стоит посмотреть места, где они взрывались…. </text:p>
      <text:p text:style-name="Text_20_body">– Зачем? От них же ничего не остаётся. Не так разве? </text:p>
      <text:p text:style-name="P13">– Я не знаю. Даже немц<text:span text:style-name="T74">ам</text:span> вряд ли <text:span text:style-name="T74">известно</text:span>. Но это для нас отличная возможность об<text:span text:style-name="T74">какать </text:span>ТехИнформ. <text:span text:style-name="T74">Ну, ч</text:span>то скажешь? </text:p>
      <text:p text:style-name="Text_20_body">Вот так и начал Слотроп расследования «случаев» V-бомб. Когда отгремят. Первым делом—каждое утро—кто-то из Гражданской Обороны направлял в ТОТСССГ сводку о вчерашних взрывах. Она доходила до Слотропа в последнюю очередь, от отцеплял список кому адресовалась, уже исчёрканный карандашными пометками, и отправлялся заводить стареющий Хамбер на стоянке, чтоб произвести свой обход, Святой Георгий после факта, идёт колупаться в помёте Зверюги, в осколках немецкого производства, которы<text:span text:style-name="T74">е фиг найдёшь</text:span>, писать пустые заключения в своих блокнотах—трудотерапия. Когда ТОТСССГ стали извещать скорее, он поспевал ко времени работы поисковых групп—следуя за мускулистыми собаками-ищейками КВС в запах штукатурки, в шипенье истекающего газа, среди длинных расщеплённых обломков и провисших сетей арматуры, опрокинутых безносых кариатид с уже проступающей вокруг гвоздей ржавчиной, с ободранной поверхностью, взмах запылённой руки. Ничего по пришепётывающим обоям с павлинами, что распустили хвосты на лужайках у домов в Георг<text:span text:style-name="T74">ие</text:span>вском стиле давным-давно, у вечнозелёных падубов… к крикам требующим <text:span text:style-name="T74">заткнуться</text:span>, где торчащая рука или белизна кожи ожидала их, выживший или жертва. Когда его помощь не требовалась, он стоял в стороне, молясь, поначалу, Богу, как положено, впервые с прошлого Блица, чтобы жизнь победила. Но слишком многие умирали и вскоре, не видя смысла, он бросил. </text:p>
      <text:p text:style-name="P14">Вчера случился хороший день. Нашли ребёнка, живого, маленькая девочка полузадохшаяся в клетке убежища Морисона. Пока сбегали за носилками, Слотроп держал её маленькую руку, посинелую от холода. На улице лаяли собаки. Когда она открыла глаза и увидела его, первое, что <text:soft-page-break/>сказала, было: «Жвачка <text:span text:style-name="T75">есть</text:span>, друг?» Два дня под завалом, без жевательной резинки—всё, что он мог предложить Скользкий Вяз Тэя. Он чувствовал себя идиотом. Прежде, чем её унесли, она всё равно поцеловала его руку, её рот и щека в свете фонариков холодные как иней, город вокруг сразу стал больших заброшенным холодильником, прокисши<text:span text:style-name="T75">й</text:span> запах и больше никогда никаких сюрпризов внутри. И тут она улыбнулась, совсем слабо, и он понял, что именно этого и ждал, <text:span text:style-name="T75">ух-ты</text:span>!—улыбка Ширли Темпл, которая сразу перечеркнула всё, среди чего они её нашли. Глупее не придумаешь. Он <text:span text:style-name="T75">телипается</text:span> на кончике лавины своего рода, 300 лет янки на западных болотах, и не способен на что-либо кроме хрупкого перемирия с их Провидением. </text:p>
      <text:p text:style-name="Text_20_body"><text:span text:style-name="T1">Разрядка напряжённости</text:span>. Каждая из руин, которые он ежедневно обшаривает, это проповедь о суетности. Идут недели, и ни малейшего кусочка никакой ракеты, и это знак насколько непередаваем акт смерти… Духовное Продвижение Слотропа: мирской Лондон его научает: заверни за любой угол и окажешься внутри параболы. </text:p>
      <text:p text:style-name="P46"><text:span text:style-name="T79">У него появилась навязчивая идея ракеты, на которой написано его имя—если они и впрямь решили его </text:span><text:span text:style-name="T80">кончить</text:span><text:span text:style-name="T79"> («Они» включает вероятности намного выходящие за пределы нацистской Германии), то это самый надёжный способ, и им ничего не стоит </text:span><text:span text:style-name="T1">написать его имя на каждой, верно? </text:span></text:p>
      <text:p text:style-name="Text_20_body">– Да, <text:span text:style-name="T81">это</text:span> может пригодиться,– Тантиви позабавлено <text:span text:style-name="T81">взглядывает</text:span> на него, – надёжный финт, особенно перед боем, знаешь, <text:span text:style-name="T1">просимулировать</text:span> что-то в <text:span text:style-name="T81">этом</text:span> роде. Полный верняк. Назови это «боевая паранойя» или типа того. Но— </text:p>
      <text:p text:style-name="Text_20_body">– Кто симулирует?– закуривает сигарету, встряхивая чубом в дыму,– блин, Тантиви, послушай, не хочу тебя расстраивать, но… я уже переслужил четыре года, пойми, это может случиться в любой момент, в следующую секунду, сейчас, враз… блядь… просто нуль, просто и того <text:span text:style-name="T81">даже </text:span>нет… и…. </text:p>
      <text:p text:style-name="Text_20_body">Нет ничего, что он бы мог посмотреть, пощупать руками—вдруг газы, взрыв, и после никаких следов… без предупреждения, Слово тебе на ухо, а потом вечная тишь. Помимо неуловимости, помимо грохота и грома небес разверстых, полнейший ужас в этом издевательстве, в обещанной ему, с немецкой стопроцентной точностью, смерти, которая смеётся над тихими подначками Тантиви… нет, это не пуля с плавниками, Ас<text:span text:style-name="T81">с</text:span>… не Слово, не то Слово, что разрывает день к чертям…. </text:p>
      <text:p text:style-name="Text_20_body">Пятница это была, вечер, в прошлом сентябре, сразу после работы направлялся к станции Подземки на Бонд-Стрит, голова занята предстоящим уик-эндом и его двумя морячками из Морской Службы Гражданской Обороны, те самые Марджори и Норма, которых надо держать по раздельности, чтоб не узнали друг про друга, и в тот момент, когда он сунул палец в нос вытащить козявку, вдруг с неба, за много миль у него за спиной, <text:span text:style-name="Emphasis">mementomori </text:span>резкого мощного взрыва, накатился сзади, как раскат грома. Ну, не совсем гром. Через пару секунд, и уже спереди, шарахнуло снова: чётко и громко, над всем городом. Взят в скобки. Не робот-бомба, и не Люфтваффе. «И не гром,»– удивился он вслух. </text:p>
      <text:p text:style-name="Text_20_body">– Какая-нибудь блинская газомагистраль,– женщина с <text:span text:style-name="T81">коробкой</text:span> для ланча, с глазами припухшими после рабочего дня над машинкой, задела его локтем, проходя мимо. </text:p>
      <text:p text:style-name="P15"><text:soft-page-break/>– Нет, это немцы,– её подруга <text:span text:style-name="T81">всколыхнула</text:span> свои блондинные кудряшки под клетчатым головным платком и выкинула жуткий номер: вскинула ладони к Слотропу,– это за ним они, немцы обожают толстых, пухленьких американцев.– Тут она ущипнула его щеку и подёргала туда-сюда. </text:p>
      <text:p text:style-name="Text_20_body">– Привет, шикарная,– сказал Слотроп. Её звали Синтия. Он успел взять её номер телефона прежде, чем она помахала по-ка, уносимая волнами в толпе часа пик. </text:p>
      <text:p text:style-name="Text_20_body">Это был один из великолепных лондонских железных дней: жёлтое солнце соблазняли тысячи дышащих труб, бесстыдно завлекали. Этот дым больше чем дыхание дня, больше чем мощь темноты—это империальное присутствие, что живёт и движется. Люди пересекали улицы и площади, направляясь во все стороны. Автобусы стартовали, сотнями, по длинным бетонированным мостовым <text:span text:style-name="T82">завозюканными</text:span> <text:span text:style-name="T82">многолетней</text:span> безжалостно<text:span text:style-name="T82">й</text:span> <text:span text:style-name="T82">эксплуатацией</text:span> на износ, в серое марево, жирно-чёрное, красно-свинцовое, алюминиево-бледное, меж груд обломков высотою с двухэтажки, вписываясь в повороты к дорогам забитым воинскими колоннами и другими высокими автобусами, грузовиками с брезентовым верхом, велосипедами и авто, у каждого тут своё назначению и своя точка старта, всё плывёт, иногда голосует, и над всем <text:span text:style-name="T82">над</text:span> этим газовая развалина солнца среди дымовых труб, аэростаты противосамолётных заграждений, линии электропередач и печные трубы, коричневые, как старинные деревянные панели в домах, коричневость темнеет, через минуту обратится чёрным—наверное, истинный момент заката—вот ваше вино, вино и покой. </text:p>
      <text:p text:style-name="Text_20_body">Было ровно 6:43:16 по Британскому Военно-Летнему Времени: небо, как тугой барабан смерти, ещё гудело после удара, а хуй Слотропа—что такое? да, точно, загляни в его армейские трусы, шевельнулся в <text:span text:style-name="Emphasis">эрекции</text:span>, вот-вот торчком вспрыгнет—Боже праведный, а <text:span text:style-name="Emphasis">это</text:span> вдруг с чего? </text:p>
      <text:p text:style-name="Text_20_body">В его истории и, очень может быть, помилуй его Господи, в его досье отмечена особая чувствительность <text:span text:style-name="T82">к</text:span> происходяще<text:span text:style-name="T82">му</text:span> в небе. (Но с чего эрекция?) </text:p>
      <text:p text:style-name="Text_20_body">На старом аспидном сланце надгробного камня на кладбище Конгрегационалистской церкви дома в Минчборо, штат Массачусетс, рука Господа возникает из облака, края фигуры кое-где изъедены двумя столетиями смен огня и льда в долоте времён года, а надпись такова: </text:p>
      <text:p text:style-name="Text_20_body"/>
      <text:p text:style-name="P17"><text:span text:style-name="Emphasis">В память Константа </text:span></text:p>
      <text:p text:style-name="P17"><text:span text:style-name="Emphasis">Слотропа, что умер Марта </text:span></text:p>
      <text:p text:style-name="P17"><text:span text:style-name="Emphasis">4-го 1766 г., на 29-м </text:span></text:p>
      <text:p text:style-name="P17"><text:span text:style-name="Emphasis">году от роду. </text:span></text:p>
      <text:p text:style-name="P16"><text:span text:style-name="Emphasis"/></text:p>
      <text:p text:style-name="P86"><text:span text:style-name="Emphasis">Смерть есть природе долг, </text:span></text:p>
      <text:p text:style-name="P85"><text:span text:style-name="Emphasis">Я уплатил, и ты заплатишь.</text:span> </text:p>
      <text:p text:style-name="P85"/>
      <text:p text:style-name="Text_20_body"><text:soft-page-break/>Констант видел, и не только лишь в своём сердце, эту каменную руку из мирских облак, указующую на него, края её охвачены невыносимым светом, над шёпотом его реки, над синевой широких склонов его Бёркшира, как увидит и сын его, Верайбл Слотроп, да и все в роду Слотропов, так или иначе, все девять или десять поколений которых, обратясь к истокам, укорачиваясь ветвями: все до единого, за исключением Вильяма, самого первого, лежащие под опавшими листьями, под мятой и лиловым дербенником, под прохладными вязами и тенистыми ивами на кладбище у края болот, в давней степени гниения, щелочения, ассимиляции с землёй, под камнями, на которых представлены круглолицые ангелы с собачье длинными носами, зубастый череп Смерти с провалами глазниц, масонские знаки, вазы цветов, пышные ивы, стоячие и сломленные, истёкшие песочные часы, лик солнца, рассветного или закатного, что заглядывает, на манер «здесь был Килрой», поверх горизонта, и строки мемориальных стихов, от простых рубленых строк, как для Костанта Слотропа, до широкого размера Звёз<text:span text:style-name="T83">д</text:span>ного Знамени, как для м-с Элизабет, жены лейтенанта Исайи Слотропа (ум. 1812): </text:p>
      <text:p text:style-name="Text_20_body"/>
      <text:p text:style-name="P84">Смерть ненасытная меня скосила, </text:p>
      <text:p text:style-name="P84"><text:span text:style-name="T83">До часа, когда вновь</text:span> Христос приидет </text:p>
      <text:p text:style-name="P84"><text:span text:style-name="T83">Ч</text:span>ад Его спас<text:span text:style-name="T83">ать, как сказано в</text:span> Писании <text:span text:style-name="T83">о Нём,</text:span> </text:p>
      <text:p text:style-name="P84">Мой плач услышь, читающий сие, </text:p>
      <text:p text:style-name="P84"><text:span text:style-name="T83">Злато н</text:span>е сдела<text:span text:style-name="T83">ет</text:span> вечным твоё бытие. </text:p>
      <text:p text:style-name="P84">Ткацкий стан Господа не <text:span text:style-name="T83">прекращает</text:span> дела своего, </text:p>
      <text:p text:style-name="P84">Наши пути следуют нитям любви Его. </text:p>
      <text:p text:style-name="P18"/>
      <text:p text:style-name="Text_20_body">Вплоть до дедушки текущего Слотропа, Фредерика (ум. 1933 г.), который с присущим ему сарказмом и жёлчностью спёр эпитафию у Эмили Дикинсон, не поминая автора строк: </text:p>
      <text:p text:style-name="Text_20_body"/>
      <text:p text:style-name="P54">Мне некогда было дожидаться Смерти,</text:p>
      <text:p text:style-name="P54">Она любезно дождалась меня </text:p>
      <text:p text:style-name="Text_20_body"/>
      <text:p text:style-name="Text_20_body">Каждый из них, в порядке очереди, платил надлежащий долг природе, оставляя излишки следующему звену в цепи продолжения имени. Они начинали как <text:span text:style-name="T83">мехо</text:span>торговцы, козлиными шкурами, <text:span text:style-name="T83">как </text:span>засольщики и коптильщики бекона, перешли не стеклопроизводство, стали выборными людьми, строителями дубилен, карьеров мрамора. Округа на многие мили превратилась в некрополь серый от мраморной пыли, той пыли, которой дышали призраки всех тех псевдо-античных монументов, <text:span text:style-name="T84">которые</text:span> увозили <text:s/>куда-нибудь ещё, по всей Республике. Всегда куда-нибудь ещё. Деньги находили лазейки просочиться <text:span text:style-name="T84">прочь </text:span>из портфелей акций более хитрыми путями, чем любая генеалогия: <text:span text:style-name="T84">то, </text:span>что оставалось дома, шло на земельные участки <text:soft-page-break/>леса, чьи зелёные массивы таяли акрами за один повал, превращаясь в бумагу—туалетную бумагу, банкноты, газеты—орудия или источники дерьма, денег и Слова. Ни один Слотроп никогда не заносился в Социальный Регистр, не удостаивался членства в Сомерсет Клубе—они тихо делали своё дело, ассимилировались с динамичностью жизни, которая окружала их так же плотно, как после их смерти стиснет земля церковного кладбища. Дерьмо, деньги и Слово, три американские истины питающие американскую мобильность, затребовали Слотропов, навеки пристегнули их к судьбе страны. </text:p>
      <text:p text:style-name="Text_20_body">Однако, они не процветали… почти всё добывалось упорством—хотя всё это начало скисать примерно в те времена, или около того, когда Эмили Дикинсон писала: </text:p>
      <text:p text:style-name="P19"/>
      <text:p text:style-name="P60">Падение дьявольски нелёгкий труд,</text:p>
      <text:p text:style-name="P60">Ведётся постепенно, кропотливо— </text:p>
      <text:p text:style-name="P60">Никто не согрешает в одночасье, </text:p>
      <text:p text:style-name="P60">Тут дребезги нужны, чтоб поскользнуться, </text:p>
      <text:p text:style-name="P19">но всё-таки они держались. Традиция, <text:span text:style-name="T84">среди</text:span> остальных, была простой, её знал каждый—застолби, разработай, выжми всё, что возможно, потом двигай на запад, там всегда найдёшь. Но из как<text:span text:style-name="T84">ой</text:span>-то <text:span text:style-name="T84">устоявшейся</text:span> инерции, Слотропы оставались на востоке, в Бёркшире, извращенчески—рядом с затопленными карьерами и холмами из-под вырубленных лесов, которые они оставили, как подписанные признания вины, по всей этой коричневой, как старая солома, плесневеющей ведьмацкой стороне. Прибыли падают, семейство постоянно разрастается. Доход от немногих разных трестов опять-таки вкладывался, семейными банками в Бостоне, каждое второе или третье поколение, в какой-нибудь следующий трест, в затяжном раллентандо, в бесконечной серии едва ощутимого, год за годом, умирания… но никогда до полного нуля…. Депрессия, грянув, <text:span text:style-name="T84">засвидетельствовала</text:span> процесс. Слотроп рос среди холмов иссякшей деловой активности, каменные ограды вокруг усадеб безмерно богатых, полумифических жильцов из Нью-Йорка, вновь превраща<text:span text:style-name="T84">ли</text:span>сь в зелёную пустошь или усыха<text:span text:style-name="T84">ли</text:span> на корню, все хрустальные окна, до единого, перебиты, все Харриманы и Витни в отъезде, газоны позарастали для сенокоса, осенний сезон уже не пора фокстротов вдалеке, лимузинов и фонарей, а всё тех же привычных цикад опять, опять яблок, ранних заморозков <text:span text:style-name="T84">изгоняющих</text:span> колибри прочь, восточных ветров, октябрьских дождей: и только зимы неизменны. </text:p>
      <text:p text:style-name="Text_20_body">В 1931, год большого пожара в Аспинвол Отеле, юный Тайрон навещал свою тётушку в Леноксе. Был апрель, но секунды две, проснувшись в непривычной комнате от топота больших и маленьких ног вниз по лестнице, он подумал что это зима, потому что часто в такой же час папа или Хоган будили его и, закутавшись, всё ещё смаргивая в холод остатки сна наблюдали северное сияние. </text:p>
      <text:p text:style-name="Text_20_body">Охренеть, до чего они его пугали. Что если эти сияющие занавеси сейчас распахнуться? Что покажут ему призраки севера, усыпанные драгоценностями? </text:p>
      <text:p text:style-name="P20"><text:soft-page-break/>Но это была весенняя ночь, небо переливалось красным, тёмно-оранжевым, в долинах выли сирены пожарных машин из Питсфилда, Ленокса, Ли—соседи стояли на своих крылечках, поглазеть на ливень искр осыпающих крутой склон… «Как метеоритный дождь,»– говорили они.– «Как угольки на четвёртое июля...»– шёл 1931, <text:span text:style-name="T84">отсюда</text:span> и сравнения таки<text:span text:style-name="T84">е</text:span>. Головешки падали пять часов кряду, дети давно заснули, а взрослые пили кофе и рассказывали друг другу какие пожары вид<text:span text:style-name="T85">а</text:span>ли они в другие годы. </text:p>
      <text:p text:style-name="P20">Но это что за сияние? Какие призраки командуют тут? Что если в следующий момент всё заслонит кромешная ночь, контроль утрачен и занавеси распахиваются показать зиму, которую никто и представить не мог…. </text:p>
      <text:p text:style-name="Text_20_body">6:43:16, БВЛВ—<text:span text:style-name="T3">вот когда</text:span><text:span text:style-name="T85"> </text:span><text:span text:style-name="Emphasis">небо <text:s/></text:span>именно так и распахивается, вот-вот прорвётся, его лицо уже очерчено этим светом, сейчас всё пропадёт и он <text:span text:style-name="T85">утратит</text:span> себя, как <text:span text:style-name="T85">постоянно</text:span> гов<text:span text:style-name="T85">а</text:span>ри<text:span text:style-name="T85">ва</text:span>ли там, где он вырос… стройные шпили церквей на всех этих осенних склонах, белые ракеты готовые к запуску, всего несколько секунд обратного отсчёта, розовые окна вбирают воскресный свет, который одухотворяет и омывает лица проповедников <text:span text:style-name="T86">толкующих о</text:span> благодати, они клянутся, <text:span text:style-name="T4">именно</text:span><text:span text:style-name="T86"> </text:span><text:span text:style-name="Emphasis">так оно и бывает—да </text:span><text:span text:style-name="Emphasis"><text:span text:style-name="T86">и </text:span></text:span><text:span text:style-name="Emphasis">великая длань света </text:span><text:span text:style-name="Emphasis"><text:span text:style-name="T86">тянется вниз</text:span></text:span><text:span text:style-name="Emphasis"> из облаков....</text:span> </text:p>
      <text:p text:style-name="P71"><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47">На стене, в орнаментальном зажиме тёмной меди, пылает газовый факел, ровно и с лёгким напевом—<text:span text:style-name="T87">от</text:span>регулиров<text:span text:style-name="T87">ан до уровня, которому</text:span> <text:s/>учёны<text:span text:style-name="T87">е</text:span> прошлого века <text:s/><text:span text:style-name="T87">дали имя</text:span>«чувствительное пламя», невидимое у основания, на выходе из отверстия, <text:span text:style-name="T87">оно </text:span>завис<text:span text:style-name="T87">ает</text:span> в паре дюймов выше, бледнеет кверху ровным синим светом маленьк<text:span text:style-name="T87">ого</text:span> мерцающ<text:span text:style-name="T87">его</text:span> конус<text:span text:style-name="T87">а</text:span>, <text:span text:style-name="T87">что </text:span>способ<text:span text:style-name="T87">ен</text:span> реагировать на самые незаметные перемены давления воздуха в комнате. Он отмечает гостей, когда заходят и выходят с одинаковым любопытством и сдержанностью, как будто за круглым столом идёт какая-то азартная игра. Круг сидящих не отвлекается, им не мешает. Никаких тут тебе бледных рук или <text:span text:style-name="T87">фосфоренцирующих труб</text:span>. </text:p>
      <text:p text:style-name="Text_20_body">Офицеры Кемрина в парадных бриджах в клеточку, синих обмотках, шотландских килтах забредают, беседуя с американцами срочной службы… есть и священнослужители, гвардейцы Местной Обороны, Пожарной Службы, только что сменившись, складки шерстяных кителей отяжелел<text:span text:style-name="T88">и</text:span> от дыма, каждый жалуется, что не прочь поспать бы с часик, и выглядит соответственно… древние Эдвардианские леди в шёлковом крепе, выходцы Вест-Индии мягко <text:span text:style-name="T88">о</text:span>плетают гласны<text:span text:style-name="T88">ми</text:span> <text:span text:style-name="T88">цепочки из</text:span> неподатливых российско-еврейских согласных… Большинство минуют свя<text:span text:style-name="T88">щены</text:span>й круг по касательной, некоторые остаются, потом и эти некоторые расходятся по другим комнатам, не прерывая хрупкую медиума, что сидит ближе всех к чувствительному пламени, спиною к стене, рыжевато-каштановые волосы плотно приглажены, высокий лоб без морщин<text:span text:style-name="T88">ок</text:span>, тёмные губы движутся то без усилий, то спотыкаясь: </text:p>
      <text:p text:style-name="Text_20_body">– Трансектировавшись в сферу Доминуса Блисеро, Ролан обнаружил, что все знаки <text:span text:style-name="T88">ополчились на него</text:span>… Огни, которые он изучил также хорошо, как один из <text:span text:style-name="T88">здесь </text:span>присутствующих, <text:span text:style-name="T88">их </text:span>расположен<text:span text:style-name="T88">ность</text:span> и движение, <text:span text:style-name="T88">оказались </text:span>вдруг на противоположном конце, все в танце… в неуместном танце. Ничего из обычного <text:span text:style-name="T88">развития</text:span> Блисеро, ничего нового… отчуждён… Роланд также ощутил вихрь, в т<text:span text:style-name="T88">ак</text:span>ой мере как смертная оболочка никогда ему не позволяла. Открыл, что <text:soft-page-break/>это так… так радостно, что стрела может менять своё направление. Ветер дул год напролёт, год за годом, но Роланд чувствовал только мирской ветер… он имеет ввиду, его личный ветер. Однако… Селена, ветер, ветер повсюду…. </text:p>
      <text:p text:style-name="Text_20_body">Здесь медиум прерывается, <text:span text:style-name="T89">чуть</text:span> молчит… <text:span text:style-name="T89">лёгкий</text:span> стон… момент тихого отчаяния: «Селена, Селена, ты <text:span text:style-name="T89">ушла</text:span>?» </text:p>
      <text:p text:style-name="Text_20_body">– Нет, дорогой,– на её щекам полоски от недавних слёз.– Я слушаю. </text:p>
      <text:p text:style-name="Text_20_body">– Всё дело в контроле. <text:span text:style-name="T89">Причина всех </text:span>трудност<text:span text:style-name="T89">ей</text:span>: <text:span text:style-name="T89">в </text:span>контрол<text:span text:style-name="T89">е</text:span>. Впервые он оказался <text:span text:style-name="T1">внутри</text:span>, понимаешь. Контроль <text:span text:style-name="T91">помещён</text:span> внутри. Уже нет надобности пассивно <text:span text:style-name="T91">дожидаться</text:span> «внешни<text:span text:style-name="T91">х</text:span> сил»—сворачива<text:span text:style-name="T90">еш</text:span>ь в любой ветер. <text:span text:style-name="T90">Словно</text:span>… </text:p>
      <text:p text:style-name="P21">– Рынок уже не нужда<text:span text:style-name="T91">л</text:span>ся в управлении Невидимой Рукой, но <text:span text:style-name="T91">мог </text:span>теперь <text:span text:style-name="T1"><text:s/>сам создавать себя</text:span>—свою логику, импульс, стиль, <text:span text:style-name="T1">изнутри</text:span>. Перен<text:span text:style-name="T92">ос</text:span> контроля внутрь <text:span text:style-name="T92">ратифицировало то</text:span>, что уже произошло де факто—что вы отринули Бога. Но вы <text:span text:style-name="T92">впали в</text:span> ещё б<text:span text:style-name="T31">о́</text:span>льш<text:span text:style-name="T92">ую</text:span> и более опасн<text:span text:style-name="T92">ую</text:span> иллюзи<text:span text:style-name="T93">ю</text:span>. Иллюзи<text:span text:style-name="T93">я</text:span> контроля. Будто А может ко<text:span text:style-name="T93">н</text:span>тролировать Б. Полностью. <text:span text:style-name="T93">Это <text:s/>никем не </text:span><text:span text:style-name="T5">делается</text:span>. <text:span text:style-name="T93">Всё лишь</text:span> происходит, А и Б не имеют реальности, они просто наименования частей, которы<text:span text:style-name="T93">м надо оставаться</text:span> неразрывн<text:span text:style-name="T93">ыми</text:span>…. </text:p>
      <text:p text:style-name="P21">– <text:span text:style-name="T93">Выдаёт</text:span> белиберду Успенского,– шепнула леди протискиваясь мимо, под руку с портовым грузчиком. Запахи дизельного топлива и духо<text:span text:style-name="T101">в</text:span> <text:span text:style-name="T1">Sous le Vent</text:span>, смешавшись, <text:span text:style-name="T93">плывут</text:span> мимо пока они про<text:span text:style-name="T93">ходят</text:span>. Джессика Свонлейк, цветущая девушка в форме рядовой ВТС, <text:span text:style-name="T93">учуяв</text:span> довоенные духи, взглянула вслед, фнн, наряд не меньше, чем гиней <text:span text:style-name="T93">в</text:span> 15 и целую кучу талонов сверху, наверное, из Харродс и на мне смотрелся б куда лучше, уж это <text:span text:style-name="T93">наверняка</text:span>. Леди, обернувшись вдруг, улыбается поверх плеча, ты так уверена? Боже, неужто она услышала? Ну, в таком-то месте почти наверняка. </text:p>
      <text:p text:style-name="P21">Джессика стоит недалеко от стола для сеанса с пригоршней дротиков дартс в ладони, которые <text:span text:style-name="T93">бесцельно</text:span> выдернула из доски на стене, голова чуть наклонена, повыше коричневого воротника виднеется ложбинка в её шее и верхние позвонки под прядями светло каштановых волос спадающих вдоль её щёчек. Латунные тельца согретые её кровью, подрагивают у неё на ладони. Она тоже уж<text:span text:style-name="T93">е</text:span> словно, поглаживая кончики их оперения, впала в лёгкий транс.… </text:p>
      <text:p text:style-name="Text_20_body">Снаружи, из восточных районом, докатывается приглушённый взрыв очередной ракеты-бомбы. Окна дрожат, пол вздрагивает. Чувствительное пламя ныряет увернуться, тени поперёк стола приплясывают, темнея, к комнате напротив—потом оно высоко подскакивает, втягивая тени вспять, и исчезает вообще. Гас шипит в скудно освещённой комнате. Милтон Гломинг, <text:span text:style-name="T94">бакалавр</text:span> Кембриджа с отличием, десять лет тому, прекращает стенографировать, чтобы подняться и пойти перекрыть газ. </text:p>
      <text:p text:style-name="Text_20_body">Похоже, самое время для Джессики метнуть дарт: всего один. Волосы встрепенулись, груди классно так подпрыгнули, каждая под своим тяжёлым лацканом. Посвист воздуха, шмяк: точнёхонько <text:span text:style-name="T94">в</text:span> центр. Милтон Гломинг вскидывает бровь. Его ум, постоянно занятый сбором соответствий, думает, что <text:span text:style-name="T94">ему подвернулось</text:span> ещё одно. </text:p>
      <text:p text:style-name="Text_20_body"><text:soft-page-break/>Медиум, уже с раздражённостью, начин<text:span text:style-name="T95">а</text:span>ет выходить из транса. Любому ясно что сейчас происходит по ту сторону. Для этого сеанса, как и для любого другого, необходим не только родственный круг <text:s/>в <text:span text:style-name="T95">этом</text:span> мире, но <text:span text:style-name="T95">и</text:span> основ<text:span text:style-name="T95">ополагающ</text:span>ая четырёхсторонняя согласованность, <text:span text:style-name="T95">которая</text:span> не должна прерываться ни в одном из своих звеньев: Роланд (дух), Питер Сачса (контроль), Кэрол Эвентир (медиум), Селена (жена и уцелевшая). Где-то там за гранью усилий, плутаний, порывов белого шума в эфире, эта целостность начала распадаться. Расслабление, поскрипывание стульев, вздохи, откашливания… Милтон Гломинг чиркает в своём блокноте, резко захлопывает. </text:p>
      <text:p text:style-name="Text_20_body">Вскоре Джессика начинает прохаживаться. Роджера нигде не видно и она не знает понравится ли ему, что она его искала, а Гломинг хоть и застенчивый, но не такой скукотный как некоторые другие из друзей Ро<text:span text:style-name="T95">д</text:span>жера…. </text:p>
      <text:p text:style-name="Text_20_body">– Роджер говорил, что <text:span text:style-name="T95">вы </text:span>теперь подсчитаете все слова, которые записывали и составите какие-то графики,– приветливо, предотвращая <text:span text:style-name="T95">любое</text:span> замечание про тот бросок дарта, который она предпочла б замять.– Они у вас только про сеансы? </text:p>
      <text:p text:style-name="Text_20_body">– Машинальные тексты,– напряжённый общением с девушкой, Гломинг хмурится, кивает.– Ну, ещё пара случаев с реакциями видж-доски, да, да… мы пытаемся разработать вокабуляр кривых—понимаете, определённые патологии, характерные конфигурации— </text:p>
      <text:p text:style-name="Text_20_body">– Я как-то это всё не очень— </text:p>
      <text:p text:style-name="Text_20_body">– Ну, если вспомнить принцип Зипфа о Наименьшем Усилии: если мы спроецируем частотность слова Пи суб эн на ординату эн на логорифмических осях...– бормочет в её молчание, она и <text:span text:style-name="T95">изумлённой</text:span> грациозна,– то мы, конечно же, получим что-то наподобие прямой… однако, у нас есть данные, <text:span text:style-name="T95">которые</text:span> предполагают <text:span text:style-name="T95">и </text:span>кривые при определённых—условиях они, ну, фактически, совсем другие—шизофреники, например, показывают некоторую ровность в верхней части, а затем прогрессирующую крутизну, как бы в форме лука… я думаю с этим другом, ну, с этим Роландом, мы имеем классическую паранойю— </text:p>
      <text:p text:style-name="Text_20_body">– Ха,– это слово ей известно.– Мне показалось, вы оживились, когда он сказал «<text:span text:style-name="T95">ополчились против</text:span>». </text:p>
      <text:p text:style-name="Text_20_body">– «Против», «наоборот», да, вас бы удивила частотность этих слов. </text:p>
      <text:p text:style-name="Text_20_body">– А какое самое частое слово,– спросила Джессика,– номер один по вашим записям. </text:p>
      <text:p text:style-name="Text_20_body">– То же самое, что и всегда в собраниях <text:span text:style-name="T95">для дел такого рода</text:span>,– ответил статистик, <text:span text:style-name="T96">словно</text:span> каждый знает, что это «смерть». </text:p>
      <text:p text:style-name="Text_20_body">Пожилой волонтёр службы оповещения воздушных налёт<text:span text:style-name="T96">ов</text:span>, накрахмаленный и хрупкий как тонкая кисея, приподымается на цыпочки заново зажечь чувствительное пламя. </text:p>
      <text:p text:style-name="Text_20_body">– Кстати, а где это ваш молодой безумец? </text:p>
      <text:p text:style-name="Text_20_body">– Роджер с <text:span text:style-name="T102">К</text:span>апитаном Прентисом,– неопределённый взмах руки.– Как <text:span text:style-name="T96">всегда</text:span>: <text:span text:style-name="T96">неясные</text:span> Микроплёночные Ман<text:span text:style-name="T102">ё</text:span>вры. </text:p>
      <text:p text:style-name="Text_20_body"><text:soft-page-break/>Включённый в <text:span text:style-name="T96">какой-то</text:span> из <text:span text:style-name="T96">дальних</text:span> комнат, через запретную игру в зернь, слои дыма и говорильни, Фолкмэн с его оркестром Апачей доносится из приглушённой волны Би-Би-Си, коренастые пинты и стройные рюмки для шерри, зимний дождь <text:span text:style-name="T96">в</text:span> окна. Пора заклейки щелей, газовых обогревателей, тёплых шалей от холода ночи, коротай её со своей молодой леди или старым голландским ромом, или как тут, в Сноксоле, в хорошей компании. В этом убежище—пожалуй, истинный уголок покоя из нескольких рассеянных в этом долгом военном времени, где собираются не совсем в военно-оборонительных целях. </text:p>
      <text:p text:style-name="Text_20_body">Пират Прентис так это <text:span text:style-name="T96">и </text:span>воспринимает, косвенно, <text:span text:style-name="T96">в виде</text:span> классово<text:span text:style-name="T96">й нервозности</text:span>, он несёт свою улыбку среди всех тут собравшихся как боевую фалангу. <text:span text:style-name="T96">Её о</text:span>н перенял <text:span text:style-name="T96">в кино</text:span>—та <text:span text:style-name="T96">самая зло</text:span>вредная ирландская ухмылка, с которой Денис Морган взводит курок когда стволы клыкастых жёлтых крыс начинают изрыгать чёрные дымы, перед тем как он их всех положит. </text:p>
      <text:p text:style-name="Text_20_body">Эта усмешка нужна ему так же, как он нужен Фирме—которые, и это всем известно, используют кого угодно, предателей, убийц, извращенцев, негров, даже женщин, лишь бы добиться того, что Они хотят. Сперва, Они не слишком-то верили в полезность Пирата, но затем, по ходу дел, Они очень даже убедились в этом. </text:p>
      <text:p text:style-name="Text_20_body">– Генерал-<text:span text:style-name="T96">М</text:span>айор, <text:span text:style-name="T96">как </text:span>вы можете поддерживать такое. </text:p>
      <text:p text:style-name="Text_20_body">– Мы следим за ним круглые сутки. Физически, расположение он не покидает, это точно. </text:p>
      <text:p text:style-name="Text_20_body">– Значит у него есть сообщник. Каким-нибудь гипнозом—наркотиками, я не знаю—они выходят на его подопечного и транквилизируют. Бога ради, вы ещё начните следовать гороскопам. </text:p>
      <text:p text:style-name="Text_20_body">– Гитлер так и делает. </text:p>
      <text:p text:style-name="Text_20_body">– Гитлер человек одухотворённый, а мы с вами просто наёмные работники, не забывайте…. </text:p>
      <text:p text:style-name="Text_20_body">После первого всплеска интереса, количество клиентов назначенных Пирату поубавилось. На текущий момент, его нагрузка вполне приемлема. Но ему не этого хочется. Они не поймут, эти <text:span text:style-name="T96">джентльменски</text:span> муштрованные маньяки из УСО, <text:span text:style-name="T1">ах очень </text:span><text:span text:style-name="T7">мило</text:span><text:span text:style-name="T1">, </text:span><text:span text:style-name="T6">К</text:span><text:span text:style-name="T1">апитан</text:span>, трандёж <text:span text:style-name="T96">командных </text:span>совещаний, шарканье ботинками, очки, какие сейчас носят в правительстве, <text:span text:style-name="T1">превосходно и вот бы показали это как-нибудь у нас в клубе…. </text:span></text:p>
      <text:p text:style-name="Text_20_body">Пират хочет быть своим среди Них, хочет их грубоватой любви с запахом отличного виски и табачного блэнда Латакии. Он хочет свойского понимания, а не этих заумных шибздиков и рационально долбанутых в этом Сноксале, такие преданные своей науке, такие терпимые, что только тут (<text:span text:style-name="T96">вот</text:span> <text:span text:style-name="T96">что и</text:span> достаёт по полной) единственное место во всех пределах империи войны, где он чувствует себя не <text:span text:style-name="T97">окончательным</text:span> чужаком. </text:p>
      <text:p text:style-name="P22">– Это вообще не<text:span text:style-name="T97">постижимо</text:span>,– говори<text:span text:style-name="T97">т</text:span> Роджер Мехико,– что у них на уме, в голове не укладывается, Закон о Ведьмовании, принят 200 лет назад, это обломок из совершенно другой эпохи, тогда <text:span text:style-name="T97">и </text:span>мыслили по иному. И вдруг в 1944 по нему осуждают направо и налево. Нашего м-ра Эвентира,– указыва<text:span text:style-name="T97">ет</text:span> на медиума, который в другом конце комнаты болтает с Гевином Трефойлом,– могут в любой момент повязать—вломятся через окна и увезут особо опасного Эвентира в тюрьму Скрабз за-попытку-применения-заклинаний-в-целях-принуждения-<text:soft-page-break/>покойных-особ-раскрыть-их-тогдашнее-местопребывание-и-чем-занимались-с-живими-на-тот-момент-лицами, Боже мой, докатиться до <text:span text:style-name="T97">настолько</text:span> идиот<text:span text:style-name="T97">ского</text:span> грёбанного фашизма… </text:p>
      <text:p text:style-name="Text_20_body">– Полегче, Мехико, ты опять теряешь старую добрую объективность—человеку науки это не к лицу. Это уж совсем не по-научному. </text:p>
      <text:p text:style-name="Text_20_body">– <text:span text:style-name="T98">Осёл</text:span>. И ты <text:span text:style-name="T1">за них</text:span>. <text:span text:style-name="T99">Как т</text:span>ы <text:span text:style-name="T99">мог </text:span>не почувствова<text:span text:style-name="T99">ть ещё на входе</text:span>? Это громадн<text:span text:style-name="T99">ая трясина </text:span>паранойи. </text:p>
      <text:p text:style-name="Text_20_body">– Это мой дар, кто спорит,– зная, что скажет резкость, Пират пытается сперва загладить,– но не знаю готов ли я к таким <text:span text:style-name="T1">разнообразным</text:span> её проявлениям…. </text:p>
      <text:p text:style-name="Text_20_body">– А, Прентис.– Ни бровью не <text:span text:style-name="T99">повёл.</text:span> Терпимость. А<text:span text:style-name="T100">х</text:span>. </text:p>
      <text:p text:style-name="Text_20_body">– Ты бы <text:span text:style-name="T100">заглянул как-нибудь</text:span>, пусть доктор Грост проверит на своей ЭЭГ. </text:p>
      <text:p text:style-name="Text_20_body">– Ладно, как только <text:span text:style-name="T100">найду</text:span> время,– неопределённо. И тут <text:span text:style-name="T100">уже </text:span>проблема безопасности, пустая болтовня пускает корабли на дно, он не может быть <text:span text:style-name="T100">чересчур</text:span> уверен, даже насчёт Мехико. В текущей операции слишком много кругов, внешних и внутренних. Список доверенных лиц сокраща<text:span text:style-name="T100">е</text:span>тся, <text:span text:style-name="T100">с</text:span> <text:span text:style-name="T100">продвижением</text:span>, кольцо за кольцом, к центру, Инструкция Уничтожить постепенно охватывает каждый клочок, лишнюю запись, ленту с печатной машинки. </text:p>
      <text:p text:style-name="Text_20_body">По его прикидкам, Мехико изредка обеспечивает поддержку <text:span text:style-name="T100">свежей</text:span> мании Фирмы, известной как операция Чёрное Крыло, своей статистикой—анализиру<text:span text:style-name="T100">ет</text:span> данные чуждой морали, например—выходя за пределы предприятия, вот как в этот вечер, Пират служит посредником между Мехико и своим со-комнатником Тэди Блотом. </text:p>
      <text:p text:style-name="Text_20_body">Ему известно, что Блот куда-то ходит что-то снимать на микроплёнку, а потом передаёт, через Пирата, молодому Мехико. А дальше, надо полагать, в «Белое Посещение», где размещается общее аген<text:span text:style-name="T100">т</text:span>ство известное как ПРПУК, Психологические Разведывательные Проекты по Ускорению Капитуляции. Про чью капитуляцию речь, ни гу-гу. </text:p>
      <text:p text:style-name="Text_20_body">Пират не исключает возможности сотрудничества Мехико с одной из сотен тех скользких меж-Союзнических программ наблюдения, что расплодились в Лондоне с момента расквартированию тут американцев и нескольких <text:span text:style-name="T100">эмиграционных </text:span>правительств. Среди них интересоваться Германией просто неуместно. Каждый оглядывается через плечо, Свободные Французы составляют планы мести предателям в Виши, люблинские коммунисты сводят счёты с варшавскими теневыми министрами, греки из ЭЛАС подсиживают роялистов, мечтатели невозвращенцы всех языков надеются волей, кулаками, молитвами восстановить королей, республики, самозванцев, анархических однодневок усохших ещё до жатвы… некоторые гибнут, жутко, безымянно, подо льдом и снегом бомбовых кратеров в Ист-Енда, до весны не докопаться, другие хронически пьяны или занаркотизированы, чтоб прожить ещё один день повторения, в основном почему-то потерь, теряя остатки своих душ, уж сколько там <text:span text:style-name="T100">и </text:span>было-<text:span text:style-name="T100">то</text:span>, всё меньше способны доверять, погрязнув в нескончаемой болтологии, в ежедневной самокритике, <text:span text:style-name="T100">в</text:span> призывах к тотальной бдительности… но кто тут самый чуждый иностранец, по мнению Пирата, если не этот наёмник без родины, которого он видит в своём зеркале, самый жалкий из всех эмигрантов…. </text:p>
      <text:p text:style-name="Text_20_body"><text:soft-page-break/>Ладно: допустим Они втянули Мехико в какое-то византийское упражнение, возможно, с американцами. Может быть, с русскими. В «Белом Посещении» предназначенном для психологической войне, найдётся по паре от чего угодно, бихевиорист слева, последователь уче<text:span text:style-name="T103">н</text:span>ия Павлова справа. Пирата это не касается. Но он замечает, что с каждой переданной микроплёнкой, энтузиазм Роджера заметно нарастает. Нездоровая тенденция: у него такое ощущение будто он способствует наркотической зависимости. Он чувствует как его друг, его временный друг военного времени, используется для чего-то не очень приличного. </text:p>
      <text:p text:style-name="Text_20_body">А он что может? Если бы Мехико захотел поговорить об этом, он бы нашёл возможность, в обход их бдительности. Его сдержанность, в отличие от Пиратовой, объясняется не механикой Операции Чёрное Крыло. Это больше похоже на стыд. Сегодня, когда Мехико брал конверт, он отворачивал лицо, глаза метались по углам комнаты, рефлекс покупателя порнухи.... Зная Блота, наверное так и есть, дружеский визит молодой леди к хорошо накачанному молодому человеку, в нескольких позах—куда здоровее, чем всё <text:span text:style-name="T100">заснятое на</text:span> этой войн<text:span text:style-name="T100">е</text:span>… по крайней мере, жизнь…. </text:p>
      <text:p text:style-name="P48"><text:span text:style-name="T104">Вон девушка Мехико </text:span><text:span text:style-name="T105">за</text:span><text:span text:style-name="T104">ходит в комнату. Он замечает её мгновенно, чистота вокруг неё, дым и шум отступают… так </text:span><text:span text:style-name="T106">это </text:span><text:span text:style-name="T104">он уже и ауру начинает различать? Она заметила Роджера и улыбнулась, огромные глаза… тёмные ресницы и никакой косметики, во всяком случае Пират не различил, волосы валиком, до плеч—ну, на кой ей сдалась та зенитная батарея? Ей бы работать в столовой для рядового состава, разливать кофе по чашкам. </text:span><text:span text:style-name="T106">И тут о</text:span><text:span text:style-name="T104">н вдруг просто старый пердун и придурок, таящий щемящее чувство, да просто любовь к ним обоим, которая не просит ничего, лишь бы они остались в живых, но он легко замаскирует её другими словами «забота», ну, или там «привязанность»…</text:span>. </text:p>
      <text:p text:style-name="Text_20_body">В 1936, Пират (она говорила «<text:span text:style-name="T113">с </text:span>апрел<text:span text:style-name="T113">я</text:span> Т. С. Элиота», хоть это была более холодная пора года) полюбил жену управляющего. Тонкая, как вёрткий стебель девушка по имени Скорпия Мосмун. Её муж Клайв, эксперт по пластмассам из Кембриджа, работал На Империал Кемиклз. У Пирата, профессионального вояки, случился год или два передышки для гражданской жизни. У него появилось в то время чувство, как служил к востоку от Суэца, в местах типа Бахрейна, где пиво приходится пить разбавленным своим же по́том среди вечной вони нефти-сырца из Мухарака, с заходам солнца находиться в расположении—всё равно 98% заражены венерическими болезнями—обожжённое солнцем, замызганное подразделение для охраны шейха и нефтяных денег против любой угрозы к востоку от пролива Ла-Манш, сексуально озабоченный, одурелый от укусов вшей и тепловой сыпи (мастурбировать в таких условия утончённая пытка), постоянно на взводе—и через всё это к Пирату просочилось неясное подозрение, что жизнь как-то его обходит. </text:p>
      <text:p text:style-name="Text_20_body">Невероятная чёрно-белая Скорпия подтвердила немало фантазий Пирата про гламурный английский высший свет с шёлковыми ножками, который, как он чувствовал, был для него за семью замками. Они встретились, когда Клайв уехал в срочную служебную командировку—это же надо!—в Бахрейн. Такая симметричность снимала чувство вины в Пирате, отчасти. На званых вечерах они притворялись незнакомыми, хотя она так и не научилась владеть собой, <text:span text:style-name="T108">если</text:span> нежданно замечала его в другом конце комнаты (где он пытался казаться таким же как все, словно не был всю жизнь наёмным работником). Ей казалось трогательном его невежество во всём—званых вечерах, любви, деньгах—чувствовала себя великосветской и отчаянно забот<text:span text:style-name="T108">илась </text:span><text:soft-page-break/><text:span text:style-name="T108">сберечь</text:span> это<text:span text:style-name="T108">т</text:span> момент мальчишества в его имперски вышколенном, уже устоявшемся (ему было 33) быту, в его пред-Аскетизме, <text:span text:style-name="T108">эту его</text:span>, <text:span text:style-name="T108">как</text:span> Скорпия определила, последнюю любовь—хотя сама была слишком молода, чтобы знать <text:span text:style-name="T109"><text:s/></text:span><text:span text:style-name="T1">это</text:span>, <text:span text:style-name="T109">понимать</text:span>, как <text:span text:style-name="T109">понимал</text:span> Пират, <text:span text:style-name="T109">про что</text:span> <text:span text:style-name="T1">на самом деле</text:span> поётся в песне «Танцы в темноте»…. </text:p>
      <text:p text:style-name="P23">Он старательно <text:span text:style-name="T111">ни разу ей не сказал об этом</text:span>. Но порой это такая мука не упасть к её ногам, зная, что она не оставит Клайва, с криком <text:span text:style-name="T1">ты моя последняя надежда</text:span>… <text:span text:style-name="T1">если не ты, то </text:span><text:span text:style-name="T8">больше уж ни разу</text:span>.... Разве не хочет<text:span text:style-name="T109">ся ему</text:span>, вопреки всем ожиданиям, <text:span text:style-name="T111">чтоб он </text:span><text:span text:style-name="T8">мог</text:span><text:span text:style-name="T111"> </text:span>отбросить скудное расписание человека Запада… но как <text:span text:style-name="T109">возможно </text:span>человек<text:span text:style-name="T109">у</text:span>… где ему вообще начинать в возрасте 33-х… «Т<text:span text:style-name="T111">ак это </text:span><text:span text:style-name="T8">самое время</text:span>,»– засме<text:span text:style-name="T111">ялась бы она</text:span>, не так от раздражения (<text:span text:style-name="T111">это </text:span><text:span text:style-name="T8">было бы</text:span><text:span text:style-name="T111"> смешно</text:span>), сколько от <text:span text:style-name="T112">забавности</text:span> нереальной проблемы—сама <text:span text:style-name="T112">же шла враспыл</text:span> <text:span text:style-name="T112">от</text:span> его маниакальности, <text:span text:style-name="T109">непрестанной безудержности</text:span>, так <text:span text:style-name="T112">берёт</text:span>, раскладывает е<text:span text:style-name="T109">ё</text:span> (потому что туже, чем когда дрочил в армейскую фланель в Персидском Заливе, сейчас щемящий ошейник любви стискивал <text:span text:style-name="T1">его</text:span>, его хуй), слишком неукротим, чтобы она не поддалась этому безумию, но <text:span text:style-name="T109">ведь </text:span>и вправду <text:span text:style-name="T114">же </text:span>слишком безум<text:span text:style-name="T109">ец</text:span>, чтобы <text:s/>это <text:span text:style-name="T109">считалось </text:span>изменой Клайву…. </text:p>
      <text:p text:style-name="Text_20_body">Чертовски удобно для неё, в любом случае. Роджер Мехико сейчас проходит через почти всё то же самое с Джессикой, в их случае Тот Другой носит имя Бобёр. Пират всё <text:span text:style-name="T109">видит</text:span>, но никогда не говори<text:span text:style-name="T109">т</text:span> об этом с Мехико. Да, он ждёт, посмотреть так ли всё кончится для Роджера, как для него, какая-то часть его, что никогда не радуется зрелищу неудачи другого, стоит за победу Бобра и всего того, что стоит за ним, как и за Клайвом. Но другая часть—второе «я»?— которую он не торопился бы назвать «честной»—похоже и <text:span text:style-name="T1">впрямь</text:span> желает Роджеру того, что он, Пират, проиграл…. </text:p>
      <text:p text:style-name="Text_20_body">– Ты и <text:span text:style-name="T1">вправду</text:span> пират,– прошептала она в их последний день—никто их них не знал, что это последний день—ты нагрянул и увёз меня на своём пиратском <text:span text:style-name="T109">бриге</text:span>. Девушку из хорошей семьи и честных правил. Ты меня изнасиловал и теперь я Красная Сука Открытого Моря…. </text:p>
      <text:p text:style-name="Text_20_body">Симпатичная игра. Пират не прочь, чтобы она придумала это пораньше. Заёбывая свет того последнего (уже последнего) дня в сумерки, ебля час за часом, слишком поглощены любовью, чтобы распасться, они заметили, как снятая комната мягко покачивается, потолок скосился и стал на метр ниже, лампы поколыхива<text:span text:style-name="T109">ются</text:span> в своих оснастках, какая-то часть уличного движения по набережной Темзы обернулась солёными криками над волнами, звоном корабельного колокола…. </text:p>
      <text:p text:style-name="Text_20_body">Но позади, за спиной их пригнувшегося морского неба, ищейки Правительства шли по следу—всё ближе, катера настигают, катера и скользкие гермафродиты-законники, агенты с ловкостью рук, устроят всё для её безопасного возвращения, и не будут настаивать на его казни или поимке. У них железная логика: нанеси ему тяжкую рану и он очнётся и придёт в себя, <text:span text:style-name="T110">вернётся</text:span> к правилам этого мира, старого вкрутую сваренного яйца, к его расписаниям для превращения ночи в ночь компромисса…. </text:p>
      <text:p text:style-name="Text_20_body">Он оставил её на станции Ватерлоо. Там была праздничная толпа провожали Фреда Ропера с его хором Чудо Карапузиков на имперскую ярмарку в Йоганесбурге, Южная Африка. Карапузики в тёмных зимних одеждах, в <text:span text:style-name="T110">щегольских</text:span> сюртучках и приталенных пальтецах, бегали по всей станции, глотали свои предотъездные шоколадки и выстраивались <text:span text:style-name="T110">рядком</text:span> для новых <text:span text:style-name="T110">снимков</text:span>. <text:soft-page-break/>Белое как тальк лицо Скорпии в последнем окне, напротив последнего входа, ударило его в сердце. Всплеск хохота и пожеланий счастливого пути раздался от Карапузиков и их поклонников. Что ж, подумал Пират, наверно, подамся обратно в армию…. </text:p>
      <text:p text:style-name="P72"><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49">Сейчас они движутся на восток, Роджер всматривается поверх руля сгорбившись как Дракула, в своём Бербери, Джессика в миллионах крохотных капелек, мягкой сетью осевших на её плечах и рукавах тинисто-зелёной шерсти. Им хочется быть вместе, в постели, в любви, а вместо этого на восток, к югу от Темзы встречаться с каким-то высокопоставленным вивисекционистом прежде, чем часы на башне Тауэра пробьют час ночи. И когда мыши набегаются, кто знает в эту ночь, но когда они набегаются навеки? </text:p>
      <text:p text:style-name="Text_20_body">Её лицо на фоне дыханием затуманенного окна стало ещё одной туманностью, ещё одним свето-фокусом зимы. За нею прокручивается белая раздробленность дождя. «Почему он лично выходит собирать своих собак? Он ведь администратор, нет? Не может, что ли, нанять какого-нибудь парнишку или ещё кого-то?» </text:p>
      <text:p text:style-name="Text_20_body">– У нас их называют «служащими,»– отвечает Роджер,– и я понятия не имею почему Пойнтсмен делает то, что делает, он последователь Павлова, милая. Член Королевского Научного Общества. Откуда мне знать про таких шишек? Такие же непонятные как тот сброд в Сноксоле. </text:p>
      <text:p text:style-name="Text_20_body">Они оба на нервах в эту ночь, хрупки как листовое стекло после неправильного отжига, готовы пойти вразнос от малейшего прикосновения в скулящей матрице стресса— </text:p>
      <text:p text:style-name="Text_20_body">– Бедный Роджер, бедный ягнёночек, попал на такую бяку войну. </text:p>
      <text:p text:style-name="Text_20_body">– Ну, ладно,– его голова трясётся в пене «б» или «п», что отказывается взорваться,– ууух, какая ты умная, да,– Роджер в бешенстве, руки бросили руль, помогая словам выйти, «дворники» ползают по стеклу, прищёлкивая,– когда-никогда вы сбиваете робота-бомбу, ты и твой друг, дорогой Нутрия— </text:p>
      <text:p text:style-name="Text_20_body">– <text:span text:style-name="T1">Бобёр</text:span>. </text:p>
      <text:p text:style-name="Text_20_body">– Точно, тот самый, да ещё весь тот небывалый боевой дух, которым вы так славитесь, но что-то не слышно, чтоб вы сбивали ракеты, ха-ха!– выдаёт свою самую злую улыбку, жмурит глаза и морщит нос,– больше, чем насбивал я, больше Пойнтсмена, ну, так кто <text:span text:style-name="T1">теперь</text:span> лучше кого, дорогуша?– подпрыгивает вверх-вниз на коже сиденья. </text:p>
      <text:p text:style-name="Text_20_body">К этому моменту рука её протянута, вот-вот коснётся его плеча. Она опёрлась щекой на свою руку, волосы рассыпаны, сонная, смотрит на него. Не может подыскать достойный довод против неё. А так старался. Свои умолкания она использует как поглаживания рукой, о<text:span text:style-name="T115">твлечь</text:span> его<text:span text:style-name="T115">б внести тишину в</text:span> угл<text:span text:style-name="T115">ы</text:span> комнат, <text:span text:style-name="T115">на </text:span>покрывал<text:span text:style-name="T115">а</text:span>, стол<text:span text:style-name="T115">ешницы</text:span>—<text:span text:style-name="T115">где придётся</text:span>... Даже в кино, когда смотрели т<text:span text:style-name="T115">у</text:span> <text:span text:style-name="T115">чепуху</text:span> <text:span text:style-name="T1">Нам </text:span><text:span text:style-name="T9">П</text:span><text:span text:style-name="T1">о </text:span><text:span text:style-name="T9">П</text:span><text:span text:style-name="T1">ути</text:span>, в день их встречи, он видел каждое белое движение её свободных от перчаток рук, кожей чувствовал малейшее подрагивание её оливково-янтарных, её кофейных глаз. Он израсходовал литры растворителя, щёлкая своей неизменной зажигалкой Зипо, её обугленный фитилёк, мужественность уступает бережливости, укорочён до крохотного <text:soft-page-break/>кончика, голубое пламя вспыхивало на краешке в темноте, в самой разной темноте, проследить как меняется её лицо. При каждой вспышке, новое лицо. </text:p>
      <text:p text:style-name="Text_20_body">И случались моменты, особенно в последнее время—когда лицом к лицу <text:span text:style-name="T116">настолько</text:span>, что никак не отличить которое из них чьё. Оба одновременно чувствовали странное недоумение… как если нежданно <text:span text:style-name="T116">у</text:span>видишь себя в зеркале… и даже более того, чувство <text:span text:style-name="T116">единения</text:span>… что появляло<text:span text:style-name="T116">с</text:span>ь потом—через пару минут, через неделю, тут не угадаешь, и им доходило, когда уже не вместе, отчего <text:span text:style-name="T116">это </text:span>Роджер и Джессика сливались в единое существо не подозревавшее о своём существовании… В жизни, которую он клял, раз за разом, за то, что в ней оказалось нечто не поддающееся научному описанию, это стало первым, самым первым реальным волшебством: данностью, от которой невозможно отмахнуться. </text:p>
      <text:p text:style-name="Text_20_body">Это <text:span text:style-name="T116">это случилось наподобие того</text:span>, что в Голливуде называют «крутым знакомством», в Танбридж-Веллз, в его сердцевине 18-го столетия, Роджер гнал свой подержанный Ягуар, а Джессика на обочине неотразимо боролась с раздолбанным велосипедом, тёмно-шерстяная юбка зенитчицы задрана его рулём, совершенно неуставная чёрная резинка и ясный жемчуг ляжек там где кончаются чулки цвета хаки, ну— </text:p>
      <text:p text:style-name="Text_20_body">– Ну, ты даёшь, красавица,– провизжав тормозами,– Тут тебе не закулисье старой Мельницы, знаешь ли. </text:p>
      <text:p text:style-name="Text_20_body">Она знала. «Гм,»– упавшая прядка, щекоча её нос, добавила больше, чем обычно, едкости в её ответ:– «Я и не знала, что пацанят пускают в такие места». </text:p>
      <text:p text:style-name="Text_20_body">– Как видно,– уже научившись не замечать подобных замечаний по поводу своей внешности,– девочкам из твоего звена скаутов, ещё никто не позвонил. </text:p>
      <text:p text:style-name="Text_20_body">– Мне двадцать. </text:p>
      <text:p text:style-name="Text_20_body">– Ура, тогда имеешь полное право прокатиться на этом Ягуаре аж до Лондона. </text:p>
      <text:p text:style-name="Text_20_body">– Мне в другую сторон. Почти в Гастингс. </text:p>
      <text:p text:style-name="Text_20_body">– Ну, тогда туда и обратно. </text:p>
      <text:p text:style-name="Text_20_body">Убирая волосы со своего лица:– «А матери твоей известно, как ты себя ведёшь, когда не дома?» </text:p>
      <text:p text:style-name="P24">– <text:span text:style-name="T116">Война моя мамаша</text:span>,– провозглашает Роджер Мехико, склоняясь, чтобы открыть дверь. </text:p>
      <text:p text:style-name="Text_20_body">– Это что-то странное,– маленькая заляпанная туфелька повременила на подножке. </text:p>
      <text:p text:style-name="Text_20_body">– Ладно, милая, не задерживай при исполнении задания, оставь велосипед где есть и аккуратней со своей юбкой, когда садишься, я не хочу докатиться до непроизносимого акта здесь, на улицах Танбридж-Ве<text:span text:style-name="T116">л</text:span>лз— </text:p>
      <text:p text:style-name="Text_20_body">И тут падает ракета. Круто, круто. Взрыв, глухие раскаты. Довольно далеко в городе, чтоб <text:span text:style-name="T116">оказаться</text:span> опасной, слишком близко, чтобы она преодолела сотни миль между собой и незнакомцем: в долгом взмахе, балетном, её чудный круглый зад поворачивается усесться на сиденьи рядом, волосы в мгновенном взлёте, рука оправляет армейскую юбку под себя, словно крыло, пока гудят отголоски взрыва. </text:p>
      <text:p text:style-name="Text_20_body"><text:soft-page-break/>Ему мерещится торжественно шишковатое что-то, глубже или переменчивей чем облака, подымается к северу. Прижмётся ли мило она к нему, ища защиты? Он вообще не ждал, что она сядет в машину, <text:span text:style-name="T116">будь</text:span> там ракета <text:span text:style-name="T116">или</text:span> нет, поэтому сейчас на Ягуаре Пойнтсмена включает заднюю вместо, да, въезжа<text:span text:style-name="T116">ет</text:span> на велик, с хрустом превращая его в полный металлолом. </text:p>
      <text:p text:style-name="Text_20_body">– Я в твоей власти,– вскрикивает она.– <text:span text:style-name="T10">Совершенно</text:span>. </text:p>
      <text:p text:style-name="Text_20_body">– Гм,– Роджер наконец-то справляется с коробкой передач и, танцуя по педалям, уфыркивает, фррр, в сторону Лондона. Но Джессика не в его власти. </text:p>
      <text:p text:style-name="Text_20_body">Ну, а война, она и впрямь <text:span text:style-name="T117">ему </text:span>мать, выела все мягкие, уязвимые вкрапления надежды и бахвальства рассеянные, под слюдяными прослойками, в минерале серо-каменной сути Роджера, унося их прочь, с их всхлипами, своим серым потоком. Вот уже шесть лет, всегда на виду, куда ни глянь. Он уже забыл свой первый труп, или когда впервые видел умирающего. Слишком издавна длится. Кажется уже всю жизнь. Город, где он бывает теперь наездами, приёмная Смерти: тут ведётся весь конторск<text:span text:style-name="T117">и</text:span>й учёт и отчётность, контракты подписаны, дни сочтены. Ничего от величественной, полной садов и приключений столицы, которую он знал в детстве. Он стал Упрямым Молодчиком в «Белом Посещении», пауком прядущим свою сеть <text:span text:style-name="T117">из </text:span>чисел. Ни для кого не секрет его неуживчивость с остальными сотрудниками его отдела. Но кому под силу такое? Они тут все дикие таланты—ясновидцы и чокнутые волшебники, телекинетики, астралоходцы, собиратели света. Роджер всего лишь статистик. Ни разу не видал пророческого сна, не посылал телекенетических сообщений, никогда не касался Другого Мира напрямую. Если там что-то есть, оно должно отражаться в экспериментальных данных: не так ли, в числах… единственное для него средство приблизиться и осознать. Что ж удивляться его отчуждённости в Отделе Пси, где на весь подвальный коридор у каждого какой-то сдвиг как минимум в 3 сигмы? Исусе, попробуй тут не <text:span text:style-name="T117">стать отрезанным ломтем</text:span>! </text:p>
      <text:p text:style-name="Text_20_body">И потом эта явная потребность каждого из них, которая его просто бесит… Ладно, это и его потребность тоже. Но разве возможно подвести научную основу под что-либо «духовное» когда тобою правит собственная смертность, никак не поддающаяся статистическим счислениям квадратами чи, покуда листаются карты Зенера, в паузах между глухими, напряжёнными словами медиума? Чуть успокоившись, он утешает себя мыслью, что непрестанные попытки делают его смелее. Но чаще, он клянёт себя, что не занят разработками контроля взрывов, или составлением графиков Стандартизированные Показатели Поражения Цели на Тонну для соединений бомбардировщиков… да что угодно вместо этого неблагодарного барахтанья в болоте неуловимой Смерти…. </text:p>
      <text:p text:style-name="Text_20_body">Они подъехали к зареву над крышами. Пожарные машины с рёвом проносятся мимо, в том же направлении. Это гнетущий район кирпичных улиц и молчащих стен. </text:p>
      <text:p text:style-name="Text_20_body">Роджер тормозит, пропуская толпу сапёров, пожарных, соседей в тёмных пальто поверх ночных одежд, старушек у которых, в их ночных грёзах, найдётся сокровенное местечко для пожарников… нет, пожалуйста, не лезьте на меня с этим Шлангом… о, нет… ну хотя бы сняли эти <text:span text:style-name="T118">свои </text:span>жуткие резиновые сапожищи… а да да так— </text:p>
      <text:p text:style-name="Text_20_body"><text:soft-page-break/>Солдаты стоят через каждые несколько метров, разреженное заграждение, малость потустороннее. Битва за Британию никогда ещё не велась настолько формально. Джессика замечает угольно-чёрный Паккард в боковой улице, полон гражданскими в тёмных костюмах. Резкая белизна воротничков из тени— </text:p>
      <text:p text:style-name="Text_20_body">– Кто они? </text:p>
      <text:p text:style-name="Text_20_body">Роджер пожимает плечами, «они» для них достаточно:– «Не слишком дружелюбная компашка». </text:p>
      <text:p text:style-name="P25">– Кто бы говорил!– Но улыбка их привычно заученная. Было время, когда его работа малость её <text:s/>бесила: блокнотики о летающих бомбах, как мило… И его раздражённый вздох: Джес, не считай меня бездушным научным сухарём…. </text:p>
      <text:p text:style-name="Text_20_body">Жар стягивает их лица, обжигающая глаз желтизна, где струи хлещут по огню. Лестница, уцепившись за край крыши, колышется в резких порывах. Наверху, напротив неба, фигуры в отблескивающей меди, машут руками, сходятся передать приказы. Полквартала сметено, яркие лампы подсвечивают спасательным работам в угольно чёрных обломках, от машин и прицепных насосов тянутся брезентовые шланги раздутые давлением, торопливо подключённые брандспойты выбрасывают звёзды холодных струй, свирепо холодных, что вспыхивают жёлтым в прыжках пламени. Откуда-то по радио доносится женский голос, спокойная девушка из Йоркшира, посылает другие подразделения в другие части города. </text:p>
      <text:p text:style-name="Text_20_body">Когда-то Роджер и Джессика может и остановились бы. Но они оба выпускники Битвы за Британию, оба призывались в чёрную утреннюю рань полную криков о помощи, в тупую инерцию брусчатки и брусьев, в глубокую нехватку жалости в наставшие дни… К тому времени: как вытаскиваешь энную жертву, или часть энной жертвы из энной груды обломков, сказал он ей однажды, злой, усталый, это уже перестало его задевать… значение эн может быть разным для каждого из нас, но, извини меня: рано или поздно…. </text:p>
      <text:p text:style-name="Text_20_body">И помимо изнеможения от всего у них ещё и это. Если даже они не до конца вышли из состояния войны, то по крайней мере нашли начала тихого отхода… у них никогда не было ни времени, ни места поговорить об этом, что может даже и не нужно—но оба знали, чётко, лучше быть вместе, в обнимку, чем обратно к бумагам, пожарам, хаки, железу Фронта в Тылу. И что на самом деле Фронт в Тылу просто обман и фикция придуманная, не слишком-то умно, чтобы разлучить их, превратить любовь в труд, абстракцию, неизбежную боль, злую смерть. </text:p>
      <text:p text:style-name="Text_20_body">Они нашли дом в закрытой зоне, под аэростатами заграждений южнее Лондона. Город эвакуированный в 40-м, всё ещё «управляется»—всё ещё в списках Министерства. Роджер и Джессика заняли место незаконно, вопреки им неизвестно чему, и они не узнают, если не будут пойманы. Джессика привезла старую куклу, морские раковины, саквояж её тётки с кружевными панталончиками и шёлковыми чулками. Роджеру удалось загнать пару куриц, чтобы насестились в пустом гараже. Когда они тут встречаются, кто-нибудь из них не забывает привезти живой цветок, или пару. Ночи полны взрывов и гула моторов транспорта, и ветра, который с рассветом доносит до них остатки запаха моря. День начинается с чашки горячего и сигареты за маленьким столом с поломанной ножкой, которую Роджер починил, временно, коричневой проволокой. Разговоров немного, только прикосновения и взгляды, улыбки друг другу, <text:soft-page-break/>перебранки на прощанье. Всё так несущественно, голодно, холодно—параноидальные страхи редко когда позволяют зажечь камин—но они хотят сохранять это, так сильно хотят, что берут на себя, впрягаются безогляднее, чем пропаганда когда-либо требовала от них. Они любят друг друга. Пошла <text:span text:style-name="T118">она, </text:span>эта война, на хуй. </text:p>
      <text:p text:style-name="P7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50">Сегодняшний улов, чьим именем станет Владимир (или Илья, Сергей, Николай, смотря как вздумается доктору), осторожно крадётся ко входу в погреб. Эта раздолбанная дыра должна привести туда, где глубже и безопаснее. У него есть память, или рефлекс, о том как он спасался в такую же темноту от ирландского сеттера, что весь пропах угольным дымом и нападает без предупреждения… в другой раз от своры детворы, недавно от нежданного огня и грохота, кирпичи рухнули и пришибли его левую заднюю (всё ещё приходится вылизывать). Но в эту ночь угроза выглядит по-новому: вместо жестокости систематическая хитрость, с которой он <text:span text:style-name="T119">никогда </text:span>не сталкивался. В здешней жизни всё напрямую. </text:p>
      <text:p text:style-name="Text_20_body">Идёт дождь, ветер едва пошевеливается. Приносит какой-то непонятный для него запах, <text:span text:style-name="T119">он</text:span> в жизни <text:s/>и близко <text:span text:style-name="T119">не бывал</text:span> к лаборатории. </text:p>
      <text:p text:style-name="Text_20_body">Это запах эфира, он исходит от м-ра Эдварда В. А. Пойнтсмена, ЧККХ. Как только пёс исчез<text:span text:style-name="T119">ает</text:span> за рухнувшей стеной, мелькнув прощально кончиком хвоста, нога доктора проваливается в белую разинутую глотку унитаза, которую <text:span text:style-name="T119">тот</text:span>, сосредоточ<text:span text:style-name="T119">я</text:span>сь на охоте, не у<text:span text:style-name="T119">гля</text:span>дел. Он склоняется, неловко, выдёргивает унитаз из окружающих обломков, бормоча проклятья всем разиням, не имея в виду себя конкретно, но владельцев разрушенной квартиры (если они не убиты взрывом) или кто там ещё не вытащил этот унитаз, который, похоже, крепко-таки <text:span text:style-name="T119">вцепился</text:span>…. </text:p>
      <text:p text:style-name="Text_20_body">М-р Пойнтсмен подтаскивает ногу к разбитой лестнице, бьёт слегка, чтоб не спугнуть собаку, об нижнюю половину стойки перил и<text:span text:style-name="T119">з</text:span> морёного дуба. Унитаз только дзенькает, деревяшка трясётся. Издеваетесь—ну, ладно. Он садиться на ступеньки ведущие в открытое небо и пытается стащить с ноги эту фиговину. Не подаётся. Ему слышно, что невидимый пёс, постукивая когтями лап, нашёл убежище в погребе. Не<text:span text:style-name="T119">т </text:span>возможно<text:span text:style-name="T119">сти как-то</text:span> <text:span text:style-name="T119">протиснуться</text:span> в унитаз, чтоб развязать этот ёбаный ботинок…. </text:p>
      <text:p text:style-name="Text_20_body">Поправив окошечко своей вязаной лыжной шапки, чтоб удерживалась за нос, хоть и щекотно, м-р Пойнтсмен решает не поддаваться панике, встаёт и вынужден подождать пока восстановится циркуляция крови, вернётся наполнит все миллионы своих капилляров среди этой моросящей ночи, отфильтруется до правильного баланса—затем прихрамывая, побрякивая, <text:span text:style-name="T119">бредёт</text:span> обратно к машине за помощью молодого Мехико, который, как он надеется, не забыл привезти электрический фонарик…. </text:p>
      <text:p text:style-name="Text_20_body">Роджер и Джессика нашли его совсем недавно, <text:span text:style-name="T119">за</text:span>таивш<text:span text:style-name="T119">его</text:span>ся в конце улицы из линии домов. V-бомба, в чьих разрушениях он вёл охоту, <text:span text:style-name="T120">среала</text:span> четыре жилища, аккурат четыре, как хирургическим скальпелем. Пахнет преждевременно угасшими дровами, дождём прибитым пеплом. Уже обтянули верёвками, постовой молча опирается на дверь уцелевшего дома, после <text:soft-page-break/>которого <text:span text:style-name="T120">и</text:span> начинаются развалины. Если они с доктором перекинулись хоть словом, то сейчас ни один не подаёт вида. Джессика видит два глаза неопределённого цвета в окошечке лыжной шапке, смахивает на средневекового рыцаря в шлеме. С каким чудищем пришёл он сразиться в эту ночь за своего короля? <text:span text:style-name="T120">Руина</text:span> ждёт его, уходя склоном вверх, к задним стенам, неразберихой штукатурной дран<text:span text:style-name="T120">к</text:span>и в бесцельны<text:span text:style-name="T120">х</text:span> связ<text:span text:style-name="T120">ях</text:span> стропил—обломки пола, мебели, стекла, кусков штукатурки, длинные лохмы обоев, расщеплённые обломанные балки: давнее гнездо какой-то женщины, разорённое до отдельных соломин, брошенное в этот ветер и тьму. Глубже в р<text:span text:style-name="T120">азвали</text:span>нах помигивает медь кроватной стойки; вкруг обмотался чей-то лифчик, белая довоенная услада из кружев и сатина, просто застрял.... На секунду, с болью, которую ей не сдержать, вся жалость оставшаяся в её сердце летит к нему, как к маленькому зверьку, опутанному и забытому. Роджер открыл багажник машины. Двое мужчин шарят там, находят большой брезентовый мешок, флакон эфира, сеть, собачий свисток. Она знает, что ей нельзя плакать: что непонятные глаза в вязаной окошечке не станут ради её слез отыскивать Чудище с большей рьяностью. Но эта бедная затерянная беззащитная вещица… ждёт в ночи под дождём свою владелицу, чтобы вся комната собралась снова вокруг воедино.... </text:p>
      <text:p text:style-name="Text_20_body">Ночь, полная мелкого дождя, пахнет промокшей псиной. Пойнтсмен, похоже, на минутку отлучился. «Я сошла с ума. Вместо того, чтоб в эту минуту где-нибудь обниматься с Бобром, смотреть как он раскуривает свою Трубку, я тут с этим егерем, или типа того, <text:span text:style-name="T120">и </text:span>с этим спиритуалистом, <text:s/>этим статистиком, или что ты вообще такое—» </text:p>
      <text:p text:style-name="Text_20_body">– Обниматься?– Роджер вот-вот завопит.– <text:span text:style-name="T1">Обниматься</text:span>? </text:p>
      <text:p text:style-name="P26">– Мехико.– Это опять <text:s/>доктор, на ноге унитаз, вязаный шлем перекошен. </text:p>
      <text:p text:style-name="Text_20_body">– Опаньки! Ходить не мешает? Наверняка, да… сюда, просуньте в дверь, ага, так, хорошо,– закрыв <text:span text:style-name="T120">снова</text:span> дверь вокруг лодыжки Пойнтсмена, Роджер привалился к бедру Джессики,– теперь тяните, со всей силы, сколько можете. </text:p>
      <text:p text:style-name="Text_20_body">Думая <text:span text:style-name="T1">молодой прохиндей </text:span><text:span text:style-name="T79">и</text:span><text:span text:style-name="T1"> издевается придурок</text:span>, доктор откачивается назад, кряхтит, унитаз ворочается туда-сюда. Удерживая дверь, Роджер внимательно уставился в место заглота ноги.– «Сюда бы немного вазелина, тогда бы мы—что-нибудь скользкое. Стоп! Держитесь так, Пойнстмен, есть способ…» Он уже под машиной, импульсивный <text:span text:style-name="T120">молодчик</text:span>, отыскивает заглушку картера, когда Пойнтсмен, наконец, может выговорить:– «Нет времени, Мехико, он убежит, он убежит». </text:p>
      <text:p text:style-name="Text_20_body">– Точно,– опять на ногах, нашаривает фонарик в кармане.– Я напугаю его светом, а вы поджидайте с сеткой. Сможете дойти? Нехорошо если свалитесь, или ещё что, когда он рванёт смыться. </text:p>
      <text:p text:style-name="Text_20_body">– Ради бога,– Пойнтсмен <text:span text:style-name="T124">побухивает</text:span> вслед за ним в р<text:span text:style-name="T120">у</text:span>ины,– не напугайте его, Мехико, тут не сафари в Кении, он нужен нам близким к норме, насколько возможно. </text:p>
      <text:p text:style-name="Text_20_body">К норме? <text:span text:style-name="T1">К норме</text:span>? </text:p>
      <text:p text:style-name="Text_20_body">– Ясно,– откликается Роджер, сигналя ему фонариком, короткий-длинный-короткий. </text:p>
      <text:p text:style-name="Text_20_body">– Посмотрим,– бормочет Джессика, на цыпочках за ними следом. </text:p>
      <text:p text:style-name="Text_20_body"><text:soft-page-break/>– <text:span text:style-name="T1">Давай</text:span>, приятель,– уговаривает Роджер,– тут для тебя бутылочка эфира.– Открыв флакон, помахивает перед входом в погреб, потом включает свой лучик. Пёс выглядывает из старой <text:span text:style-name="T121">заржавелой</text:span> коляски, скачущие тени от его головы, язык болтается, на морде крайне скептическое выражение. – Так это ж м-с Насбом!– вскрикивает Роджер, точь-в-точь как это делает Фред Ален в передачах Би-Би-Си, по средам. </text:p>
      <text:p text:style-name="Text_20_body">– А шо, ты може думал шо то Лесси?– отвечает пёс. </text:p>
      <text:p text:style-name="Text_20_body">Роджер чувствует крепкий запах паров эфира, начинает свой осторожный спуск в погреб.– «Давай, друг. Всё кончится быстрее, чем ты думаешь. Пойнтсмен просто хочет посчитать сколько капель слюны ты накапаешь, вот и всё. Маленькая прорезь у тебя в щеке, красивая стеклянная трубочка, чего бояться-то, а? Время от времени звонок звонит. Романтика лаборатории, тебе понравиться».– Эфир, похоже начинает на него действовать. Он пытается заткнуть флакон, делает шаг, нога проваливается. Расшатываясь из стороны в сторону, он пытается нащупать за что ухватиться. Крышка выпадает из флакона и навеки в мусор на дне разбитого дома. Над головою крик Пойнтсмена:– «Губка, Мехико, вы забыли губку!»– Вниз скатывается бледный круг с коллекцией щелей скачущих в свете фонарика.– «Шустрый парняга,»– Роджер пытается словить двумя руками щедро расплёскивая эфир вокруг. Наконец, он обнаруживает губку в свете своего фонарика, пёс наблюдает из коляски малость в растерянности.– «Ха!»– льёт эфир, чтобы смочить губку и смыть холод с рук, пока не опорожнил флакон. Держа мокрую губку двумя пальцами, шатается в направлении собаки, подсвечивая своё лицо из-под подбородка, чтоб скорчить, как ему кажется вампирскую рожу.– «Момент—истины!»– Он делает рывок. Пёс <text:span text:style-name="T121">отскакивает</text:span> в сторону и пулей <text:span text:style-name="T121">на выход</text:span>, пока Роджер <text:span text:style-name="T121">свалился</text:span> со своей губкой в коляску <text:span text:style-name="T121">разлетевшуюся</text:span> под его весом. Расплывчато, доносится сверху вой доктора:– «Он убегает, Мехико, поспешите!» </text:p>
      <text:p text:style-name="Text_20_body">– <text:span text:style-name="T121">Иду-иду!</text:span>– стискивая губку, Роджер выпутывается из младенческого транспорта, снимая его с себя, как рубашку, выказывая, как ему кажется, спортивную подготовку. </text:p>
      <text:p text:style-name="Text_20_body">– Мехико-о-о-о,– чуть не плача. </text:p>
      <text:p text:style-name="Text_20_body">– Праааильно,– Роджер с трудом выбирается по остаткам погреба наружу опять, где он видит как доктор подбирается к собаке, сетка широко поднята над головой. Дождь упорно падает на эт<text:span text:style-name="T121">от</text:span> <text:span text:style-name="T121">этюд</text:span>. Роджер <text:span text:style-name="T121">направляется</text:span> в обход, чтоб животное оказалось взятым в клещи там, где стоит упершись лапами в обломки, оскаля зубы, вжимаясь в кусок задней стены, который ещё не рухнул. Джессика ждёт, чуть заинтересованно, руки в карманах, курит, наблюдает. </text:p>
      <text:p text:style-name="Text_20_body">– Эй!– Орёт постовой:– Вы! Идиоты! Подальше от той стенки. Она ни на чём не держится. </text:p>
      <text:p text:style-name="Text_20_body">– Сигаретка найдётся?– спрашивает Джессика. </text:p>
      <text:p text:style-name="Text_20_body">– Он щас па<text:span text:style-name="T122">а</text:span>бежит,– вскрикивает Роджер. </text:p>
      <text:p text:style-name="Text_20_body">– Бога ради, Мехико, осторожней.– Проверяя каждый свой шаг они движутся вверх по склону по хрупкому равновесию р<text:span text:style-name="T122">азвалин</text:span>ы. Это сложная система рычагов готовая рухнуть и накрыть их в любой момент. Он подбираются всё ближе к своей дичи, что смотрит то на доктора, то на <text:soft-page-break/>Роджера, резко <text:span text:style-name="T122">дёргая мордой</text:span>. Он предупреждающе рычит, хвост безостановочно хлещет по сторонам угла, куда они его загнали. </text:p>
      <text:p text:style-name="Text_20_body">Когда Роджер, с фонариком, заходит сзади, пёс, какая-то схема в нём, припоминает другой свет, что в последние несколько дней появлялся позади—свет, после которого следовал оглушительный взрыв бурлящий болью и холодом. Свет сзади означает смерть / человека с сетью, готового к прыжку, можно избежать— </text:p>
      <text:p text:style-name="Text_20_body">– Губка!– визжит доктор, Роджер бросается на пса, который рванулся в направлении Пойнтсмена и прочь на улицу. Пойнтсмен <text:span text:style-name="T122">вскрякнув</text:span> вскидывает свою заунитаженную ногу, промахивается, замах разворачивает его кругом, сеть <text:span text:style-name="T122">раскрыта</text:span>, как антенна радара. Роджер, с рожей полною эфира, уже не может сдержать свой полёт—доктор заканчивает полный оборот вокруг своей оси, а он врезается в него, получив болезненный удар унитазом по ноге. Оба охотника падают, сеть накрывает их сверху. Перебитая балка <text:span text:style-name="T122">затрещала</text:span>, валятся куски промокшей штукатурки. Стенка над ними, лишённая всякой опоры, шата<text:span text:style-name="T122">ется</text:span>. </text:p>
      <text:p text:style-name="Text_20_body">– Убирайтесь оттуда!– орёт постовой. Но усилия парочки под сеткой лишь раскачивают стенку всё сильнее. </text:p>
      <text:p text:style-name="Text_20_body">– Нам конец,– трясётся доктор. Роджер пытается взглянуть ему в глаза, проверить это он серьёзно, или как, но в окошечке лыжной шапки только белое ухо и кайма волос. </text:p>
      <text:p text:style-name="Text_20_body">– Давай покатимся,– предлагает Роджер. Им удаётся скатиться на пару метров вниз, покуда стена падает в обратную сторону. Они смогли вернуться к Джессике не причиняя <text:s/><text:span text:style-name="T122">дополнительных разрушений</text:span>. </text:p>
      <text:p text:style-name="Text_20_body">– Он туда убежал, в ту улицу,– сообщает она, помогая им выпутаться из сетки. </text:p>
      <text:p text:style-name="Text_20_body">– Ладно,– вздыхает доктор,– это не имеет значения. </text:p>
      <text:p text:style-name="P27">– Да, но ведь <text:span text:style-name="T1">только</text:span> начали,– доносится от Роджера. </text:p>
      <text:p text:style-name="Text_20_body">– Нет, нет. Достаточно. </text:p>
      <text:p text:style-name="Text_20_body">– Но чем вы тогда замените собаку? </text:p>
      <text:p text:style-name="Text_20_body">Они снова в пути, Роджер за рулём, Джессика между ними, унитаз вытарчивает в полуоткрытую дверь, когда пришёл ответ:– «Наверное, это знак. Должно быть, <text:span text:style-name="T122">мне следует</text:span> <text:span text:style-name="T122">сменить направление</text:span>». </text:p>
      <text:p text:style-name="Text_20_body">Роджер искоса взглядывает на него. Молчи, Мехико. Постарайся не думать что <text:span text:style-name="T1">это</text:span> может значить. В любом случае, он тебе не начальник, оба подчинены Бригадному Генералу в «Белом Посещении» так что, типа, ровня. Но иногда—Роджер взглядывает поверх тёмно-шерстяной <text:span text:style-name="T122">г</text:span>руди Джессики на вязаную голову, обнажённый нос и глаза—ему кажется, что доктору нужно больше, чем его содействие, <text:span text:style-name="T122">или </text:span>его добрая воля. Доктору нужен он сам. Как кому-то хочется собаку редкой породы…. </text:p>
      <text:p text:style-name="Text_20_body">Тогда зачем он тут, помогая умыкнуть ещё одну собаку? Какой ещё, настолько чокнутый, незнакомец сидит в нём— </text:p>
      <text:p text:style-name="Text_20_body"><text:soft-page-break/>– Вы возвращаетесь сегодня, доктор? Мне нужно ещё подвезти юную леди. </text:p>
      <text:p text:style-name="Text_20_body">–Нет, останусь в городе, а вы можете отогнать машину обратно. Мне нужно поговорить с д-ром Спектро. </text:p>
      <text:p text:style-name="Text_20_body">Сейчас они <text:span text:style-name="T125">подъезжают</text:span> к длинной кирпичной импровизации, Викторианское изложение того, что когда-то, давным-давно, выли<text:span text:style-name="T123">ва</text:span>лось в готические соборы—но которое, в свой черёд, возникло не из потребности взбираться через подгонку подходящих путаниц к некоему Богу в апогее, но скорее из-<text:span text:style-name="T123">за</text:span> некоего сдвига цели, в сомнении относительно местоположения Бога (а у некоторых даже в его существовании), из жестокой цепи чувственных моментов, вне которых вырваться невозможно, что и низвело порывы строителей от зенита к страху, к обыденному бегству, в любом направлении, к тому, что индустриальный дым, уличные экскременты, тоннели улиц без окон, гудящий лес кожаных приводных ремней, текучие терпеливые теневые государства крыс и мух, определяли как шансы на милосердие в тот год. Закопчённый кирпичный спрут известный как Госпиталь Св. Вероники Истиного Лика респираторных заболеваний и нарушени<text:span text:style-name="T123">й</text:span> функци<text:span text:style-name="T123">и </text:span>толстой кишки, один из обитателей которого д-р Кевин Сп<text:span text:style-name="T123">е</text:span>ктро, невролог и последователь учения Павлова. </text:p>
      <text:p text:style-name="Text_20_body">Спектро, один из семи изначальных владельцев Книги, и если вы спросите д-ра Пойнтсмена какой, он лишь презрительно поморщится. Она переходит, таинственная Книга, от одного со-владельца к другому, на еженедельной основе, так что <text:span text:style-name="T123">теперь</text:span>, как понял Роджер, неделя Спектро, которого могут нав<text:span text:style-name="T123">е</text:span>стить в любой час. Остальные, по Пойнтсменовским неделям, точно так же являлись в «Белое Посещение» среди ночи. Роджер слышал их взволнованный заговорщицкий шёпот в коридорах, осторожн<text:span text:style-name="T123">ое</text:span> топ<text:span text:style-name="T123">анье</text:span> их обуви, как танцы пуантов по мрамору, нарушающих твой покой, не стихающие удаляясь, голос Пойнтсмена и походка всегда выделя<text:span text:style-name="T123">ются</text:span> из остальных. Как он прозвучит сейчас с унитазом на ноге? </text:p>
      <text:p text:style-name="Text_20_body">Роджер и Джессика оставляют доктора у бокового входа, в котором <text:span text:style-name="T123">тот</text:span> тает, не оставляя ничего кроме дождя, что льётся со всех скатов и завитков в надписи на перемычке. </text:p>
      <text:p text:style-name="Text_20_body">Они поворачивают к югу. Огоньки приборной доски в тёплом мерцании. Фары раздвигают мокрое небо. Стройная машина трепещет вдоль дорог. Джессику клонит в сон, поскрипывает кожаное сиденье. в котором она свернулась. Дворники на лобовом стекле сметают дождь ритмичными яркими дугами. Начало третьего, пора домой. </text:p>
      <text:p text:style-name="P74"><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51">Внутри госпиталя Св. Вероники они усаживаются вместе, напротив палаты Военных <text:span text:style-name="T127">Н</text:span>еврозов, как обычно по своим вечерам. Автоклав переваривает тонкий перезвон своей порции стальных рёбрышек. Пар уплывает в сияние лампы на гибкой шее, что время от времени становится нестерпимо яркой, и в нём <text:span text:style-name="T127">тогда</text:span> <text:span text:style-name="T127">прочерчиваются</text:span> их тени, чётко обрезанные, мелькнут и пропадают. Но оба лица полны обычной сдержанности, оттянуты назад в аннуляцию ночи. </text:p>
      <text:p text:style-name="Text_20_body">Из тьмы палаты, приоткрытый шкаф каталога болей, где каждая койка отдельный файл, доносятся крики, придушенный крики, как от холодного металла. Кевину Спектро придётся в эту ночь раз десять брать свой шприц и колоть в темноте, утихомиривая Лису (это его общее имя <text:soft-page-break/>для любого пациента—дай три круга бегом вокруг здания, ни разу не подумав о лисе, и сможешь излечить что угодно). Пойнтсмен будет всякий раз сидеть, ждать возобновления их беседы, радуясь передышке в этой полутьме, потёртый отблеск золочёных букв от книжных корешков, пахучий кофейник в осаде тараканов, зимний дождь в водосточной трубе за окном…. </text:p>
      <text:p text:style-name="Text_20_body">– Не очень хорошо выглядишь. </text:p>
      <text:p text:style-name="Text_20_body">– А, тот старый ублюдок, он меня довёл. Каждый <text:span text:style-name="T1">день</text:span> схватываемся, Спектро, я уже не...– хмурится вниз на свои очки, которые протирает рубашкой,– в этом чёртовом Падинге больше, чем могу <text:span text:style-name="T1">понять</text:span>… всегда подбросит какой-то ещё свой… старческий сюрпризик. </text:p>
      <text:p text:style-name="Text_20_body">– Так это возраст такой. Право же. </text:p>
      <text:p text:style-name="Text_20_body">– Ну, <text:span text:style-name="T1">это</text:span> я б ещё стерпел, но он такой, чёрт побери—такой <text:span text:style-name="T1">ублюдок</text:span>, он никогда не спит, всё <text:span text:style-name="T1">придумывает</text:span> как бы ещё… </text:p>
      <text:p text:style-name="Text_20_body">– Не сенильность, нет, я имею в виду его должность. А <text:span text:style-name="T128">Пойнтсмен</text:span>? У тебя ещё нет его приоритетов, не так ли? Ты не станешь рисковать там, где он может. Ты же лечил их в таком возрасте, тебе наверняка знакомо это их… <text:span text:style-name="T1">самодовольство</text:span>…. </text:p>
      <text:p text:style-name="Text_20_body">Собственная Лиса <text:span text:style-name="T128">Пойнтсмена</text:span> ждёт, где-то в городе, военный трофей. В тесном пространстве этого кабинета заключена пещера оракула: вздымающийся пар, сивилловы вопли из тьмы… Абреакции Бога Ночи…. </text:p>
      <text:p text:style-name="Text_20_body">– Мне это не нравится, Пойнтсмен. Если уж <text:span text:style-name="T133">ты спросил</text:span>. </text:p>
      <text:p text:style-name="Text_20_body">– Почему нет?– Молчание.– Неэтично? </text:p>
      <text:p text:style-name="Text_20_body">– Да, ради бога. А <text:span text:style-name="T1">это</text:span> этично?– подняв руку к двери в палату, в почти фашистском салюте.– Нет, я думаю об обоснованности эксперимента. Не нахожу доводов. Тут всего один человек. </text:p>
      <text:p text:style-name="P29">– Этот Слотроп. Ты знаешь о нём. Даже Мехико считает… о, самый обычный. Предзнание. Психокинез. У них свои проблемы, в той шарашке… но предположим, у тебя появился бы шанс изучить по настоящему классический случай… некоей патологии, превосходный образчик механизма…. </text:p>
      <text:p text:style-name="P29">В одну из таких ночей Спектро спросил:– «Если бы он не был одним из подопечных Ласло Джамфа, твой интерес к нему был бы столь же настойчив?»</text:p>
      <text:p text:style-name="Text_20_body">– Ну, конечно. </text:p>
      <text:p text:style-name="Text_20_body">– Гмм. </text:p>
      <text:p text:style-name="Text_20_body">Представим ракету, чьё приближение ты слышишь лишь после её взрыва. В обратном порядке! Аккуратно вырезанный кусочек времени… пара метров плёнки прокручивается назад... взрыв ракеты, что падает быстрее скорости звука—потом из этого нарастает рёв её падения, догоняющий то, что стало уже смертью и огнём… призрак в небе…. </text:p>
      <text:p text:style-name="Text_20_body">Павлов увлекался «идеями противоположности». Назови это группами клеток в коре головного мозга. Они помогают различать боль от удовольствия, свет от тьмы, господство от покорности.... Но потом, каким-нибудь способом—истощи их, травмируй, подвергни шоку, кастрируй, пошли в <text:soft-page-break/>какую-то из их сумеречных фаз пребывания вне границ своего бодрствующего состояния, вне «эквивалентных» и «парадоксальных» фаз—и ты ослабишь эту идею противоположности, и вот тебе параноидальный пациент, который был бы господином, но теперь чувствует себя рабом… который был бы любим, но чувствует себя обделённым в этом мире и «я думаю,»– пишет Павлов Жанету,–«что именно <text:span text:style-name="T1">сверхпарадоксальная</text:span> фаза является основой ослабления идеи противоположности в наших пациентах». Наши сумасшедшие, наши параноики, маньяки, шизоиды, моральные уроды— </text:p>
      <text:p text:style-name="Text_20_body">Спектро качает головой:– Ты ставишь реакцию прежде стимула. </text:p>
      <text:p text:style-name="Text_20_body">– Вовсе нет. Сам подумай. Он гуляет и может чувствовать их приближение <text:span text:style-name="T1">за несколько дней</text:span>. Но это рефлекс. Реакция на что-то пребывающее вокруг<text:span text:style-name="T1"> </text:span><text:span text:style-name="T11">уже сейчас</text:span>. С нашим слишком грубым строением, мы не в состоянии ощутить это, а <text:span text:style-name="T1">Слотроп может</text:span>. </text:p>
      <text:p text:style-name="Text_20_body">– Но это и есть экстрасенсорность. </text:p>
      <text:p text:style-name="Text_20_body">– А почему бы не сказать «ощутимый намёк, на который мы не обращаем внимание». Нечто присущее всегда, нечто доступное рассмотрению, но никто этого не делает. Зачастую в наших экспериментах… По-моему, М. К. Петрова первой заметила это… одна из женщин, когда всё это только ещё начиналось… уже одно то, что помещаешь собаку<text:span text:style-name="T1"> в лабораторию</text:span>—особенно в наших экспериментах по неврозам… один вид испытательного стенда, лаборанта, случайная тень, лёгкий сквозняк, какой-то намёк, который нам никак не определить, оказывается достаточным, чтоб <text:span text:style-name="T128">до</text:span>вести её <text:span text:style-name="T128">до </text:span>сумеречност<text:span text:style-name="T128">и</text:span>. </text:p>
      <text:p text:style-name="Text_20_body">Вот так же и Слотроп. Предположительно. Вот он в городе, достаточно окружающей атмосферы—предположим, рассматривая войну как лабораторию, а? Когда взрывается V-2, понимаешь, сперва взрыв, потом звук её падения… таким образом, нормальное течение стимулов обращено вспять… итак он может свернуть за какой-то угол, войти в некую улицу и по неясной причине вдруг почувствовать…. </text:p>
      <text:p text:style-name="P28">Вступает тишина вылепленная высказанными мечтами, криками боли из соседней двери выживших в ракетных бомбёжках, детей Бога Ночи, голосами зависшими в затхлом от медикаментов воздухе. Молят их Повелителя: рано или поздно придёт абреакция, для каждого, для всех в этом <text:span text:style-name="T128">замёрзшем</text:span> измученном городе…. …как будто снова пол, типа, громадный лифт взмыва<text:span text:style-name="T128">ет</text:span> вместе с тобой к потолку—воспроизводя, теперь, как стены разлета<text:span text:style-name="T128">ются</text:span> во все стороны, кирпичи, штукатурка сып<text:span text:style-name="T128">ятся</text:span> вниз, твой мгновенный паралич <text:span text:style-name="T128">от</text:span> смерт<text:span text:style-name="T128">и подступающей</text:span> окутать и оглушить, <text:span text:style-name="T1">я не знаю, док, наверно я отключился а как пришёл в себя её уже не было всё горело вокруг моя вся голова в дыму</text:span>… и вид твоей крови <text:span text:style-name="T129">бьющей</text:span> из <text:span text:style-name="T129">висячего</text:span> обрывка артерии, обмёрзлый шифер крыши осыпавший твою кровать, тот поцелуй в кино недоконченный, тебя скрутило и два часа, захлёбываясь болью, смотрел на смятую сигаретную пачку на полу, ты слышал крики из других рядов, но не мог шевельнуться… неожиданный свет затопивший всю комнату, жуткая тишь, ярче любого утра сквозь одеяла превращённые в марлю, ни малейшей тени, только неописуемый рассвет в два часа ночи… и…. …этот сумеречный прыжок, эта капитуляция. В которой сходятся идеи противоположности и утрачивают свою противоположность. (<text:span text:style-name="T129">А</text:span> Слотроп действительно настроен на ракетный взрыв, или <text:span text:style-name="T129">же </text:span>на эту <text:span text:style-name="T1">деполяризацию</text:span>, эту невротическую «растерянность», что наполняет палату в эту ночь?) Сколько <text:soft-page-break/>раз ещё, прежде, чем <text:span text:style-name="T129">удастся</text:span>, <text:span text:style-name="T129">ещё </text:span>этих приливающих повторений, повторных переживаний взрыва, в страхе отключиться, потому что отключаешься <text:span text:style-name="T129">настолько</text:span> окончательно, откуда мне знать, доктор, что я очнусь? <text:span text:style-name="T129">а</text:span> ответ доверься нам, после ракеты, это такая пустопорожность, пустое актёрство—довериться вам?—и оба вы знаете это… Спектро чувствует себя шарлатаном, но продолжает… просто потому что боль остаётся реальной. </text:p>
      <text:p text:style-name="Text_20_body">А те, кто, наконец-таки, сдаются: из каждого катарсиса восстают новыми детьми, без боли, без «я» на один удар пульса <text:span text:style-name="T130">Отделённые От</text:span>… чистая табличка, начинай писать, рука с мелком зависла в зимнем сумраке над несчастными палимпсестами из людей, что трясутся под казёнными одеялами, утопая в слезах и соплях горя настолько реального, оторванные от такой глубины, что изумляет, кажется больше их взаправдашней.... </text:p>
      <text:p text:style-name="Text_20_body">О, как вожделеет Пойнтсмен к ним, милым дет<text:span text:style-name="T130">кам</text:span>. Его серые трусы вот-вот лопнут от тяги без обиняков, воспользоваться их невинностью по-мирски, вписать в них новые слова себя, свои собственные мечты коричневой Реал-Политик, некая физическая простата в постоянной жажде любви обещанной, ах, намёками, но пока что… как <text:span text:style-name="T130">искушающе</text:span> лежат они рядами на своих железных койках, в девственных простынях, такие безыскусно эротичные м<text:span text:style-name="T130">алышата</text:span>…. </text:p>
      <text:p text:style-name="Text_20_body">Автобусная станция Св. Вероники, их раздорожье (по прибытии на эту имитацию паркета с нашлёпками жевательной резинки зашмыганной до черноты, <text:span text:style-name="T130">в</text:span> пятна<text:span text:style-name="T130">х</text:span> ночной блевотины, светло-жёлтой, прозрачной как флюиды богов, <text:span text:style-name="T130">от</text:span>брошенные газеты или пропагандистские лист<text:span text:style-name="T130">к</text:span> никем не читанные, серповидно подранные, засохшие козявки выколупанные из носа, чёрная копоть, что мягко поколыхивается внутрь на каждое открытие дверей…). </text:p>
      <text:p text:style-name="Text_20_body">Тебе приходилось ждать в таких местах ранним утром, когда в зале начинает белеть, ты знаешь расписание Прибытия наизусть, заполнив пустую память, пустое сердце. И знаешь откуда сбежали эти дети и что, в этом городе, их некому встретить. Ты впечатляешь их своей воспитанностью. Не уверен, смогли ли они различить сквозь неё твою пустоту. Пока что они не смотрят тебе в глаза, их тонкие ноги не знают покоя, в обвисших вязаных чулках (всё эластичное ушло на нужды войны), но очаровательны: пяточки стучат не уставая по холстяным сумкам, об<text:span text:style-name="T130">шарпа</text:span>нным чемоданам под деревянной скамьёй. Репродукторы под потолком объявляют отправления и прибытия на английском, потом на других, языках эмигрантов. Дитя этой ночи прибыла сюда после долгой дороги, не спала. Глаза её красны, платьице помято. Пальтишко служило подушкой. Ты чувствуешь её изнеможение, чувствуешь невозможную необъятность всей спящей округи у неё за спиной, и на минуту ты и впрямь бескорыстный, бесполый… думая лишь о том, как оградить её, ты Вспомогатель в Пути. </text:p>
      <text:p text:style-name="Text_20_body">За твоей спиной длинные, длиною в ночь, очереди мужчин в униформе медленно продвигаются прочь, пиная сво<text:span text:style-name="T131">и вещевые сумки</text:span>, по большей части молча, к дверям выхода в бежевой краске, но края покоричневее в неровных <text:span text:style-name="T130">кривых</text:span> от прощаний с поколением рук. Двери открываются не часто, чтобы впустить холодный воздух, выпустить отсчитанный строй мужчин и снова закрыться. Водитель, или клерк, стоит у дверей проверяя билеты, пропуска, отпускные удостоверения. Друг за другом мужчины шагают в совершенно чёрный прямоугольник ночи и исчезают. Пропали, война заб<text:span text:style-name="T130">р</text:span>ала их, следующий предъявляет свой билет. Снаружи гудят моторы: но вместо транспорта скорее напоминают гул какого-то стационарного станка, <text:soft-page-break/>сотряс<text:span text:style-name="T131">ают</text:span> земл<text:span text:style-name="T131">ю</text:span> <text:span text:style-name="T131">на </text:span>очень низких частот<text:span text:style-name="T131">ах</text:span>, доходят, смешавшись с холодом—предупрежда<text:span text:style-name="T131">ют</text:span>, что снаружи твоя слепота, после яркого внутреннего освещения, <text:span text:style-name="T131">грянет</text:span> словно нежданный удар….Солдаты, моряки, матросы, лётчики. Один за другим, пропадают. Те, кто курил, могут продержаться на секунду дольше, слабый уголёк качнётся оранжевой дугой, раз, другой—и нету. Ты сидишь, <text:s/>смотришь <text:span text:style-name="T131">в полуобороте </text:span>на них, твоя замурзанная сонная малышка начинает жаловаться, но тут уж ничего не поделаешь—как могут твои похоти вместиться в один и тот же белый кадр с таким большим, таким бесконечным отбытием? Тысяча детей шаркают в эту ночь через эти двери, но редко в какую ночь войдёт хотя бы даже один, домой, в твою продавленную, затруханную койку, к ветру от нефтеперегонного, к ближним запахам плесени на мокрых осадках кофе, кошачьему дерьму, к линялым свитеркам с картинками кучей в углу, с каким-нибудь случайным жестом, зверушкой или объятием. Эта бессловесно втягиваемая очередь… уходят тысячами прочь… только заплутавшая ненормальная частица, случайно, движется против общего течения…. </text:p>
      <text:p text:style-name="Text_20_body">И за все свои страдания всё, что Пойнтсмен, смог добиться, на данный момент, это осьминог—да, гигантская каракатица из фильмов ужасов по имени Григори: серый, слизистый, в постоянном движении, подрагивающий в своей временной загородке у волнолома в Ик Регис… ужасный ветер дул в тот день с Канала, у Пойнтсмена в его лыжной шапке-маске глаза мёрзли, д-р Поркиевич, отвернул воротник своей шинели, в меховой шапке на самые уши, дыханье их отдаёт дохлой рыбой, и на кой чёрт Пойнтсмену это животное? </text:p>
      <text:p text:style-name="Text_20_body">Уже, сам по себе, приходит ответ, в какой-то момент безликое бластоблаблу, но <text:span text:style-name="T134">тут же</text:span> разворачивается, приобретая формы…. </text:p>
      <text:p text:style-name="Text_20_body">Помимо прочего, что Спектро <text:span text:style-name="T131">вы</text:span>сказал в ту ночь—да, это было в ту ночь—было:– «Мне только интересно, так ли бы ты к этому отнёсся без всех тех собак. Если бы твоими субъектами всё время были люди». </text:p>
      <text:p text:style-name="Text_20_body">– Тебе следовало бы предложить мне парочку, в таком случае—ты серьёзно?—гигантских осьминогов.– Доктора в упор смотрят друг на друга. </text:p>
      <text:p text:style-name="Text_20_body">– Мне интересно что бы ты делал. </text:p>
      <text:p text:style-name="Text_20_body">– Мне тоже. </text:p>
      <text:p text:style-name="Text_20_body">– Возьми осьминога.– Он имеет в виду «оставь Слотропа»? Напряжённый момент. </text:p>
      <text:p text:style-name="Text_20_body">Но тут Пойнтсмен засмеялся хорошо известным смехом, который служил ему верой и правдой в профессии, где слишком часто всё заходит в полный тупик. – «Мне <text:span text:style-name="T1">постоянно</text:span> советуют завести животное.»– Это он о том, что много лет назад, один коллега—уже покойный—сказал, что он стал бы человечнее, теплее, если бы завёл свою собаку, вне лаборатории. Пойнтсмен попробовал—видит Бог—это был спаниель по кличке Глостер, довольно приятное животное, пожалуй, но попытка не продлилась и месяца. Что его окончательно вывело из себя, эта собака не умела корректировать своё поведение. Могла открывать двери настежь для дождя и прыгающих насекомых, но не закрывать их… перевернуть мусор, нагадить на пол, но не убрать—разве <text:span text:style-name="T132">сможет</text:span> <text:span text:style-name="T1">кто-нибудь</text:span> <text:span text:style-name="T132">ужиться с</text:span> такой тварью? </text:p>
      <text:p text:style-name="Text_20_body"><text:soft-page-break/>– Осьминоги,– уговаривает Спектро,– спокойно воспринимают хирургию. Способны пережить массированное удаление мозговой ткани. Их безусловная реакция на добычу весьма надёжна—покажи им краба, ХРЯСЬ! выскакивает щупальце, и в дом, отравить и переварить. И, Пойнтсмен, они не лают! </text:p>
      <text:p text:style-name="Text_20_body">– О, но. Нет… цистерны, насосы, фильтры, особая еда… может всё это годится для Кембриджа, такая прорва всего, но тут все такие скупердяи, должно быть из-за проклятого наступления Рундштедта… ОПВ отказывается финансировать что-либо без немедленной тактической выгоды—на прошлой неделе, знаете ли, или ранее того. Нет, осьминог слишком заумно, даже Падинг не пойдёт на это, ни сам лорд с манией величия. </text:p>
      <text:p text:style-name="Text_20_body">– Их можно обучить чему угодно. </text:p>
      <text:p text:style-name="Text_20_body">– Спектро, вы не дьявол,– вглядываясь внимательнее,– или всё же? Вам известно, мы нацелены на звуковые стимулы, весь упор этой программы по Слотропу должен быть на реверсивно слуховые… Мне случалось видеть мозг одного-двух осьминогов, дружище, и не подумайте, что я не заметил те здоровенные оптические доли. А? Вы пытаетесь всучить мне визуальное создание. Что можно видеть, когда те штуки падают? </text:p>
      <text:p text:style-name="Text_20_body">– Свечение. </text:p>
      <text:p text:style-name="Text_20_body">– Чего? </text:p>
      <text:p text:style-name="Text_20_body">– Огненно красный шар. Падает как метеор. </text:p>
      <text:p text:style-name="Text_20_body">– Чепуха. </text:p>
      <text:p text:style-name="Text_20_body">– Гверхидви однажды видел такой среди ночью, над Дептфордом. </text:p>
      <text:p text:style-name="Text_20_body">– Чего я хочу,– тут Пойнтсмен наклонился в центр сияния лампы, его белое лицо уязвимее, чем его голос шепчущий над горящим шпилем коробки со шприцами поставленной посреди стола,– что мне действительно нужно, так это не собаку, не осьминога, а одного из ваших чудных Лисов. <text:span text:style-name="T1">Чёрт побери</text:span>. Хотя бы одну лисичку!</text:p>
      <text:p text:style-name="P75"><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1"><text:span text:style-name="T104">Что-то бродит по городу Дыма—собирает стройных девушек, милых и гладких как куклы, целыми пригоршнями. </text:span><text:span text:style-name="Emphasis"><text:span text:style-name="T104">Их жалобные крики… их жалобные кукло-крики…</text:span></text:span><text:span text:style-name="T104"> лицо одной из них вдруг очень близко и хлоп! поверх уставившихся глаз падают кремовые веки с щёточкой жёстких ресниц, громко захлопнулись, протяжный гул свинцовых грузиков прокатывается в её голове и в тот же </text:span><text:span text:style-name="T107">миг</text:span><text:span text:style-name="T104"> распахиваются глаза Джессики. Она очнулась вовремя, чтобы услышать заключительные отголоски эха прокатившегося следом за взрывом, сурово пронзительный, зимний звук….Роджер на секу</text:span><text:span text:style-name="T107">н</text:span><text:span text:style-name="T104">ду про</text:span><text:span text:style-name="T107">с</text:span><text:span text:style-name="T104">ыпается бормочет что-то вроде «ёбаный дурдом» и вновь соскальзывает в сон. </text:span></text:p>
      <text:p text:style-name="Text_20_body"><text:span text:style-name="T104">Она вытягивается, мален</text:span>ькая слепая рука ощупывает тикающий будильник, потёртый плюшевый живот её панды Майкла, пустую молочную бутылку с алым цветом молочая из придорожного сада за пару миль отсюда: тянется туда, где должны быть её сигареты, но их нет. <text:soft-page-break/>Наполовину из-под одеял, она зависла между двух миров, белое, атлетическое усилие в этой холодной комнате. А, ладно… она покидает его в их тёплой норе и движется дрожа ву-ву-ву в зернистой темноте по скованным зимой доскам пола, скользким как лёд под её голыми ступнями. </text:p>
      <text:p text:style-name="Text_20_body">Её сигареты на полу гостиной, остались среди подушек перед камином. Одежда Роджера разбросана вокруг. Затягиваясь сигаретой, прижмурив один глаз от дыма, она прибирается, складывает его брюки, вешает рубашку. Потом проходит к окну, подымает штору затемнения, пытается увидеть сквозь затянувший стёкла иней что-нибудь там, в снегу, следы оставленные лисами, кроликами, давно бездомными собаками, птицами, но ни одного человечьего. Пустые полосы снега тянутся прочь среди деревьев к городу, чьё имя она всё ещё не знает. Она прячет сигарету в ковшике своей ладони, скрывая огонёк, хотя затемнение было отменено несколько недель назад, оно уже часть другого времени в другом мире. Моторы поздних грузовиков ревут в ночи на север и на юг, самолёты наполняют небо гулом, потом перетекают на восток к какой-то более-менее тишине. </text:p>
      <text:p text:style-name="Text_20_body">Может им лучше перейти на отели, на заполнение форм, на проверку наличия фотокамер и биноклей? Этот дом, город, скрещённые арки Джессики и Роджера такие уязвимые для германского оружия и британских законоуложений… не то, чтобы она чувствовала себя тут в оп<text:span text:style-name="T135">а</text:span>сности, но всё-таки пусть были бы вокруг ещё люди, и чтоб это действительно было городком, её городком. Прожекторы могут оставаться, освещать ночь, и аэростаты тоже, как толстопузые приятели утра—всё, даже разрывы вдалеке могут остаться, если они не подбираются… пока никому не надо умирать… почему нет? Просто возбуждение, вспышка и грохот, приближение летней грозы (жить в мире где это украшает день), всего лишь добрый гром? </text:p>
      <text:p text:style-name="Text_20_body">Джессика всплывает над собой, взлянуть на себя смотрящую в ночь, парить в широкобрючном, широкоплечном белом, атласногладком на её обращённых в ночь <text:span text:style-name="T135">сторонах</text:span>. Пока что-то не упадёт слишком близко, они в безопасности: в их чаще среб<text:span text:style-name="T135">р</text:span>осиних стеблей тянущихся с наступлением темноты притронуться или отгрести тучи, зелёно-коричневые массы в формах, в конце дня, каменные, глаза неотрывно упёрты вдаль, на колоны к передовым, к их высшим судьбам, которые, так странно, не имеют отношения к ним двоим тут… тебе не <text:span text:style-name="T135">доходит</text:span> что <text:span text:style-name="T135">идёт</text:span> война, идиотка? да, но тут Джессика в пижаме от своей сестры и Роджер спящий голяком, при чём тут война? </text:p>
      <text:p text:style-name="Text_20_body">Пока их не коснётся. Пока что-то не грянет. Каляки-маляки оттянут время, чтоб они укрылись, ракета ударит прежде, чем они услышат приближение. Библейское, а может жуткое, как старая северная сказка, но не Война, не битва добра и зла из ежедневных радио-новостей. И нет причины, чтобы, ну, не держаться… </text:p>
      <text:p text:style-name="Text_20_body">Роджер пытался объяснить ей статистику V-бомб: разность распределения, с высоты полёта ангела, на карте Англии, и шансы их двоих, если смотреть отсюда, снизу. Она почти поняла, врубилась в его уравнение Поиссона, но просто не могла свести концы с концами—её ежедневно вынуждаемое спокойствие и чистые числа, чтоб они сходились. Как-то всё пыталось ускользнуть. </text:p>
      <text:p text:style-name="Text_20_body"><text:soft-page-break/>– Почему твои уравнения только для ангелов, Роджер? Почему мы не можем снизу повлиять? Какое-нибудь уравнение, чтоб мы смогли найти более безопасное место? </text:p>
      <text:p text:style-name="Text_20_body">– И как меня угораздило попасть,– его дежурный сочувственный ответ,– в среду статистических невежд? Это невозможно, милая, при постоянной средней плотности попаданий. Пойнтсмену даже и этого не доходит. </text:p>
      <text:p text:style-name="Text_20_body">Ракеты <text:span text:style-name="Emphasis">распределяются </text:span>по Лондону как предписано учебниками про уравнение Поиссона. Данные продолжают поступать и Роджер всё больше становится похож на предсказателя. Персонал отдела Пси глазеет на него в вестибюлях. Его даже тянет объявить в кафетерии или что <text:span text:style-name="T136">уж оно такое</text:span>, <text:span text:style-name="T136">никакое </text:span>это не предзнание… когда это я прикидывался тем, кем не являюсь? Я просто подставляю цифры в хорошо известное, найдите его в учебнике и делайте сами…. </text:p>
      <text:p text:style-name="Text_20_body">В его маленьком бюро сейчас водружена огромная карта, окно в иной ландшафт, не в зимний Сассекс, названия и паутина улиц, печатный призрак Лондона в 576 квадратах, один квадрат для каждого квадратного километра. Удары ракет помечены красными кружками. Уравнение Поиссона скажет, для произвольно выбранного количества, какие квадраты не будут задеты, какие получат по одному, два, три и так далее. </text:p>
      <text:p text:style-name="P30">Эрленмерова колба булькает на подставке. Голубой огонь <text:span text:style-name="T136">потрескивает,</text:span> преломляясь в циркуляции смеси внутри стекла. Древние истрёпанные учебники и математические пособия разбросаны вокруг, на столе и по полу. Где-то снимок Джессики выглядывает из-под совместной работы Виттакера и Ватсона, что Роджер приобрёл ещё студентом. Седовласый последователь Павлова шагает, тощий как игла, своей напряжённой походкой по утрам в лабораторию, где ждут собаки с распоротыми щеками, посеребрённые зимою капли скатываются из каждой свежей фистулы наполняя вощёную чашечку или градуированную пробирку, останавливается перед распахнутой дверью Роджера. Воздух внутри синеет дымом выкуренных сигарет, <text:span text:style-name="T136">а окурки</text:span> затем, в ледяные чёрные утренние смены, <text:span text:style-name="T136">перевыкурены, </text:span>давящая и отвратная атмосфера. Но он должен войти, должен выдержать свою обычную утреннюю чашу. </text:p>
      <text:p text:style-name="P31">Оба знают насколько странным должно выглядеть их содружество. Если есть в природе анти-Пойнтсмен, то это Роджер. Впрочем, не настолько уж, доктор согласится, <text:span text:style-name="T137">относительно</text:span> физических <text:span text:style-name="T137">явлений</text:span>. Молодой статистик предан цифрам и методу, никаких постукиваний по столу или мечтательных грёз. Но в сфере нуля и единицы, не-чего-то и чего-то, Пойнтсмену подвластны только ноль и единица. Он не способен, подобно Мехико, существовать где бы то ни было в промежутке между ними. Как его хозяин, И. П. Павлов до него, он представляет кору головного мозга подобной мозаике крохотных включённых/отключённых элементов. Некоторые в постоянной яркой возбуждённости, другие тёмно заторможены. Контуры, между ярким и тёмным, постоянно меняются. Но всякой точке дозволено лишь два состояния: сон или бодрствование. Либо один, либо ноль. «Совокупность», «переход», «рассеивание», «концентрация», «обоюдная стимуляция»—вся Павловская механика мозга—предполагает наличие этих би-устойчивых точек. Но Мехико управляет сферой между нулём и единицей—та самая середина, которую Пойнтсмен исключил из своих верований—вероятности. Вероятность на 0.37, что к моменту, когда он прекратит свои расчёты, данный квадрат на его карте получит только одно попадание, 0.17 за то, что попаданий будет два…. </text:p>
      <text:p text:style-name="Text_20_body"><text:soft-page-break/>– А вы могли бы… <text:span text:style-name="Emphasis">сказать</text:span>,– Пойнтсмен предлагает Мехико одну из своих Кипринос Ориент, которые он держит в секретных кармашках встроченных в его лабораторные халаты,– из этой вашей карты, в какие места безопаснее всего заходить, безопаснее от ракет. </text:p>
      <text:p text:style-name="Text_20_body">– Нет. </text:p>
      <text:p text:style-name="Text_20_body">– Но позвольте— </text:p>
      <text:p text:style-name="Text_20_body">– Любой квадрат может <text:s text:c="2"/>снова <text:span text:style-name="T138">получить удар</text:span>. Попадания не мешают друг другу. Средняя плотность величина постоянная. </text:p>
      <text:p text:style-name="Text_20_body">Ничто на карте не противоречит этому. Одна лишь классическая <text:span text:style-name="T138">распределённость</text:span> Поиссона, аккуратно и тихо заполняет квадраты, всё как и должно быть… растёт к своей предопределённой форме…. </text:p>
      <text:p text:style-name="Text_20_body">– Но квадраты, которые уже получили несколько попаданий, я имею в виду— </text:p>
      <text:p text:style-name="Text_20_body">– Извините, Но это Заблуждение Монте-Карло. Неважно сколько <text:s/>уже <text:span text:style-name="T138">случилось </text:span>попада<text:span text:style-name="T138">ний</text:span> в определённый квадрат, шансы остаются теми же, какими они всегда и были. <text:span text:style-name="T138">Всякое</text:span> попадание независимо от <text:span text:style-name="T138">остальных</text:span>. Бомбы не собаки. Нет связи. Нет памяти. Нет <text:span text:style-name="T139">привитого рефлекса</text:span>. </text:p>
      <text:p text:style-name="Text_20_body">Сказать такое последователю Павлова. Это обычная самодово<text:span text:style-name="T139">л</text:span>ьная толстокожесть Мехико, или он знает о чём говорит? Если между ракетными ударами не существует связи—ни рефлекторной дуги, ни Закона Отрицательного Воздействия… тогда… он каждое утро заходит к Мехико как для болезненной хирургии. Всё более пугаясь его внешностью мальчика-певчего, его колледжевскими любезностями. Но этот визит он должен делать. Как может Мехико играться, да так запросто, со всеми теми символами непредсказуемости и страха? Невинный как дитя, возможно не осознаёт—возможно—что своей игрой он рушит элегантные залы истории, угрожает самой идее причины и следствия. Что если всё поколение Мехико окажется таким же? Не превратится ли послевоенное время в ничто помимо «событий», заново создаваемые от одного момента к другому? Никаких связей? Это конец истории? </text:p>
      <text:p text:style-name="Text_20_body">– Римляне,– Роджер и его преподобие д-р Де ла Нут однажды вечером напились вместе,– древне-римские священники клали решето на дорогу, а потом следили стебли какой травы прорастают сквозь дырки. </text:p>
      <text:p text:style-name="Text_20_body">Роджер моментально уловил связь:– «Интересно»,– обшаривая свои карманы, один за другим, чёрт, никогда когда надо—а, вот, наконец-то:– «последует ли этот случай уравнению Поиссон<text:span text:style-name="T140">а</text:span>… посмотрим…» </text:p>
      <text:p text:style-name="Text_20_body">– Мехико,– подавшись вперёд с явной враждебностью.– Проросшие стебли они применяли для лечения больных. У них решето было оче<text:span text:style-name="T140">н</text:span>ь священным предметом. А что вы сделаете со своим, которое наложили поверх Лондона? Как вы используете то, что вырастает в вашей сети смертей? </text:p>
      <text:p text:style-name="Text_20_body">– Я вас не понимаю. Это всего лишь уравнение…. </text:p>
      <text:p text:style-name="Text_20_body">Роджер вправду хочет, чтобы другим было понятно о чём от говорит. Джессика знает это. Когда они не понимают, лицо его становится белым и туманным, словно за грязным стеклом окна в вагоне поезда, словно <text:span text:style-name="T140">опущены</text:span> чуть серебристые шторки, вклиниваются пространства отделить <text:soft-page-break/>его ещё больше, тающим в своём одиночестве. Она знала с самого первого их дня, когда он <text:span text:style-name="T140">с</text:span>клонился <text:span text:style-name="T140">вбок</text:span> открыть дверь Ягуара такой убеждённый, что она ни за что не сядет. Она видела его одиночество: в его лице, в красных руках с обкусанными ногтями…. </text:p>
      <text:p text:style-name="Text_20_body">– Но так не честно. </text:p>
      <text:p text:style-name="Text_20_body">– Честнее не бывает,– с таким циничным видом, Роджер <text:span text:style-name="T140">выглядит</text:span> очень юным, как её кажется.– Все равны. Равные шансы угодить под взрыв. Равны перед ракетой. </text:p>
      <text:p text:style-name="Text_20_body">На что она выдаёт ему одну из своих гримас Фэй Рей увидевшей Кинг Конга, глаза округлились, что дальше некуда, красный рот вот-вот распахнётся в крике, и тут он вынужден рассмеяться.– «Ну. Прекрати.» </text:p>
      <text:p text:style-name="Text_20_body">– Иногда...– но что она может тут сказать? Что он всегда должен быть милым, нуждаться в ней и никогда не превращаться, как сейчас, в парящего статистического херувима, кто никогда не был в аду, но разговаривает словно он самый падший…. </text:p>
      <text:p text:style-name="Text_20_body">Капитан Прентис называет это «дешёвым нигилизмом». В тот день рядом с замёрзшим прудом недалеко от «Белого Посещения», Роджер чуть в стороне сосал сосульки, валялся на спине и махал руками, сделать отпечатки ангелов, порхающих. </text:p>
      <text:p text:style-name="Text_20_body">– Вы хотите сказать, он не заплатил…,– заглянула вверх, выше, обветренное лицо Пирата, казалось, кончается далеко в небе, покуда собственная прядка пересекла взгляд его сдержанных серых глаз. Он друг Роджера, он не заигрывал и не подчёркивал его недостатки, вообще понятия не имел, так ей казалось, про такие булавочные войны—впрочем, ему и ни к чему, потому что она сама уже во всю флиртовала… ну, ничего серьёзного, но эти глаза, в которые она никогда не могла заглянуть толком, были такие головокружительные, такие жутко бесподобные, правда…. </text:p>
      <text:p text:style-name="Text_20_body">– Чем больше V-2 ждут запуска оттуда, чтоб долететь сюда,– сказал капитан Прентис,– тем больше у него шансов получить свою. Конечно же, нельзя сказать, что он не вносит минимальной платы. Но кто из нас нет. </text:p>
      <text:p text:style-name="Text_20_body">– Ну,– покивал Роджер позднее, когда она ему рассказала, глаза притуманились, обдумывая то, что он услышал,– тут снова проклятый кальвинистский сдвиг. Плата. И почему они всё переводят в терминологию биржи? А Прентису что надо, ещё один вариант Предложения Бевриджа, или как? Определить Коэффициент Горечи для каждого! такая прелесть—всем предстать перед комиссией, столько-то очков, если еврей, за концлагерь столько, за нехватку конечностей или жизненно важных органов, за утрату жены, любовника, близкого друга— </text:p>
      <text:p text:style-name="Text_20_body">– Я знала, что ты рассердишься,– пробормотала она. </text:p>
      <text:p text:style-name="Text_20_body">– Я не сержусь. Нисколько. Он прав. Так дешевле. Но как в таком случае, он хочет,– расхаживая сейчас по этой переполненной, тусклой, маленькой гостиной, увешанной застывшими портретами любимых охотничьих собак в стойке среди полей, что никогда не существовали, кроме как в некоторы<text:span text:style-name="T140">х</text:span> фантазиях о смерти, луга всё золотистее, когда стареет их масло льняного семени, более осенние, некрополитичные, чем даже довоенные надежды—что кончатся все перемены, надежды на долгий статичный день с фазаном застывшим в смазанном взлёте, вид уходящий наискосок через лиловые холмы в бледное небо, умный пёс насторожён вечным <text:soft-page-break/>запахом, взрыв на его голову всегда ещё только-только должен грянуть—эти надежды настолько явно, беззащитно выставлены, что Роджер при всём своём дешёвом нигилизме, не наберётся духу снять картины и поставить на пол лицом к стене– «Ну, что вы все хотите от меня, день за днём работаю среди <text:span text:style-name="T140">отпетых</text:span> лунатиков,»– Джессика, вздыхая о боже, подтягивает свои красивые ноги вверх на кресло,– «они верят в жизнь после смерти, о связи сознания-к-сознанию, в пророчества, ясновидение, телепортацию—они <text:span text:style-name="Emphasis">верят</text:span>, Джес! и—и—,»– что-то не даёт ему говорить. Она забывает о своём раздражении, подымается из кресла с узором из набухших капель, чтобы обнять его и <text:span text:style-name="Emphasis">как она только знает</text:span>, её ляжки из-под тепла юбки, её лобок, что теснится всё крепче, разогреть и возбудить его хуй, обтира<text:span text:style-name="T140">ет</text:span> остатки её губной помады о его рубашку, мускулы, прикосновения, кожи <text:span text:style-name="T141">смешались</text:span>, приливы крови—знает в точности что хочет Роджер сказать? </text:p>
      <text:p text:style-name="Text_20_body"><text:span text:style-name="Emphasis">Cознание-сознанию</text:span>, в эту позднюю ночь у окна пока он спит, прикуривая другую ценную сигарету от уголька предыдущей, переполнясь потребностью расплакаться, потому что она так ясно видит свои пределы, знает, что никогда не сможет защитить его так, как должна—от того, что может упасть с неба, от того, в чём он не смог признаться в тот день (скрипучие аллеи снега, аркады обросших льдом пригнувшихся деревьев… ветер стряхнул кристаллики снега: лилово-оранжевые существа расцветающие на её ресницах), или от м-ра <text:span text:style-name="T141">Пойнтсмена</text:span>, и от <text:span text:style-name="T141">Пойнтсмен</text:span>овской… его <text:span text:style-name="T141">такой</text:span>… мрачности, всякий раз, когда она его встречает. Научная оскоплённость. Руки, которые—она вздрагивает. Сейчас начнут проступать враждебные формы в снегу и неподвижности. Она опускает штору затемнения. Руки, которые могут точно так же <text:span text:style-name="T141">мучить</text:span> людей, как собак, и никогда не чувствовать их боли…. </text:p>
      <text:p text:style-name="Text_20_body">Свора лисиц, сброд шавок движутся в сегодняшней ночи, шебуршат но дворам и аллеям. Мотоцикл от основного шоссе, круто рыча, как истребитель, проносится через деревню в направлении Лондона. Большущие аэростаты зависли в небе, взращённые в перламутре, и воздух настолько тих, что краткий снегопад сегодняшнего утра всё ещё лежит на стальных тросах, белизна вьётся вокруг шестов перечной мяты сквозь тысячи футов ночи. А люди, которые могли бы спать в этих домах, изгнан<text:span text:style-name="T141">ы</text:span> взрывами, некоторые уже навсегда… может им сняться города сияющие в ночи фонарями, рождественские праздники виденные в детстве, а не в оглядке овец, сбившихся так беззащитно на склоне голого холма, выбеленных жутким сиянием Звезды? Или песенки, такие забавные, милые, простодушные, что их не вспомнить, когда проснёшься… сны мирного времени…. </text:p>
      <text:p text:style-name="Text_20_body">– Как это всё было? До войны?– Она знает, что уже жила тогда, ребёнком, но она не об этом спрашивает. Статические разряды в Вариациях на тему Френка Бриджа, расчёска для закрученных мозгов по Радио Би-Би-Си, бутылка Монтраше, подарок от Пирата, охлаждается у кухонного окна. </text:p>
      <text:p text:style-name="Text_20_body">– Ну, в общем,– скрипучим голосом старого пердуна, парализованная рука тянется щипнуть её за грудь <text:span text:style-name="T141">в </text:span>сам<text:span text:style-name="T141">ой</text:span> мерзк<text:span text:style-name="T141">ой манере</text:span>, как<text:span text:style-name="T141">ую только</text:span> он знает,– это, девонька, зависит от того <text:span text:style-name="T141">которую</text:span> войну, ты имеешь в виду.– И вот она подходит, слюна в уголке его нижней губы собирается, ве, и капает тонкой белесой ниточкой, он такой умный, натренировал все самые гадкие гадости…. </text:p>
      <text:p text:style-name="Text_20_body"><text:soft-page-break/>– Брось, Роджер. Я серьёзно. Я не помню.– Наблюдает ямочки, что всплыли по сторонам его рта, пока он обдумывает, улыбаясь ей странной улыбкой. <text:span text:style-name="Emphasis">Так это будет, когда мне перевалит за тридцать</text:span>… промелькивают несколько детей, сад за окном, голоса <text:span text:style-name="Emphasis">Мама, что тут</text:span>… огурцы и лук на разделочной доске, цветки дикой моркови, взбрызги сияюще жёлтого, <text:span text:style-name="T141">на </text:span>тёмной, очень зелёной лужайке и его голос— </text:p>
      <text:p text:style-name="Text_20_body">– <text:span text:style-name="Emphasis">Я</text:span> помню только, что это было глупо. Просто потрясающе глупо. Ничего не происходило. Ах, да Эдвард VIII отрёкся. Он полюбил— </text:p>
      <text:p text:style-name="Text_20_body">– Это я знаю. Читаю журналы. Но на что это было<text:span text:style-name="Emphasis"> похоже</text:span>? </text:p>
      <text:p text:style-name="Text_20_body">– Просто… да просто чертовски глупо. И всё. Переживали о вещай, которые вообще—Джес, ты вправду не помнишь? </text:p>
      <text:p text:style-name="Text_20_body">Игры, фартучки, подружки, чёрный котёнок в проулке с белыми лапками, праздники всей семьёй у моря, солёная вода, рыба на сковородке, катанье на осле, персиковая таффета, мальчик по имени Робин… </text:p>
      <text:p text:style-name="Text_20_body">– Ничего такого, что пропало бы полностью, чего я больше не смогу найти. </text:p>
      <text:p text:style-name="Text_20_body">– Даже так. А по <text:span text:style-name="Emphasis">моим</text:span> воспоминаниям— </text:p>
      <text:p text:style-name="Text_20_body">– Ну, и?– Они оба улыбаются. </text:p>
      <text:p text:style-name="Text_20_body">– Кто-то принимает много аспирина. Другой пьёт или пьян постоянно. Кто-то переживает чтобы его выходные костюмы хорошо сидели. Кто-то презирает высшие классы, но из кожи вон лезет, чтобы держаться как они…. </text:p>
      <text:p text:style-name="Text_20_body">– А кто-то всю дорогу хрюкает, хрю, хрю...,– Джессика заходится смехом, потому что он добрался до места на её боку под свитером где, как он знает, она не может вынести щекотки. Она съёжилась, уклонилась, и он прокатился мимо свалиться с дивана, но тут же вернулся и ей уже щекотно где бы он ни ухватил, за щиколотку, за локоть— </text:p>
      <text:p text:style-name="Text_20_body">Но вдруг ударяет ракета. Жуткий взрыв совсем рядом с деревней: сам состав воздуха, время, изменились—оконная рама распахнута внутрь, деревянно попискивает, пока весь дом продолжает трястись. </text:p>
      <text:p text:style-name="Text_20_body">Сердца их колотятся. Барабанные перепонки напряжены болезненным звоном сверхдавления. Невидимый поезд громыхает прочь над крышей…. </text:p>
      <text:p text:style-name="Text_20_body">Они сидят неподвижно, как нарисованные псы, молча, странно неспособные прикоснуться. Смерть вошла в дверь через кухню: стоит, глядя на них, железная и терпеливая, с видом, который говорит <text:span text:style-name="Emphasis">а попробуй-ка меня пощекотать</text:span>.... </text:p>
      <text:p text:style-name="P76"><draw:frame draw:style-name="fr1" draw:name="Image10" text:anchor-type="paragraph" svg:width="6.9252in" svg:height="0.3661in" draw:z-index="9"><draw:image xlink:href="Pictures/1000000000000B720000009B428C9716555D8079.png" xlink:type="simple" xlink:show="embed" xlink:actuate="onLoad" loext:mime-type="image/png"/></draw:frame></text:p>
      <text:p text:style-name="P52">(1) </text:p>
      <text:p text:style-name="P80">ВЗ Палата Абреакции</text:p>
      <text:p text:style-name="P80"><text:soft-page-break/>Госпиталь Св. Вероники </text:p>
      <text:p text:style-name="P80"><text:span text:style-name="T142">Б</text:span>ончеплгейт, Е1 </text:p>
      <text:p text:style-name="P80">Лондон, Англия </text:p>
      <text:p text:style-name="P80">Зима 1944 </text:p>
      <text:p text:style-name="P89">Парнишке из Кеноши </text:p>
      <text:p text:style-name="P89">Общая Почта </text:p>
      <text:p text:style-name="P89">Кеноша, Висконсин, США</text:p>
      <text:p text:style-name="P33"><text:s/></text:p>
      <text:p text:style-name="Text_20_body"><text:tab/>Дорогой сэр, </text:p>
      <text:p text:style-name="Text_20_body">Я когда-нибудь в жизни Вас о чём-то просил? </text:p>
      <text:p text:style-name="Text_20_body">Искренне Ваш, </text:p>
      <text:p text:style-name="P83">лейт. Тайрон Слотроп </text:p>
      <text:p text:style-name="Text_20_body"/>
      <text:p text:style-name="P80">Общая Почта </text:p>
      <text:p text:style-name="P80">Кеноша, Виск., США </text:p>
      <text:p text:style-name="P80">несколькими днями позже </text:p>
      <text:p text:style-name="P89">Тайрону Слотропу, Эскв. </text:p>
      <text:p text:style-name="P89">ВЗ Палата Абреакции </text:p>
      <text:p text:style-name="P89">Госпиталь Св. Вероники </text:p>
      <text:p text:style-name="P89"><text:span text:style-name="T143">Б</text:span>ончеплгейт, Е1 </text:p>
      <text:p text:style-name="P89">Лондон, Англия </text:p>
      <text:p text:style-name="Text_20_body"><text:tab/>Дорогой м-р Слотроп: </text:p>
      <text:p text:style-name="Text_20_body">Такого не случалось. </text:p>
      <text:p text:style-name="P88">Парнишка из Кеноши </text:p>
      <text:p text:style-name="P88"/>
      <text:p text:style-name="Text_20_body">(2) Хитрожопый юнец: А, я делал все эти старомодные танцы, я делал «Чарльстон», а и «Большое Яблоко» тоже! </text:p>
      <text:p text:style-name="Text_20_body">Старый танцор ветеран: Спорим, ты никогда не сделал «Кеношу», паренёк. </text:p>
      <text:p text:style-name="Text_20_body"/>
      <text:p text:style-name="Text_20_body">(2.1) Х.Ю.: Блин! Я делал все те танцы, я делал «К<text:span text:style-name="T144">асл</text:span> Вок», и я делал «Линди» тоже! </text:p>
      <text:p text:style-name="Text_20_body"><text:soft-page-break/>С.Т.В.: Спорим, ты никогда не сделал того «Парнишку из Кеноши». </text:p>
      <text:p text:style-name="Text_20_body"/>
      <text:p text:style-name="Text_20_body">(3) Младший сотрудник: Ну, он избегал меня, и я подумал может это из-за Дела Слотропа. Если он считает меня виновным— </text:p>
      <text:p text:style-name="Text_20_body">Старший (заносчиво): Тебя! Да, никогда Пар<text:span text:style-name="T148">нишка</text:span> из Кеноши и на секунду не подумал бы, что ты… </text:p>
      <text:p text:style-name="Text_20_body"><text:line-break/>(3.1) Старший (изумлённо): Тебя? Никогда! Да, чтоб Пар<text:span text:style-name="T148">нишка</text:span> из Кеноши хоть на секунду бы подумал, что ты…? </text:p>
      <text:p text:style-name="Text_20_body"><text:line-break/>(4) И в конце того великого дня, когда он представил нам огненными письменами в небесах все нужные слова, которыми мы восхищаемся и поныне, которыми мы заполняем наши словари, <text:span text:style-name="T148">смиренный</text:span> голос маленького Тайрона Слотропа, с тех пор восславляемого в легендах и песнях, раздался пробиваясь вверх к вниманию Парн<text:span text:style-name="T148">ишки</text:span>: – «Ты никогда не делал этого, Пар<text:span text:style-name="T148">нишка</text:span> из Кеноши!» </text:p>
      <text:p text:style-name="Text_20_body">Все эти варианты текста «Ты никогда не делал Парн<text:span text:style-name="T148">ишку</text:span> из Кеноши» поглощают внимание Слотропа, когда из белизны над головой склоняется доктор, чтобы разбудить и начать сессию. Игла вскальзывает безболезненно в вену точно за сгибом локтя: 10% Sodium Amytal, один cc в одной дозе, как положено. </text:p>
      <text:p text:style-name="Text_20_body"><text:line-break/>(5) Возможно ты профукал Филадельфию, обручил Рочестер, обжулил Жолиет, но ты никогда не сделал парн<text:span text:style-name="T148">ишку</text:span> из Кеноши. </text:p>
      <text:p text:style-name="P34">(6) (День Вознесения и жертвы. Блюдётся повсеместно. Обжаривается жир, каплет кровь и подгорает в солоно коричневый…) Ты делал Шарлотвилского поросёнка, <text:span text:style-name="T148">голубчик</text:span>, Форестхилского жеребёнка, <text:span text:style-name="T148">голубчик</text:span>. (Отсюда затихая…) Ларедского ягнёнка. <text:span text:style-name="T148">Голубчик</text:span>. О-го. Погоди. Что такое, Слотроп? Ты никогда не делал парня из Кеноши. Очнись, Слотроп.</text:p>
      <text:p text:style-name="P61"/>
      <text:p text:style-name="P61">Мой кулак уже торчком, </text:p>
      <text:p text:style-name="P61">Не злись,</text:p>
      <text:p text:style-name="P61">Запишись, </text:p>
      <text:p text:style-name="P61">Вва-ли, Слотроп! </text:p>
      <text:p text:style-name="P61"/>
      <text:p text:style-name="P61">Джексон, это похуй мне, </text:p>
      <text:p text:style-name="P61">Покажь свой значок, что был на войне,</text:p>
      <text:p text:style-name="P61">Вва-ли, Слотроп! </text:p>
      <text:p text:style-name="P61"><text:soft-page-break/></text:p>
      <text:p text:style-name="P61">Меня тут не любят, не могут понять, </text:p>
      <text:p text:style-name="P61">Лишь ищут куда бы ещё послать…. </text:p>
      <text:p text:style-name="P61">Голову мне продырявь, провода в мозги мне вставь, </text:p>
      <text:p text:style-name="P61">Вену проткни иглой, </text:p>
      <text:p text:style-name="P61">Слотроп, очнись! </text:p>
      <text:p text:style-name="P34"/>
      <text:p text:style-name="Text_20_body">ПРПУК: Сегодня мы хотим чуть подробней поговорить о Бостоне, Слотроп. Помните в прошлый раз мы говорили о неграх в Роксбери. Мы знаем для вас это не слишком приятно, но постарайтесь, соберитесь. Итак—где вы. Слотроп? Вы что-нибудь видите? </text:p>
      <text:p text:style-name="Text_20_body">Слотроп: Ну, не <text:span text:style-name="T148">совсем</text:span>, не то, чтобы вижу… </text:p>
      <text:p text:style-name="Text_20_body">С рёвом по эстакаде подземки, только в Бостон, сталь и углеродный саван на древней кирпичной кладке— </text:p>
      <text:p text:style-name="P61">Этот ритм словил меня, </text:p>
      <text:p text:style-name="P61">О, бэби, этта свинг, свинг, свинг! </text:p>
      <text:p text:style-name="P61">Ей-ей, меня словил, </text:p>
      <text:p text:style-name="P61">Прикинь, весь-целый-мир-вокруг поёт, </text:p>
      <text:p text:style-name="P61">Я в жизни не слыхал столь-сладких-звуков, </text:p>
      <text:p text:style-name="P61">Таких нет даже за углом, на Бейсин-Стрит, </text:p>
      <text:p text:style-name="P61">И в этом ритме, крошка, мы будем делать </text:p>
      <text:p text:style-name="P62">Свинг, свинг, свинг,</text:p>
      <text:p text:style-name="P62">Давай же, крошка… вжарим… свинг! </text:p>
      <text:p text:style-name="P34"/>
      <text:p text:style-name="P32">Чёрные лица, белые скатерти, мерцание очень острых ножей в ряд с тарелками… дым табака и «плана» <text:s/>меша<text:span text:style-name="T145">ются по полной</text:span>, глаза <text:span text:style-name="T146">на лоб лезут</text:span>, <text:span text:style-name="T146">над</text:span><text:span text:style-name="T32">ы́</text:span><text:span text:style-name="T146">хаешься</text:span> этай <text:s/>дури <text:span text:style-name="T146">аж</text:span> мазги <text:span text:style-name="T146">утюжит, с</text:span> ходу, бу спок! </text:p>
      <text:p text:style-name="Text_20_body">ПРПУК: Это было «бу спок», Слотроп? </text:p>
      <text:p text:style-name="Text_20_body">Слотроп: Да ладно вам, парни… зачем вот так вот сразу… </text:p>
      <text:p text:style-name="Text_20_body">Белые ребята из колледжа, орут заказы гру<text:span text:style-name="T149">п</text:span>пке джазменов на возвышении. Голоса из восточных частных школ, выговарива<text:span text:style-name="T149">ют</text:span> «жопа» чуть округляют губы и <text:span text:style-name="T149">выходит</text:span> <text:span text:style-name="Emphasis">жииопя</text:span>…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text:soft-page-break/>Индианец, хрупкий, с усиками, его напарник в беготне, чёрный как рука в вечерней перчатке, бесконечно снуют перед 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 он отплывает в зеркало… даже если кто-то пригнётся прикурить сигарету, пламя отражается обратно как тёмная оранжевость заката. Слотроп не может даже различи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без неё никуда. </text:p>
      <text:p text:style-name="Text_20_body">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text:span text:style-name="T149">е</text:span>дупреждения, пока слёзы струятся из его глаз, ПЛЮХ! выпадает гармошка в, ййееееххк, отвратную дыру! Мгновенно пузырьки скользят вдоль её блестящих боков кверху, вдоль коричнево деревянного края, где-то <text:span text:style-name="T149">лакированном</text:span>, где-то по<text:span text:style-name="T149">вытертом</text:span> губами, эти мелкие серебряные зёрнышки распоясываются по ходу спуска гармошки в белокаменную шейку матки и в ночь за <text:span text:style-name="T149">н</text:span>ею следом, там внизу… Придёт день и в армии США ему выдадут рубашки, карманы которых можно застегнуть, но в те довоенные дни он мог довериться лишь крахмалу в своих белоснежных <text:span text:style-name="T1">Эроу</text:span>, чтобы тугие карманы удерживали содержимое от… Но нет же, нет, дурак, гармошка выпала, помнишь? Нижний регистр запел на мгновенье ударившись о фаянс (где дождь стучит в окно, и наверху вент-канал из листового железа на крыше: холодный дождь Бостона) и поперхнулся водой в полосах завершающих, жёлчно-коричневых разводах его рвоты. Уже не вернуть. Либо простись с гармошкой, твоим серебряным шансом на песню, или отправляйся вслед. </text:p>
      <text:p text:style-name="Text_20_body">Вслед? Красный, негр чистильщик-бой, выжидает у своего сиденья пыльной кожи. Негры по всему Роксбери ждут. «Чероки» доносится воплем из танцзала внизу, покрывая хай-хэт, контрабас, тысячу пар ног, где вертлявый розовый свет предлагает не бледных юнцов из Гарварда с их подружками, но толпу в пух и прах принаряженных краснокожих. А сама песня ещё одна фальшивка про преступления бледнолиц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выдаёт открытие как у<text:span text:style-name="T149">д</text:span>алось ему использовать ноты из верхушек этих же аккордов и разложить мелодию в охренеть какой по полной ёбаный пулемёт или не знаю что, мэн, он слетел с катушек тридцать вторые ноты тридцатьвторушки произнеси это очень (тридцатьвторушка) быстро и <text:span text:style-name="T147">лилипуточным</text:span> голос<text:span text:style-name="T147">к</text:span>ом, если ты в состоянии тут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text:span text:style-name="T149">х</text:span> программ<text:span text:style-name="T149">ах</text:span>, в своё время просочится <text:span text:style-name="T149">и </text:span>в <text:span text:style-name="T149">спрятанные</text:span>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что это пророчество, даже здесь, на <text:soft-page-break/>дождливой Массачусетс Авеню, начинает нынче срабатывать в «Чероки», саксофоны внизу выдают, ух, ты! крутую стоящую хрень…. </text:p>
      <text:p text:style-name="P35">Если Слотроп погонит за гармошкой в унитаз, то это возможно лишь головой вперёд, что не очень хорошо, потому что его жопа остаётся в воздухе беззащитной, а с неграми вокруг <text:span text:style-name="T149">такое</text:span> тебе как раз и <text:span text:style-name="T150">ни к чему</text:span>, его лицо где-то там в вонючей темноте, а коричневые пальцы, сильные и умелые, вмиг распускают его пояс, расстёгивают ширинку, сильные руки удерживают его ноги врозь—он чувствует холодный от Лизола воздух на своих ляжках, пока сдёргиваются его короткие трусы, <text:span text:style-name="T150">вот уже </text:span>сейчас, с цветастыми блёснами на окуня и мухами на форель по ним. Он бьётся втискиваясь в дыру унитаза, и тут глухо, сквозь зловонную воду, доходит звук всей тёмной банды жутких 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пе<text:span text:style-name="T150">вая</text:span>, «Припудри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в твоём там ящич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ло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Emphasis">настоящее имя его Малкольм</text:span>, и его знают все чёрные хуи, Малкольм, который знал его всё время—Красный Малкольм Несусветный Нигилист грит:–«Боже ж мой, у него жопа больше, чем он сам, не?» Охренеть, Слотроп, как тебя угораздило в такую позу! И хотя ему уже удалось протиснуться настолько вниз, что торчат одни только ноги, а ягодицы ворочаются и колышутся чуть ниже уровня воды, как бледные купола льда. «Держи его, братва, уходит!» «<text:span text:style-name="T150">А</text:span>х, ты <text:span text:style-name="T150">ж</text:span>!»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 </text:p>
      <text:p text:style-name="P53">Потом он их сбрыкнул, оставил захват последнего негра наверху позади и свободен, скользкий как рыба, его девственная жопа спасена. Тут кто-то может сказать, ого! благодари Бога за <text:span text:style-name="Emphasis">это</text:span>, а другие прокряхтят, эх жаль, но Слотроп не сказал ни так: ни эдак, потому что он ничего так особо не чувствует. А и его потерянную гармошку <text:span text:style-name="Emphasis">всё ещё</text:span> нигде не видать. Свет тут, внизу, тёмно-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и он: такое говно невозможно смыть, смешанное с минералами жёсткой воды по ходу вс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так и движется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text:span text:style-name="T151">гарвардскому</text:span> приятелю из числа его знакомых. Какая-то часть, конечно же, должна быть негритянским говном, но оно всё такое похожее. <text:span text:style-name="T151">О-па</text:span>, а вот это <text:soft-page-break/>«Проглота» Бидла, наверняка, с той ночи как мы ели чоп-суей в Промашке Фью потому что тут вон те бобовые ростки и даже отдаёт тем же соусом из дикой сливы… по-моему, некоторые чувства явно обостряются… ух-ты… Промашка Фью, это ж несколько месяцев тому назад. А и вот от Дампстера Виларда, у него недавно запор приключился, не так ли—вот это чёрное говно противное как резина, что однажды откристаллизируется навсегда до тёмно-янтарного. В этих притуплённых, цепких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которых ему разрекламировал Малкольм, и те причиняли ему эротическую жестокость за доллар, или на сколько хватало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text:span text:style-name="T151">о</text:span> Питера Питта, Джека Кеннеди, сына посла—нет, но где к чёрту этот Джек сегодня? Если кто-то и мог спасти сегодня ту гармошку, так это, нечего и сомневаться, Джек. Слотроп восхищается им со стороны—он <text:span text:style-name="T151">спортивный</text:span>, и добрый, и один из самых уважаемых парней в классе Слотропа. Хотя глупо, конечно, что так получилось. Джек… смог бы Джек затормозить её, как-то, в падении, нарушить закон притяжения? Где-то тут, в этом проходе к Атлантике, запах<text:span text:style-name="T151">и</text:span>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енько промочен, намного легче извлекать звуки. Утешающая мысль, чтобы нести с собой уносясь по канализации. </text:p>
      <text:p text:style-name="P36"/>
      <text:p text:style-name="P63">Сквозь унитаз, <text:span text:style-name="T151">ты </text:span>взгляни на меня,</text:p>
      <text:p text:style-name="P63">Вот дурак попался,</text:p>
      <text:p text:style-name="P63">Хоть бы не начали ссать </text:p>
      <text:p text:style-name="P63">Дирли тирли трали рался </text:p>
      <text:p text:style-name="P36"/>
      <text:p text:style-name="Text_20_body">И в ту <text:span text:style-name="T151">же </text:span>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Бежать некуда. Оцепенев, он уставился назад через плечо. Высокая волна, <text:span text:style-name="T151">развевающая</text:span> за собой длинные усики говнобумаги, это цунами настигает его—ГААХХ! он пробует уйти в последний момент дохленьким брассом, но цилиндр отходов уже <text:span text:style-name="T152">саданул</text:span>, тёмный как холодный говяжий студень, по его позвоночнику, <text:soft-page-break/><text:span text:style-name="T152">смёл, </text:span><text:s/>бумага охлёстывает, обворачивает его губы, ноздри, всё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text:span text:style-name="T152">ет</text:span>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 после того, как закувыркался, если это то, что он делает. </text:p>
      <text:p text:style-name="Text_20_body">С какого-то момента коричневый мрак вокруг него начинает светлеть. Типа рассвет. Мало-помалу головокружение покидает его. Последние полосы сральной бумаги, тянущиеся от него к жиже, опадают… <text:span text:style-name="T152">с грустью</text:span>, растворяясь, прочь. Жуткий свет падает на него разрастаясь, водянистый мраморный свет, лишь бы не надолго, он страшится того, что этот свет, похоже, хочет показать. Но «связные» живут в этих отходных пределах. Люди, которых он знает. В скорлупе древних руин плотной кладки—изношенные ячейки, одна <text:span text:style-name="T152">подле</text:span>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роскошного патефона, до последнего паучка и сложной взлохмаченности ковёрного ворса, эти жилища потрясают его своей запутанностью. В этом месте скрываются от катастрофы. Не обязательно от смыва в Унитаз—такое тут не в диковинку, просто неизбежное неудобство, позади древнего неба в его разъеденной однотонности оттенка—но что-то ещё ужасно не так в этих краях, что-то чего бедняга Слотроп не может услышать или у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безмолвно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клятву на крови. Они его уже не выпустят никогда. И как знать, от него могут потребовать сделать что-то… что-то такое…. </text:p>
      <text:p text:style-name="Text_20_body">И тут каждый отдельный камень, каждый кусок фольги, полено дров, пучок растопки или тряпка подскакивают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 </text:p>
      <text:p text:style-name="Text_20_body"><text:soft-page-break/></text:p>
      <text:p text:style-name="P64">Уже не помнишь Красного Малкольма, что наверху остался, </text:p>
      <text:p text:style-name="P64">В причёске Красный Дьявол до Волос Дорвался… </text:p>
      <text:p text:style-name="P37"/>
      <text:p text:style-name="Text_20_body">Ну, и вот этот самый Крачфилд, или Крочфилд, западопроходец. Не «архитипический» западопроходец, но<text:span text:style-name="Emphasis"> единственный</text:span>. Пойми, он был всего один. И всего один индеец, который с ним бился. Один бой, одна победа. И только один президент, и один убийца, и одни выборы. Точно. От всего, что есть всего по одному. Ты подумал о солипсизме и представил структуру для наполнения—на твоём уровне—всего лишь, жутко подумать, одним. И можешь не рассчитывать на какие-то ещё уровни. Но оказывается, оно не так уж и одиноко. Пустовато, да, но намного лучше, чем в полном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это конюшня,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text:span text:style-name="T152">с</text:span>плетений древесины в конюшне—брусья, косяки, стойки сто<text:span text:style-name="T152">й</text:span>л, перекладины ясл<text:span text:style-name="T152">ей</text:span>,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й гигантские пятинотные аккорды помимо самой мелодии </text:p>
      <text:p text:style-name="Text_20_body"/>
      <text:p text:style-name="P65">Средь Долины Красной Реки <text:s/>говорят, <text:span text:style-name="T158">в этот раз</text:span></text:p>
      <text:p text:style-name="P67"><text:span text:style-name="T153">П</text:span>оток снёс тебя <text:span text:style-name="T153">в</text:span> унитаз— </text:p>
      <text:p text:style-name="P65">Присядь, отдохни, <text:span text:style-name="T153">хвост держи пистолетом,</text:span> </text:p>
      <text:p text:style-name="P65">Канализации близок конец, </text:p>
      <text:p text:style-name="P65">Держись, молодец, </text:p>
      <text:p text:style-name="P66">На всём свете этом</text:p>
      <text:p text:style-name="P65">Не най<text:span text:style-name="T153">ти</text:span> крепче говна, </text:p>
      <text:p text:style-name="P65">Чем на </text:p>
      <text:p text:style-name="P65">Наших крутых берегах. </text:p>
      <text:p text:style-name="P38"/>
      <text:p text:style-name="Text_20_body">О, так это Красная Река, точно, если не веришь спроси того «Красного», когда появится (сказать вам что значит Красные, вы ФДРовские <text:span text:style-name="T153">прихлебатели</text:span>,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там окав, ниггеров, да, особенно через нигеров…) </text:p>
      <text:p text:style-name="Text_20_body"><text:soft-page-break/>Ну, тут, в общем, дружок Крачфилда как раз вышел из сарая. Его дружок на это время, по крайней мере. Крачфилд оставил полосу дружков с разбитым сердцем по всей этой широкой щелочной равнине. Одного слабачка в Южной Дакоте, </text:p>
      <text:p text:style-name="P65">Одного в Сан Берду бандитика,</text:p>
      <text:p text:style-name="P65"><text:span text:style-name="T153">К</text:span>итайчонка <text:span text:style-name="T153">о</text:span>дного, что с<text:span text:style-name="T153">линял</text:span> с железной дороги,</text:p>
      <text:p text:style-name="P65">Одного с триппер<text:span text:style-name="T153">к</text:span>ом, с зобом <text:span text:style-name="T154">одного</text:span>, </text:p>
      <text:p text:style-name="P65">Одного в последней стадии прока-з<text:span text:style-name="T153">ы</text:span>, </text:p>
      <text:p text:style-name="P65">Зато с широким тазом,</text:p>
      <text:p text:style-name="P65">Хромого на левую, хромого на правую, </text:p>
      <text:p text:style-name="P65">Хромого на обе ноги, всех будет три! </text:p>
      <text:p text:style-name="P65">Одного гом<text:span text:style-name="T153">осе</text:span>ка, даже лесбу одну, </text:p>
      <text:p text:style-name="P65">Одного негришку, одного евреишку, </text:p>
      <text:p text:style-name="P65">Одного краснокожего с бизоном одним, </text:p>
      <text:p text:style-name="P65">И охотника на бизонов из Нью Мексико </text:p>
      <text:p text:style-name="P65"/>
      <text:p text:style-name="P39">И так далее, и так далее, по одному от всего, он Белый Йобмен в <text:span text:style-name="Emphasis">terre mauvaise </text:span>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Emphasis">гремучей змеи </text:span>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text:span text:style-name="T157">ых</text:span>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text:span text:style-name="T157">что</text:span> купил ему Крачфилд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украшен также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ы.) А сверху Ваппо завершается высокой блестящей оперной шляпой японского шёлка. Ваппо в этот день просто стиляга, фактически, когда прогулочно выходит из конюшни. </text:p>
      <text:p text:style-name="Text_20_body">– Ах, Крачфилд,– вскидывая руку,– как мило, что ты заявился. </text:p>
      <text:p text:style-name="Text_20_body">– 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text:soft-page-break/>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кузена блонди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text:span text:style-name="Emphasis">знают 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text:span text:style-name="T157">е</text:span>тся на одну сторону). Крюк вон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й,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 </text:p>
      <text:p text:style-name="Text_20_body">Отв.: Да. </text:p>
      <text:p text:style-name="Text_20_body">Вопр.: Значит одна девушка индейка… </text:p>
      <text:p text:style-name="Text_20_body">Отв.: Одна чисто индейка. Одна<text:span text:style-name="Emphasis"> mestiza</text:span>. Одна <text:span text:style-name="Emphasis">criolla</text:span>. Потом: одна якви. Одна навахо. Одна аппачи— </text:p>
      <text:p text:style-name="Text_20_body">Вопр.: Минуточку! Начнём с того, что был только один индеец, которого Кранчфилд убил. </text:p>
      <text:p text:style-name="Text_20_body">Отв.: Да. </text:p>
      <text:p text:style-name="Text_20_body">Рассматривайте это как вопрос оптимизации. Страна в состоянии хорошо поддерживать только одного от всякого. </text:p>
      <text:p text:style-name="Text_20_body">Вопр.: Тогда как же все остальные? Бостон. Лондон. Те что живут в городах. Те люди реальны или как? </text:p>
      <text:p text:style-name="Text_20_body">Отв.: Некоторые реальны, а некоторые нет. </text:p>
      <text:p text:style-name="Text_20_body">Вопр.: Ну, а реальные, они нужны? или не нужны? </text:p>
      <text:p text:style-name="Text_20_body">Отв.: Это зависит от того, что вы имеете в виду. </text:p>
      <text:p text:style-name="Text_20_body">Вопр.: Блядь, я ничего не имею в виду. </text:p>
      <text:p text:style-name="Text_20_body"><text:soft-page-break/>Отв.: Зато мы имеем. </text:p>
      <text:p text:style-name="Text_20_body">На миг десять тысяч трупов <text:span text:style-name="T157">заметённых</text:span>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 </text:p>
      <text:p text:style-name="Text_20_body">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 </text:p>
      <text:p text:style-name="Text_20_body">В тенях, чёрные и белые пятна разлеглись узором панды по его лицу, каждое из них нарост или масса рубцующихся шрамов, ожидает его знакомый, ради встречи с которым он проделал весь этот путь. Лицо вялое, как у домашней собаки и владелец лица постоянно пожимает плечами. </text:p>
      <text:p text:style-name="Text_20_body">Слотроп: Где он? Почему не пришёл? Ты кто? </text:p>
      <text:p text:style-name="P39">Голос: Парнишку прикончили. <text:span text:style-name="T157">А меня</text:span> ты знаешь Слотроп. Забыл? Меня зовут Никогда. </text:p>
      <text:p text:style-name="Text_20_body">Слотроп: (вглядываясь)<text:span text:style-name="Emphasis"> Ты </text:span>Никогда? (пауза) <text:span text:style-name="Emphasis">Сделал</text:span> Парнишку из Кеноши? </text:p>
      <text:p text:style-name="P77"><draw:frame draw:style-name="fr1" draw:name="Image11" text:anchor-type="paragraph" svg:width="6.9252in" svg:height="0.3661in" draw:z-index="10"><draw:image xlink:href="Pictures/1000000000000B720000009B428C9716555D8079.png" xlink:type="simple" xlink:show="embed" xlink:actuate="onLoad" loext:mime-type="image/png"/></draw:frame></text:p>
      <text:p text:style-name="P81">«Криптосем» является приватизированной формой тайросина, разработанной 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не выявленного и до сих пор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ся неоценимо полезным. </text:p>
      <text:p text:style-name="P54">—Проф. Д-р Ласло Джамф, «Криптосем» (рекламная брошюра) Агфа, Берлин, 1934</text:p>
      <text:p text:style-name="Text_20_body"/>
      <text:p text:style-name="Text_20_body"><text:span text:style-name="T159">Набросок</text:span> на плотной кремовой бумаге под чёрно-буквенным штампом GEHEIME KOMMANDOSACHE, весьма подробно передающий, чернилом и ручкой, <text:span text:style-name="T159">фигуру</text:span>, немного в <text:soft-page-break/>стиле скабрезных картинок фон Байроса и Бирдсли. Эта женщина абсолют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text:span text:style-name="T159">умащённые</text:span>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 Нет, конечно же он никогда ей ничего не говорил. Он никому не говорил. Как любой молодой человек вырастающий в Англии, он обусловлено испытывал эрекцию в присутствии определённых фетишей, а потом обусловленно сгорал от стыда за свои новые рефлексы. Может Они (Они?) где-то держат досье, как-то умудри<text:span text:style-name="T159">л</text:span>ись отсле<text:span text:style-name="T159">дит</text:span>ь всё, что он смотрел или читал достигнув полового созревания… иначе, откуда ещё могли Они знать? </text:p>
      <text:p text:style-name="Text_20_body">– Тсс,– шеп<text:span text:style-name="T159">чет</text:span> она, её пальцы ласкают её длинные оливковые ляжки, обнажённые груди выпирают через верх<text:span text:style-name="T159">ний край</text:span> её одежды. Лицо обращено к потолку, но глаза смотрят прямо в глаза Пирата, длинные, суженные вожделеньем, две световые точки блестят сквозь густые ресницы…– «Я оставлю его. Мы переедем сюда жить. Будем всё время заниматься любовью. Я твоя, я всегда это знала...»– Её язык пробегает по остреньким зубкам. Её мохнатая пизда в центре всего освещения, у него во рту появляется привкус, который он почувствует вновь…. </text:p>
      <text:p text:style-name="Text_20_body">Ну, Пират чуть не облажался, едва успел вытащить хуй из штанов, <text:span text:style-name="T159">так</text:span> и по<text:span text:style-name="T159">гнал брызгать</text:span>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text:span text:style-name="T159">идно</text:span>-коричневое сообщение: изложено в простой нигилистической транспозиции, чьи ключевые слова он может почти угадать. Большую часть он делает в уме. Там <text:span text:style-name="T159">указано</text:span> время, мест<text:span text:style-name="T159">о</text:span>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е отмолиться: он должен отправиться туда и привезти агента обратно. Сообщение равносильно приказу <text:span text:style-name="T160">с</text:span> самых высоких уровней. </text:p>
      <text:p text:style-name="Text_20_body">Далеко, сквозь дождь, доносится взрыв ещё одной германской ракеты. Третья за сегодня. Они штурмуют небо как Вотан и его обезумелая рать. </text:p>
      <text:p text:style-name="Text_20_body">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 </text:p>
      <text:p text:style-name="Text_20_body"><draw:frame draw:style-name="fr1" draw:name="Image12" text:anchor-type="paragraph" svg:width="6.9252in" svg:height="0.3661in" draw:z-index="11"><draw:image xlink:href="Pictures/1000000000000B720000009B428C9716555D8079.png" xlink:type="simple" xlink:show="embed" xlink:actuate="onLoad" loext:mime-type="image/png"/></draw:frame><text:s/></text:p>
      <text:p text:style-name="Text_20_body">В Германии, всё ближе к концу, непрестанными письменами на стенах было <text:span text:style-name="T78">was tust du für die front, für den sieg? was hast du heute für deutschland getan?</text:span> В «Белом Посещении» по стенам пи<text:span text:style-name="T160">шет</text:span> лёд. Граффити льда в пасмурный день остекля<text:span text:style-name="T160">ет</text:span> тёмную кровь кирпича и терракоты как бы для сохранения дома свеженьким, в какой-то коже чистого музейного <text:soft-page-break/>пластика, архитектурная памятка, старомодный аппарат, чьё назначение забыто. Лёд разной толщины, волнистый, мутный, надпись для расшифровки лордами зимы, региональными гласиологами, и для споров в их журналах. Вверх по склону, ближе к морю, снег собирается <text:span text:style-name="T160">как</text:span> <text:span text:style-name="T160">под</text:span>свет<text:span text:style-name="T160">ка</text:span> во всех наветренных закоулках древнего аббатства, крыша давно содрана по маниакальному капризу Генри VIII, стены оставлены стоять, чтобы оконными проёмами, без святых, смягчать солёный ветер дующий по ходу повторения временами года смен в пучках травяного пола от зелёного, к соломенному, к снегу. Из дома с его архитектурой <text:s/>палладинс<text:span text:style-name="T160">кого</text:span> стил<text:span text:style-name="T160">я</text:span> в его унизительной и сумрачной ложбине, это единственный вид: аббатство, <text:span text:style-name="T160">либо</text:span> же мягкие пёстрые волнистости возвышенности. Морской вид исключается, хотя по некоторым дням в приливы можно услышать его запахи, всё своё гнусное происхождение. В 1925, Рег Ле Фройд, пациент в «Белом Посещении» сбежал—пронёсся через верхний город и встал покачиваясь на краю отвесно<text:span text:style-name="T160">го</text:span> <text:span text:style-name="T160">утёса</text:span>, волосы и госпитальный халат трепещут на ветру, <text:span text:style-name="T160">над</text:span> раскинувш<text:span text:style-name="T160">ей</text:span>ся на мили ширь<text:span text:style-name="T160">ю</text:span> южного побережья, бледный мел <text:span text:style-name="T160">скал</text:span>, волноломы и морские променады теряются направо и налево в мареве над водами моря. За ним пришёл констебль Стаглз, во главе любопытной толпы. «Не прыгай!»– кричит констебль. </text:p>
      <text:p text:style-name="Text_20_body">– Я и не думал,– Ле Фройд продолжает вглядываться в море. </text:p>
      <text:p text:style-name="Text_20_body">– Тогда что ты тут делаешь? А? </text:p>
      <text:p text:style-name="Text_20_body">– Хотел посмотреть на море,– объясняет Ле Фройд.– Я никогда не видел. Хотя <text:span text:style-name="T160">и </text:span>родственник, по крови, знаете ли, морю. </text:p>
      <text:p text:style-name="Text_20_body">– Вон оно что,– хитрый Стаглз подбирается всё ближе,– значит родственников посещаете, очень мило. </text:p>
      <text:p text:style-name="Text_20_body">– Я могу расслышать Бога Моря!– кричит Ле Фройд изумлённо. </text:p>
      <text:p text:style-name="Text_20_body">– Ну и ну, и как его зовут?– Они оба, с мокрыми лицами, орут против ветра. </text:p>
      <text:p text:style-name="Text_20_body">– Не знаю,– кричит Ле Фройд,– а какое подошло бы? </text:p>
      <text:p text:style-name="Text_20_body">– Берт,– предлагает констебль и пытается вспомнить правой рукой схватить левую повыше локтя, или левой рукой схватить… </text:p>
      <text:p text:style-name="Text_20_body">Ле Фройд оборачивается и в первый раз видит собеседника и толпу. Глаза его становятся круглыми и покорными.– «Берт хорошее имя.»– Говорит он и делает шаг спиною вперёд в пустоту. </text:p>
      <text:p text:style-name="Text_20_body">Вот и всё, что горожане Ик Региса получили от «Белого Посещения» в виде развлечения—на фоне <text:span text:style-name="T164">каждо</text:span>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 </text:p>
      <text:p text:style-name="P40">С разгромом Польши, министерские кортежи вдруг начали замечаться <text:span text:style-name="T161">в</text:span> направлени<text:span text:style-name="T161">и</text:span> «Белого Посещения» в любой час ночи, тихие как шхуны, моторы приглушены—чёрные машины без хрома, что о<text:span text:style-name="T161">т</text:span>блескивали <text:s/>свет<text:span text:style-name="T161">ом</text:span> звёзд, а в их отсутствие маскировались лицом, которое вот-вот <text:soft-page-break/>припомнишь, если бы память не подводила.... Потом, с падением Парижа, на скале установили радиопередающую станцию, с антеннами нацеленными на <text:span text:style-name="T161">Континент</text:span>, под усиленной охраной, а их наземные линии скрытно протянулись по низинам к дому под круглосуточной охраной псов специально обманутых, избитых, измученных голодом для выработки рефлекса прыгнуть и убить, при любом человеческом приближении. Может, кто-то на Самом Верху поднялся ещ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 </text:p>
      <text:p text:style-name="P40">Спросите их, в «Белом Посещении», про стратегический план Майрона Грантона из Би-Би-Си, чей тающе шоколадный голос годами <text:span text:style-name="T161">прокладывал</text:span> путь из обтрёпанных динамиков беспроволочных приёмников <text:span text:style-name="T161">к</text:span> английски<text:span text:style-name="T161">м</text:span> мечт<text:span text:style-name="T161">ам</text:span>, <text:span text:style-name="T161">в </text:span>затуманенные старые головы, к детям почти безнадзорным… Ему приходилось постоянно откладывать свой план, применять поначалу лишь только голос, не располагающий столь необходимой информацией, без всякой опоры, в попытках затронуть немецкую душу чем подвернётся, тут и допросы военнопленных, и учебники МИДа, и братья Гримм, и собственные туристические воспоминания (флешбэки в молодую бессонную эру Довса, виноградники <text:span text:style-name="T161">такие</text:span> зелёные <text:s/>в <text:s/>потоках <text:span text:style-name="T161">солнца</text:span>, окаймляющие южные склоны <text:span text:style-name="T161">вдоль </text:span>долины Рейна, ночь в дыму камвольных кабаре столицы, подтяжки с оборочками словно <text:span text:style-name="T161">две </text:span>косы <text:span text:style-name="T161">из </text:span>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 </text:p>
      <text:p text:style-name="Text_20_body">Проект называется <text:span text:style-name="T1">Операция Чёрное Крыло</text:span>.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Иреро, экс-угнетённые из Юго-Западной Африки, как<text:span text:style-name="T162">им</text:span>-то <text:span text:style-name="T162">образом</text:span> задействованные в программе секретного вооружения. Майрон Грантон, по вдохновению, однажды ночью выпустил в эфир абсолютно спонтанный пассаж, который <text:span text:style-name="T162">нашёл отражение</text:span> в первой директиве <text:span text:style-name="T1">Чёрного Крыла</text:span>: «Германия обращалась со своими африканцами как строгий, но любящий отчим, наказывала их, когда следовало, зачастую смертью. Помните? Но это было далеко на далёком Südwest и с тех пор появилось новое поколение. Теперь И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того же цвета, как и он сам. О чём они думают? Где в эту ночь Иреро? Что они делают в эту минуту, твои тёмные тайные дети?» И <text:span text:style-name="T1">Чёрное</text:span>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е, во время грозы от удара молнии—связной из американского ОПВ сумел переправить копии и довести до сведения «Белого <text:soft-page-break/>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м во главе—Майрон признал, что это скорее северный миф. Эффективность для Баварии может оказаться ниже оптимальной. </text:p>
      <text:p text:style-name="Text_20_body">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text:span text:style-name="T162">мен</text:span>ено и переформировано в мир—и что, выражаясь языком профессионалов, ему в нём мало чего светит. Финансы направляются на всевозможные радары, волшебные торпеды, самолёты и ракеты, <text:span text:style-name="T162">а </text:span>с чем остаётся Пойнтсмен при таком раскладе? Он временный управляющий, вот и всё: его Отдел 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text:span text:style-name="T163">ах</text:span>,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нынешние—все что остались из изначальных семерых—работающие по госпиталям, <text:span text:style-name="T163">где </text:span>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text:span text:style-name="T163">а</text:span> удалённой мозговой ткани, <text:span text:style-name="T163">с </text:span>дат<text:span text:style-name="T163">ами</text:span> и час<text:span text:style-name="T163">ами</text:span> усыпления, оглушения, ослепления, кастрации. Поддержка поступает также от Секции Пси, колонии покладистых пофигистов, у которых вообще нет мирских интересов. </text:p>
      <text:p text:style-name="Text_20_body">Старик Бригадный Генерал Падинг вполне способен уживаться с этой шайкой спиритуалистов, у него и самого уже тенденции в ту же сторону. Но при Неде Пойнтсмене, с его неотступным комбинациями в погоне за деньгами—Падингу остаётся почаще оглядываться и стараться быть повежливее. Не такой рослый, как его отец, и уж точно не такой румяный. <text:span text:style-name="T170">С</text:span>луж<text:span text:style-name="T170">ил</text:span>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без долбанного толку, ускользнуло, опять ускользнуло, опять, ох… </text:p>
      <text:p text:style-name="P78"><text:soft-page-break/>&amp;&amp;&amp;&amp;</text:p>
      <text:p text:style-name="P91">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удавка, как золотисто-мерцающие границы сознания (хотя, пожалуй, не стоит тут слишком злорадствовать, в точности как они… так что, лучше «как удавка»)—но то же состояние войны, та же структура. Падинг задаётся вопросом, порою вслух и в присутствии подчинённых, кто из врагов настолько его ненавидит, что <text:span text:style-name="T166">добился его</text:span> назнач<text:span text:style-name="T166">ения</text:span>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СЭС напрямую подчинённый Айзенхауэру и, чтобы охватить всё это, Лондонский Совет Координации Пропаганды, у которого вообще никакой реальной власти. </text:p>
      <text:p text:style-name="P90">Кто не заблудится среди этого махрового лабиринта аббревиатур, стрелок <text:span text:style-name="T165">Жирных</text:span> и пунктиром, клеточек крупных и мелких, имён напечатанных и заученных на память? Только не Эрнест Падинг—такое для Новых Парней с их зелёными антенночками для улавливания излучений власти пригодной к использованию,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 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Иприйского клина, где он завоевал полоску ничейной земли, около 40 метров в ширину, 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text:span text:style-name="T166">где</text:span> прикипе<text:span text:style-name="T166">л</text:span> к определённой точке в комбинаторном анализе, излюбленно<text:span text:style-name="T166">му</text:span> времяпрепровождени<text:span text:style-name="T166">ю</text:span> отставных армейских офицеров, с пристрастной увлечённостью. </text:p>
      <text:p text:style-name="P90">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Что Могло бы Случиться в Европейской Политике.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 </text:p>
      <text:p text:style-name="P90"><text:soft-page-break/>Когда докрутилось до немецких бомб падающих на Англию, <text:span text:style-name="T166">Б</text:span>ригадный <text:span text:style-name="T166">Г</text:span>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теперь их надежды сфокусирова<text:span text:style-name="T166">ны</text:span> на Бригадном Генерале Падинге и возможном финансировании: больше надежд, чем, До-Войны, эта недоразвитая провинция, когда-либо могла предложить. Падингу остаётся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 </text:p>
      <text:p text:style-name="P90">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 </text:p>
      <text:p text:style-name="P90">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наблюдения, 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униформа м<text:span text:style-name="T167">е</text:span>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 </text:p>
      <text:p text:style-name="P90">Канал подчелюстной железы пса Вани давно уже выведен через его подбородок и накрепко пришит сливать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text:soft-page-break/>количество капель для данной лаборатории и пса Вани и метронома на 80 всякий раз предсказуемо. </text:p>
      <text:p text:style-name="Text_20_body"><text:span text:style-name="T154">Теперь, когда он вошёл в «эквивалентную» фазу, эту первую из трансграничных фаз, некая мембрана, едва заметная, протягивается между псом Ваней и внешним миром. Внешний и внутренний остаются точно такими же, как они и были, но связующий их </text:span><text:span text:style-name="T12">интерфейс</text:span><text:span text:style-name="T154">—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text:span text:style-name="Emphasis"><text:span text:style-name="T154">Вспоминая Брайтон</text:span></text:span><text:span text:style-name="T154">,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 </text:span></text:p>
      <text:p text:style-name="P90"><text:s text:c="2"/></text:p>
      <text:p text:style-name="Text_20_body"><text:span text:style-name="T154">– Эт-от старык </text:span><text:span text:style-name="T12">н</text:span><text:span text:style-name="T154">е име-эт </text:span><text:span text:style-name="T12">стыд</text:span><text:span text:style-name="T154">,–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зодиак из грязи 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А он продолжает болтать, не умолкая, о рецептах приготовления свёклы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text:span><text:span text:style-name="T155">сам знаешь</text:span><text:span text:style-name="T154">, ему не до сюрпризов, он просто хочет откусить (вздох) старой картофелины и быть вполне уверенным, что внутри не увидишь ничего кроме картошки, конечно же, не какой-нибудь заумный «Сюрприз!», какая-то намятая </text:span><text:soft-page-break/><text:span text:style-name="T154">кашица вся лиловая из гранатов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 </text:span><text:span text:style-name="T155">самого</text:span><text:span text:style-name="T154">—ве! что это? беф </text:span><text:span text:style-name="Emphasis"><text:span text:style-name="T154">rissolé?</text:span></text:span><text:span text:style-name="T154"> фаршированный беф </text:span><text:span text:style-name="Emphasis"><text:span text:style-name="T154">rissolé?</text:span></text:span><text:span text:style-name="T154">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text:span><text:span text:style-name="T155">е</text:span><text:span text:style-name="T154">)—ни один из этих странных, очень странных овощных </text:span><text:span text:style-name="Emphasis"><text:span text:style-name="T154">rissolé </text:span></text:span><text:span text:style-name="T154">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тысячи таких рецептов, которыми он беззастенчиво делится с составом ПРПУК, как и, чуть позже в еженедельных монологах с самим собой, строчкой другой, на восемь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text:span text:style-name="Emphasis"><text:span text:style-name="T154">Таймз </text:span></text:span><text:span text:style-name="T154">против критиков Хайга…. </text:span></text:p>
      <text:p text:style-name="P90">И все они сидели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ь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свой угол обзора отклонений у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 </text:p>
      <text:p text:style-name="Text_20_body"><text:span text:style-name="T154">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text:span><text:span text:style-name="Emphasis"><text:span text:style-name="T154">Führer</text:span></text:span><text:span text:style-name="T154">-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 </text:span></text:p>
      <text:p text:style-name="P90">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со-та, Мул-тэ-фазык <text:soft-page-break/>Лыч-ност-ный Пере-чэн чрэз-вы-чаэно нерав-но-мэрны, всегда к псико-патычни и нездоро-вы скло-ност». </text:p>
      <text:p text:style-name="P90">Однако, преподобный д-р Де ла Нут не любит ММЛП:– «Рожа, разве имеются весы для измерения межличностных характерных черт?» Орлиный нос пробует, <text:span text:style-name="T168">испытует</text:span>, глаза опущены в политичной кротости.– «А для общечеловеческих ценностей. Вера, честность, любовь? Имеются ли—простите мою особую настойчивость—весы религиозности, вообще?» </text:p>
      <text:p text:style-name="P90">Не пройдёт, падре: ММЛП разработан в 1943. В самой <text:span text:style-name="T168">что ни на есть серёдке</text:span>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 </text:p>
      <text:p text:style-name="P90">– На солдат нынче большой спрос, преподобный Доктор,– бормочет Пойнтсмен. </text:p>
      <text:p text:style-name="P90">– 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 </text:p>
      <text:p text:style-name="P90">– Имэн-но почэму,– впрыгивает Рожавёлги,– мы тепэр предлага-эм дат Слотропу совэр-шэнно ын-ной рода тэст. Мы разраба-ты-ваэм для нэго так называ-эм 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text:span text:style-name="T169">удобного </text:span>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 </text:p>
      <text:p text:style-name="P90">– Должен заметить, это не похоже на вашу чашку чая, Пойн<text:span text:style-name="T169">т</text:span>смен,– улыбается д-р Аарон Тровстер.– У вас, по большей части, стимулы структурированы. </text:p>
      <text:p text:style-name="P90">– Ну, скажем, я нахожу в этом некое постыдное очарование. </text:p>
      <text:p text:style-name="P90">– Нет, не скажем. Не говорите мне, будто вы не собираетесь приложить свою милую Павловскую руку к этому всему. </text:p>
      <text:p text:style-name="P90">– Ну, отчасти, Тровстер, отчасти. Раз уж вы затронули. Мы тоже рассчитываем на весьма структурированный стимул. Тот самый, фактически, что вызвал наш интерес. Мы хотим подвергнуть Слотропа немецкой ракете…. </text:p>
      <text:p text:style-name="Text_20_body"><text:soft-page-break/><text:span text:style-name="T154">Вверху, на лепную штукатурку потолка, втиснулась методистская версия царства Христова: львы лижутся с ягнятами, фрукты рассыпаются щедро и безостановочно в руки и под ноги джентльменам и леди, пастушкам с молочницами.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text:span><text:span text:style-name="T156">д</text:span><text:span text:style-name="T154">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text:span><text:span text:style-name="T156">те</text:span><text:span text:style-name="T154">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text:span><text:span text:style-name="Emphasis"><text:span text:style-name="T154">Homo Monstrosus</text:span></text:span><text:span text:style-name="T154">, довольно интересное занятие в ту эпоху—циклопы, 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б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 </text:span></text:p>
      <text:p text:style-name="P93"><draw:frame draw:style-name="fr1" draw:name="Image13" text:anchor-type="paragraph" svg:width="6.9252in" svg:height="0.3661in" draw:z-index="12"><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in" fo:margin-left="1in"/>
        </style:list-level-properties>
      </text:outline-level-style>
      <text:outline-level-style text:level="2" style:num-format="">
        <style:list-level-properties text:list-level-position-and-space-mode="label-alignment">
          <style:list-level-label-alignment text:label-followed-by="listtab" text:list-tab-stop-position="1in" fo:margin-left="1in"/>
        </style:list-level-properties>
      </text:outline-level-style>
      <text:outline-level-style text:level="3" style:num-format="">
        <style:list-level-properties text:list-level-position-and-space-mode="label-alignment">
          <style:list-level-label-alignment text:label-followed-by="listtab" text:list-tab-stop-position="1in" fo:margin-left="1in"/>
        </style:list-level-properties>
      </text:outline-level-style>
      <text:outline-level-style text:level="4" style:num-format="">
        <style:list-level-properties text:list-level-position-and-space-mode="label-alignment">
          <style:list-level-label-alignment text:label-followed-by="listtab" text:list-tab-stop-position="1in" fo:margin-left="1in"/>
        </style:list-level-properties>
      </text:outline-level-style>
      <text:outline-level-style text:level="5" style:num-format="">
        <style:list-level-properties text:list-level-position-and-space-mode="label-alignment">
          <style:list-level-label-alignment text:label-followed-by="listtab" text:list-tab-stop-position="1in" fo:margin-left="1in"/>
        </style:list-level-properties>
      </text:outline-level-style>
      <text:outline-level-style text:level="6" style:num-format="">
        <style:list-level-properties text:list-level-position-and-space-mode="label-alignment">
          <style:list-level-label-alignment text:label-followed-by="listtab" text:list-tab-stop-position="1in" fo:margin-left="1in"/>
        </style:list-level-properties>
      </text:outline-level-style>
      <text:outline-level-style text:level="7" style:num-format="">
        <style:list-level-properties text:list-level-position-and-space-mode="label-alignment">
          <style:list-level-label-alignment text:label-followed-by="listtab" text:list-tab-stop-position="1in" fo:margin-left="1in"/>
        </style:list-level-properties>
      </text:outline-level-style>
      <text:outline-level-style text:level="8" style:num-format="">
        <style:list-level-properties text:list-level-position-and-space-mode="label-alignment">
          <style:list-level-label-alignment text:label-followed-by="listtab" text:list-tab-stop-position="1in" fo:margin-left="1in"/>
        </style:list-level-properties>
      </text:outline-level-style>
      <text:outline-level-style text:level="9" style:num-format="">
        <style:list-level-properties text:list-level-position-and-space-mode="label-alignment">
          <style:list-level-label-alignment text:label-followed-by="listtab" text:list-tab-stop-position="1in" fo:margin-left="1in"/>
        </style:list-level-properties>
      </text:outline-level-style>
      <text:outline-level-style text:level="10" style:num-format="">
        <style:list-level-properties text:list-level-position-and-space-mode="label-alignment">
          <style:list-level-label-alignment text:label-followed-by="listtab" text:list-tab-stop-position="1in" fo:margin-left="1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8T19:02:06.023990520</dc:date>
    <meta:editing-cycles>128</meta:editing-cycles>
    <meta:editing-duration>P8DT2H59M48S</meta:editing-duration>
    <meta:generator>LibreOffice/6.1.5.2$Linux_X86_64 LibreOffice_project/10$Build-2</meta:generator>
    <meta:document-statistic meta:table-count="0" meta:image-count="13" meta:object-count="0" meta:page-count="73" meta:paragraph-count="617" meta:word-count="30307" meta:character-count="208389" meta:non-whitespace-character-count="178110"/>
  </office:meta>
</office:document-meta>
</file>